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666666"/>
    </style:style>
    <style:style style:name="ce5" style:family="table-cell" style:parent-style-name="Default" style:data-style-name="N0">
      <style:text-properties fo:color="#242424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background-color="#FFC7CE"/>
      <style:text-properties fo:color="#9C0006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48708333333333cm" style:use-optimal-column-width="true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3.54541666666667cm"/>
    </style:style>
    <style:style style:name="co21" style:family="table-column">
      <style:table-column-properties fo:break-before="auto" style:column-width="2.143125cm"/>
    </style:style>
    <style:style style:name="co22" style:family="table-column">
      <style:table-column-properties fo:break-before="auto" style:column-width="2.619375cm"/>
    </style:style>
    <style:style style:name="co23" style:family="table-column">
      <style:table-column-properties fo:break-before="auto" style:column-width="2.460625cm"/>
    </style:style>
    <style:style style:name="co24" style:family="table-column">
      <style:table-column-properties fo:break-before="auto" style:column-width="2.936875cm"/>
    </style:style>
    <style:style style:name="co25" style:family="table-column">
      <style:table-column-properties fo:break-before="auto" style:column-width="1.53458333333333cm" style:use-optimal-column-width="true"/>
    </style:style>
    <style:style style:name="co26" style:family="table-column">
      <style:table-column-properties fo:break-before="auto" style:column-width="4.70958333333333cm"/>
    </style:style>
    <style:style style:name="co27" style:family="table-column">
      <style:table-column-properties fo:break-before="auto" style:column-width="4.97416666666667cm"/>
    </style:style>
    <style:style style:name="co28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One.A27"/>
    </style:style>
    <style:style style:name="ce10" style:family="table-cell" style:parent-style-name="Default" style:data-style-name="N0">
      <style:table-cell-properties fo:background-color="#FFFFFF"/>
      <style:map style:condition="of:is-true-formula(AND(COUNTIF([.$A$23:.$A$23]; [.A23])=1;NOT(ISBLANK([.A23]))))" style:apply-style-name="cf2" style:base-cell-address="Premier_League.A23"/>
    </style:style>
    <style:style style:name="ce11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Championship.A27"/>
    </style:style>
    <style:style style:name="ce12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Two.A2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ague_On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5.46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3.00m</text:p>
          </table:table-cell>
          <table:table-cell office:value-type="float" office:value="26.3" table:style-name="ce2">
            <text:p>26.3</text:p>
          </table:table-cell>
          <table:table-cell office:value-type="float" office:value="111" table:style-name="ce1">
            <text:p>111</text:p>
          </table:table-cell>
          <table:table-cell office:value-type="float" office:value="2.4130434782608696" table:formula="of:=[.G2]/46" table:style-name="ce1">
            <text:p>2.413043478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4.9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88m</text:p>
          </table:table-cell>
          <table:table-cell office:value-type="float" office:value="28.4" table:style-name="ce2">
            <text:p>28.4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3]/46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8m</text:p>
          </table:table-cell>
          <table:table-cell office:value-type="float" office:value="26" table:style-name="ce2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4]/46" table:style-name="ce1">
            <text:p>1.891304348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915k</text:p>
          </table:table-cell>
          <table:table-cell office:value-type="string" table:style-name="ce1">
            <text:p>€10.18m</text:p>
          </table:table-cell>
          <table:table-cell office:value-type="float" office:value="25.3" table:style-name="ce2">
            <text:p>25.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5]/46" table:style-name="ce1">
            <text:p>1.847826087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8m</text:p>
          </table:table-cell>
          <table:table-cell office:value-type="float" office:value="26.8" table:style-name="ce2">
            <text:p>26.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6]/46" table:style-name="ce1">
            <text:p>1.826086957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23m</text:p>
          </table:table-cell>
          <table:table-cell office:value-type="float" office:value="25" table:style-name="ce2">
            <text:p>25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string" table:style-name="ce1">
            <text:p>€8.13m</text:p>
          </table:table-cell>
          <table:table-cell office:value-type="float" office:value="23.3" table:style-name="ce2">
            <text:p>23.3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8]/46" table:style-name="ce1">
            <text:p>1.630434783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13.93m</text:p>
          </table:table-cell>
          <table:table-cell office:value-type="float" office:value="25.9" table:style-name="ce2">
            <text:p>25.9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9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10.70m</text:p>
          </table:table-cell>
          <table:table-cell office:value-type="float" office:value="25.5" table:style-name="ce2">
            <text:p>25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0]/46" table:style-name="ce1">
            <text:p>1.45652173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17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3.05m</text:p>
          </table:table-cell>
          <table:table-cell office:value-type="float" office:value="26.5" table:style-name="ce2">
            <text:p>26.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1]/46" table:style-name="ce1">
            <text:p>1.391304348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6.65m</text:p>
          </table:table-cell>
          <table:table-cell office:value-type="float" office:value="24.8" table:style-name="ce2">
            <text:p>24.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2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5.48m</text:p>
          </table:table-cell>
          <table:table-cell office:value-type="float" office:value="25.1" table:style-name="ce2">
            <text:p>25.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3]/46" table:style-name="ce1">
            <text:p>1.326086957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€9.53m</text:p>
          </table:table-cell>
          <table:table-cell office:value-type="float" office:value="27.5" table:style-name="ce2">
            <text:p>27.5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4]/46" table:style-name="ce1">
            <text:p>1.282608696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118k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5]/46" table:style-name="ce1">
            <text:p>1.239130435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8.72m</text:p>
          </table:table-cell>
          <table:table-cell office:value-type="string" table:style-name="ce1">
            <text:p>€13.25m</text:p>
          </table:table-cell>
          <table:table-cell office:value-type="float" office:value="24" table:style-name="ce2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6]/46" table:style-name="ce1">
            <text:p>1.217391304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7.28m</text:p>
          </table:table-cell>
          <table:table-cell office:value-type="float" office:value="25" table:style-name="ce2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7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9.9" table:style-name="ce2">
            <text:p>29.9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8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7.05m</text:p>
          </table:table-cell>
          <table:table-cell office:value-type="string" table:style-name="ce1">
            <text:p>€9.30m</text:p>
          </table:table-cell>
          <table:table-cell office:value-type="float" office:value="22.6" table:style-name="ce2">
            <text:p>22.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9]/46" table:style-name="ce1">
            <text:p>1.10869565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00m</text:p>
          </table:table-cell>
          <table:table-cell office:value-type="float" office:value="26.8" table:style-name="ce2">
            <text:p>26.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0]/46" table:style-name="ce1">
            <text:p>1.108695652</text:p>
          </table:table-cell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4.9" table:style-name="ce2">
            <text:p>24.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21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€7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4.7" table:style-name="ce2">
            <text:p>24.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2]/46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510k</text:p>
          </table:table-cell>
          <table:table-cell office:value-type="string" table:style-name="ce1">
            <text:p>€9.53m</text:p>
          </table:table-cell>
          <table:table-cell office:value-type="float" office:value="25.8" table:style-name="ce2">
            <text:p>25.8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23]/46" table:style-name="ce1">
            <text:p>0.934782609</text:p>
          </table:table-cell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24]/46" table:style-name="ce1">
            <text:p>0.826086957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1">
            <text:p>33</text:p>
          </table:table-cell>
          <table:table-cell office:value-type="float" office:value="0.71739130434782605" table:formula="of:=[.G25]/46" table:style-name="ce1">
            <text:p>0.717391304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8m</text:p>
          </table:table-cell>
          <table:table-cell office:value-type="float" office:value="25.4" table:style-name="ce2">
            <text:p>25.4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G26]/46" table:style-name="ce1">
            <text:p>2.108695652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2023/24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88m</text:p>
          </table:table-cell>
          <table:table-cell office:value-type="string" table:style-name="ce1">
            <text:p>€15.50m</text:p>
          </table:table-cell>
          <table:table-cell office:value-type="float" office:value="28" table:style-name="ce2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27]/46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3m</text:p>
          </table:table-cell>
          <table:table-cell office:value-type="float" office:value="26.3" table:style-name="ce2">
            <text:p>26.3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28]/46" table:style-name="ce1">
            <text:p>1.891304348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6m</text:p>
          </table:table-cell>
          <table:table-cell office:value-type="string" table:style-name="ce1">
            <text:p>€7.83m</text:p>
          </table:table-cell>
          <table:table-cell office:value-type="string" table:style-name="ce1">
            <text:p>€14.35m</text:p>
          </table:table-cell>
          <table:table-cell office:value-type="float" office:value="22.9" table:style-name="ce2">
            <text:p>22.9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9]/46" table:style-name="ce1">
            <text:p>1.826086957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4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5.3" table:style-name="ce2">
            <text:p>25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30]/46" table:style-name="ce1">
            <text:p>1.673913043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8.78m</text:p>
          </table:table-cell>
          <table:table-cell office:value-type="string" table:style-name="ce1">
            <text:p>€13.88m</text:p>
          </table:table-cell>
          <table:table-cell office:value-type="float" office:value="24.6" table:style-name="ce2">
            <text:p>24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3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8m</text:p>
          </table:table-cell>
          <table:table-cell office:value-type="float" office:value="23.5" table:style-name="ce2">
            <text:p>23.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32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5.08m</text:p>
          </table:table-cell>
          <table:table-cell office:value-type="float" office:value="25.8" table:style-name="ce2">
            <text:p>25.8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33]/46" table:style-name="ce1">
            <text:p>1.586956522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7.7" table:style-name="ce2">
            <text:p>27.7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34]/46" table:style-name="ce1">
            <text:p>1.543478261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5m</text:p>
          </table:table-cell>
          <table:table-cell office:value-type="float" office:value="27.1" table:style-name="ce2">
            <text:p>27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5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50m</text:p>
          </table:table-cell>
          <table:table-cell office:value-type="float" office:value="25.2" table:style-name="ce2">
            <text:p>25.2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6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7.78m</text:p>
          </table:table-cell>
          <table:table-cell office:value-type="float" office:value="24" table:style-name="ce2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37]/46" table:style-name="ce1">
            <text:p>1.347826087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7m</text:p>
          </table:table-cell>
          <table:table-cell office:value-type="string" table:style-name="ce1">
            <text:p>€5.50m</text:p>
          </table:table-cell>
          <table:table-cell office:value-type="float" office:value="24.7" table:style-name="ce2">
            <text:p>24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38]/46" table:style-name="ce1">
            <text:p>1.326086957</text:p>
          </table:table-cell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0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39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880k</text:p>
          </table:table-cell>
          <table:table-cell office:value-type="string" table:style-name="ce1">
            <text:p>€8.90m</text:p>
          </table:table-cell>
          <table:table-cell office:value-type="float" office:value="25.9" table:style-name="ce2">
            <text:p>25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40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9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7.98m</text:p>
          </table:table-cell>
          <table:table-cell office:value-type="float" office:value="24.9" table:style-name="ce2">
            <text:p>24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41]/46" table:style-name="ce1">
            <text:p>1.195652174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string" table:style-name="ce1">
            <text:p>€16.00m</text:p>
          </table:table-cell>
          <table:table-cell office:value-type="float" office:value="23.5" table:style-name="ce2">
            <text:p>23.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42]/46" table:style-name="ce1">
            <text:p>1.152173913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8m</text:p>
          </table:table-cell>
          <table:table-cell office:value-type="float" office:value="27.5" table:style-name="ce2">
            <text:p>27.5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43]/46" table:style-name="ce1">
            <text:p>1.043478261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5.43m</text:p>
          </table:table-cell>
          <table:table-cell office:value-type="float" office:value="26.7" table:style-name="ce2">
            <text:p>26.7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44]/46" table:style-name="ce1">
            <text:p>1.043478261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0k</text:p>
          </table:table-cell>
          <table:table-cell office:value-type="string" table:style-name="ce1">
            <text:p>€6.20m</text:p>
          </table:table-cell>
          <table:table-cell office:value-type="float" office:value="26.2" table:style-name="ce2">
            <text:p>26.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45]/46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9m</text:p>
          </table:table-cell>
          <table:table-cell office:value-type="float" office:value="26" table:style-name="ce2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46]/46" table:style-name="ce1">
            <text:p>0.956521739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13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47]/46" table:style-name="ce1">
            <text:p>0.934782609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0m</text:p>
          </table:table-cell>
          <table:table-cell office:value-type="float" office:value="25.5" table:style-name="ce2">
            <text:p>25.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48]/46" table:style-name="ce1">
            <text:p>0.891304348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5.3" table:style-name="ce2">
            <text:p>25.3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G49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35m</text:p>
          </table:table-cell>
          <table:table-cell office:value-type="float" office:value="25.1" table:style-name="ce2">
            <text:p>25.1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G50]/46" table:style-name="ce1">
            <text:p>2.195652174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3.05m</text:p>
          </table:table-cell>
          <table:table-cell office:value-type="float" office:value="26.4" table:style-name="ce2">
            <text:p>26.4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G51]/46" table:style-name="ce1">
            <text:p>2.130434783</text:p>
          </table:table-cell>
          <table:table-cell office:value-type="float" office:value="101" table:style-name="ce1">
            <text:p>101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12.30m</text:p>
          </table:table-cell>
          <table:table-cell office:value-type="float" office:value="28.5" table:style-name="ce2">
            <text:p>28.5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G52]/46" table:style-name="ce1">
            <text:p>2.086956522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.78m</text:p>
          </table:table-cell>
          <table:table-cell office:value-type="float" office:value="23.9" table:style-name="ce2">
            <text:p>23.9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53]/46" table:style-name="ce1">
            <text:p>1.86956521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10.33m</text:p>
          </table:table-cell>
          <table:table-cell office:value-type="float" office:value="25.5" table:style-name="ce2">
            <text:p>25.5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54]/46" table:style-name="ce1">
            <text:p>1.760869565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5m</text:p>
          </table:table-cell>
          <table:table-cell office:value-type="float" office:value="24.3" table:style-name="ce2">
            <text:p>24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5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.90m</text:p>
          </table:table-cell>
          <table:table-cell office:value-type="float" office:value="26.6" table:style-name="ce2">
            <text:p>26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6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.40m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57]/46" table:style-name="ce1">
            <text:p>1.52173913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10.55m</text:p>
          </table:table-cell>
          <table:table-cell office:value-type="float" office:value="27.7" table:style-name="ce2">
            <text:p>27.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58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8.35m</text:p>
          </table:table-cell>
          <table:table-cell office:value-type="float" office:value="24.2" table:style-name="ce2">
            <text:p>24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59]/46" table:style-name="ce1">
            <text:p>1.347826087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28m</text:p>
          </table:table-cell>
          <table:table-cell office:value-type="float" office:value="23.5" table:style-name="ce2">
            <text:p>23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60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65m</text:p>
          </table:table-cell>
          <table:table-cell office:value-type="float" office:value="26.4" table:style-name="ce2">
            <text:p>26.4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61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5.45m</text:p>
          </table:table-cell>
          <table:table-cell office:value-type="float" office:value="24.6" table:style-name="ce2">
            <text:p>24.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2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.6" table:style-name="ce2">
            <text:p>24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63]/46" table:style-name="ce1">
            <text:p>1.21739130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64]/46" table:style-name="ce1">
            <text:p>1.217391304</text:p>
          </table:table-cell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6.73m</text:p>
          </table:table-cell>
          <table:table-cell office:value-type="float" office:value="24.6" table:style-name="ce2">
            <text:p>24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65]/46" table:style-name="ce1">
            <text:p>1.173913043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5.1" table:style-name="ce2">
            <text:p>25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6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 Va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65m</text:p>
          </table:table-cell>
          <table:table-cell office:value-type="float" office:value="26.1" table:style-name="ce2">
            <text:p>26.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67]/46" table:style-name="ce1">
            <text:p>1.06521739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8.63m</text:p>
          </table:table-cell>
          <table:table-cell office:value-type="float" office:value="25.7" table:style-name="ce2">
            <text:p>25.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68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6.1" table:style-name="ce2">
            <text:p>26.1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69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68m</text:p>
          </table:table-cell>
          <table:table-cell office:value-type="float" office:value="25.1" table:style-name="ce2">
            <text:p>25.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70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5.20m</text:p>
          </table:table-cell>
          <table:table-cell office:value-type="float" office:value="24.7" table:style-name="ce2">
            <text:p>24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1]/46" table:style-name="ce1">
            <text:p>0.956521739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5.70m</text:p>
          </table:table-cell>
          <table:table-cell office:value-type="float" office:value="24.7" table:style-name="ce2">
            <text:p>24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2]/46" table:style-name="ce1">
            <text:p>0.956521739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G73]/46" table:style-name="ce1">
            <text:p>0.586956522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35k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6.05m</text:p>
          </table:table-cell>
          <table:table-cell office:value-type="float" office:value="27.5" table:style-name="ce2">
            <text:p>27.5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74]/46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.33m</text:p>
          </table:table-cell>
          <table:table-cell office:value-type="float" office:value="26.4" table:style-name="ce2">
            <text:p>26.4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75]/46" table:style-name="ce1">
            <text:p>1.95652173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05m</text:p>
          </table:table-cell>
          <table:table-cell office:value-type="float" office:value="23.9" table:style-name="ce2">
            <text:p>23.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76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24.05m</text:p>
          </table:table-cell>
          <table:table-cell office:value-type="float" office:value="27.4" table:style-name="ce2">
            <text:p>27.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77]/46" table:style-name="ce1">
            <text:p>1.847826087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2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90m</text:p>
          </table:table-cell>
          <table:table-cell office:value-type="float" office:value="24.7" table:style-name="ce2">
            <text:p>24.7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78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8.25m</text:p>
          </table:table-cell>
          <table:table-cell office:value-type="float" office:value="29.4" table:style-name="ce2">
            <text:p>29.4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79]/46" table:style-name="ce1">
            <text:p>1.804347826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4" table:style-name="ce2">
            <text:p>25.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80]/46" table:style-name="ce1">
            <text:p>1.73913043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6.33m</text:p>
          </table:table-cell>
          <table:table-cell office:value-type="float" office:value="25.9" table:style-name="ce2">
            <text:p>25.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8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5.80m</text:p>
          </table:table-cell>
          <table:table-cell office:value-type="float" office:value="26.1" table:style-name="ce2">
            <text:p>26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82]/46" table:style-name="ce1">
            <text:p>1.586956522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3m</text:p>
          </table:table-cell>
          <table:table-cell office:value-type="float" office:value="25.9" table:style-name="ce2">
            <text:p>25.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83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5.58m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4]/46" table:style-name="ce1">
            <text:p>1.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.50m</text:p>
          </table:table-cell>
          <table:table-cell office:value-type="float" office:value="24.9" table:style-name="ce2">
            <text:p>24.9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85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38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86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5.4" table:style-name="ce2">
            <text:p>25.4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87]/46" table:style-name="ce1">
            <text:p>1.260869565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03m</text:p>
          </table:table-cell>
          <table:table-cell office:value-type="float" office:value="25.7" table:style-name="ce2">
            <text:p>25.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88]/46" table:style-name="ce1">
            <text:p>1.217391304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5m</text:p>
          </table:table-cell>
          <table:table-cell office:value-type="float" office:value="25.2" table:style-name="ce2">
            <text:p>25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89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40m</text:p>
          </table:table-cell>
          <table:table-cell office:value-type="float" office:value="23.8" table:style-name="ce2">
            <text:p>23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90]/46" table:style-name="ce1">
            <text:p>1.13043478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00m</text:p>
          </table:table-cell>
          <table:table-cell office:value-type="float" office:value="26.5" table:style-name="ce2">
            <text:p>26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91]/46" table:style-name="ce1">
            <text:p>1.086956522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3.05m</text:p>
          </table:table-cell>
          <table:table-cell office:value-type="float" office:value="26.3" table:style-name="ce2">
            <text:p>26.3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92]/46" table:style-name="ce1">
            <text:p>0.913043478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3.08m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93]/46" table:style-name="ce1">
            <text:p>0.869565217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3m</text:p>
          </table:table-cell>
          <table:table-cell office:value-type="float" office:value="26.3" table:style-name="ce2">
            <text:p>26.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94]/46" table:style-name="ce1">
            <text:p>0.869565217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4.1" table:style-name="ce2">
            <text:p>24.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95]/46" table:style-name="ce1">
            <text:p>0.826086957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7k</text:p>
          </table:table-cell>
          <table:table-cell office:value-type="string" table:style-name="ce1">
            <text:p>€1.35m</text:p>
          </table:table-cell>
          <table:table-cell office:value-type="float" office:value="23.1" table:style-name="ce2">
            <text:p>23.1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96]/46" table:style-name="ce1">
            <text:p>0.804347826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9m</text:p>
          </table:table-cell>
          <table:table-cell office:value-type="string" table:style-name="ce1">
            <text:p>€2.85m</text:p>
          </table:table-cell>
          <table:table-cell office:value-type="float" office:value="24.3" table:style-name="ce2">
            <text:p>24.3</text:p>
          </table:table-cell>
          <table:table-cell office:value-type="float" office:value="29" table:style-name="ce1">
            <text:p>29</text:p>
          </table:table-cell>
          <table:table-cell office:value-type="float" office:value="0.63043478260869568" table:formula="of:=[.G97]/46" table:style-name="ce1">
            <text:p>0.630434783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3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3.23m</text:p>
          </table:table-cell>
          <table:table-cell office:value-type="float" office:value="24.1" table:style-name="ce2">
            <text:p>24.1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98]/46" table:style-name="ce1">
            <text:p>1.934782609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4.08m</text:p>
          </table:table-cell>
          <table:table-cell office:value-type="float" office:value="24.6" table:style-name="ce2">
            <text:p>24.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99]/46" table:style-name="ce1">
            <text:p>1.891304348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4.9" table:style-name="ce2">
            <text:p>24.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00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33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0m</text:p>
          </table:table-cell>
          <table:table-cell office:value-type="float" office:value="27.3" table:style-name="ce2">
            <text:p>27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01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8m</text:p>
          </table:table-cell>
          <table:table-cell office:value-type="float" office:value="23.3" table:style-name="ce2">
            <text:p>23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02]/46" table:style-name="ce1">
            <text:p>1.673913043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5.05m</text:p>
          </table:table-cell>
          <table:table-cell office:value-type="float" office:value="25.5" table:style-name="ce2">
            <text:p>25.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03]/46" table:style-name="ce1">
            <text:p>1.608695652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88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8.08m</text:p>
          </table:table-cell>
          <table:table-cell office:value-type="float" office:value="27.1" table:style-name="ce2">
            <text:p>27.1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04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9" table:style-name="ce2">
            <text:p>25.9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05]/46" table:style-name="ce1">
            <text:p>1.565217391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3m</text:p>
          </table:table-cell>
          <table:table-cell office:value-type="float" office:value="26.2" table:style-name="ce2">
            <text:p>26.2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06]/46" table:style-name="ce1">
            <text:p>1.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float" office:value="25.5" table:style-name="ce2">
            <text:p>25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07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€950k</text:p>
          </table:table-cell>
          <table:table-cell office:value-type="float" office:value="25.3" table:style-name="ce2">
            <text:p>25.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08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1.40m</text:p>
          </table:table-cell>
          <table:table-cell office:value-type="float" office:value="24.9" table:style-name="ce2">
            <text:p>24.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09]/46" table:style-name="ce1">
            <text:p>1.434782609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222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10m</text:p>
          </table:table-cell>
          <table:table-cell office:value-type="float" office:value="25.2" table:style-name="ce2">
            <text:p>25.2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10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7m</text:p>
          </table:table-cell>
          <table:table-cell office:value-type="string" table:style-name="ce1">
            <text:p>€2.05m</text:p>
          </table:table-cell>
          <table:table-cell office:value-type="float" office:value="24.7" table:style-name="ce2">
            <text:p>24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1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3.23m</text:p>
          </table:table-cell>
          <table:table-cell office:value-type="float" office:value="26.6" table:style-name="ce2">
            <text:p>26.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2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6.7" table:style-name="ce2">
            <text:p>26.7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13]/46" table:style-name="ce1">
            <text:p>1.239130435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18m</text:p>
          </table:table-cell>
          <table:table-cell office:value-type="float" office:value="26.1" table:style-name="ce2">
            <text:p>26.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14]/46" table:style-name="ce1">
            <text:p>1.17391304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4.6" table:style-name="ce2">
            <text:p>24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15]/46" table:style-name="ce1">
            <text:p>1.152173913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0m</text:p>
          </table:table-cell>
          <table:table-cell office:value-type="float" office:value="23.6" table:style-name="ce2">
            <text:p>23.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16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16.83m</text:p>
          </table:table-cell>
          <table:table-cell office:value-type="float" office:value="25.3" table:style-name="ce2">
            <text:p>25.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17]/46" table:style-name="ce1">
            <text:p>1.043478261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9" table:style-name="ce2">
            <text:p>24.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18]/46" table:style-name="ce1">
            <text:p>1.02173913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2.10m</text:p>
          </table:table-cell>
          <table:table-cell office:value-type="float" office:value="26.1" table:style-name="ce2">
            <text:p>26.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19]/46" table:style-name="ce1">
            <text:p>0.97826087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20]/46" table:style-name="ce1">
            <text:p>0.934782609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3.80m</text:p>
          </table:table-cell>
          <table:table-cell office:value-type="float" office:value="25.1" table:style-name="ce2">
            <text:p>25.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121]/46" table:style-name="ce1">
            <text:p>0.826086957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4.08m</text:p>
          </table:table-cell>
          <table:table-cell office:value-type="float" office:value="24.3" table:style-name="ce2">
            <text:p>24.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22]/46" table:style-name="ce1">
            <text:p>1.456521739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6.28m</text:p>
          </table:table-cell>
          <table:table-cell office:value-type="float" office:value="24.9" table:style-name="ce2">
            <text:p>24.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23]/46" table:style-name="ce1">
            <text:p>1.347826087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7.1" table:style-name="ce2">
            <text:p>27.1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24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11.00m</text:p>
          </table:table-cell>
          <table:table-cell office:value-type="float" office:value="25.8" table:style-name="ce2">
            <text:p>25.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25]/46" table:style-name="ce1">
            <text:p>1.304347826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6.60m</text:p>
          </table:table-cell>
          <table:table-cell office:value-type="string" table:style-name="ce1">
            <text:p>€6.05m</text:p>
          </table:table-cell>
          <table:table-cell office:value-type="float" office:value="25.3" table:style-name="ce2">
            <text:p>25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26]/46" table:style-name="ce1">
            <text:p>1.304347826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3m</text:p>
          </table:table-cell>
          <table:table-cell office:value-type="float" office:value="26.2" table:style-name="ce2">
            <text:p>26.2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27]/46" table:style-name="ce1">
            <text:p>1.304347826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87m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15m</text:p>
          </table:table-cell>
          <table:table-cell office:value-type="float" office:value="24.3" table:style-name="ce2">
            <text:p>24.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28]/46" table:style-name="ce1">
            <text:p>1.282608696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4m</text:p>
          </table:table-cell>
          <table:table-cell office:value-type="string" table:style-name="ce1">
            <text:p>€15.55m</text:p>
          </table:table-cell>
          <table:table-cell office:value-type="float" office:value="26.6" table:style-name="ce2">
            <text:p>26.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29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3.23m</text:p>
          </table:table-cell>
          <table:table-cell office:value-type="float" office:value="24.8" table:style-name="ce2">
            <text:p>24.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30]/46" table:style-name="ce1">
            <text:p>1.173913043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31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13.50m</text:p>
          </table:table-cell>
          <table:table-cell office:value-type="float" office:value="26.5" table:style-name="ce2">
            <text:p>26.5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32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4.63m</text:p>
          </table:table-cell>
          <table:table-cell office:value-type="float" office:value="26.6" table:style-name="ce2">
            <text:p>26.6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3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0m</text:p>
          </table:table-cell>
          <table:table-cell office:value-type="float" office:value="25.9" table:style-name="ce2">
            <text:p>25.9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34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6" table:style-name="ce2">
            <text:p>26.6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35]/46" table:style-name="ce1">
            <text:p>0.97826087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3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36]/46" table:style-name="ce1">
            <text:p>0.891304348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37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4.5" table:style-name="ce2">
            <text:p>24.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38]/46" table:style-name="ce1">
            <text:p>0.86956521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4m</text:p>
          </table:table-cell>
          <table:table-cell office:value-type="string" table:style-name="ce1">
            <text:p>€2.58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139]/46" table:style-name="ce1">
            <text:p>0.782608696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30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140]/46" table:style-name="ce1">
            <text:p>0.80434782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73m</text:p>
          </table:table-cell>
          <table:table-cell office:value-type="float" office:value="23.5" table:style-name="ce2">
            <text:p>23.5</text:p>
          </table:table-cell>
          <table:table-cell office:value-type="float" office:value="35" table:style-name="ce1">
            <text:p>35</text:p>
          </table:table-cell>
          <table:table-cell office:value-type="float" office:value="0.76086956521739135" table:formula="of:=[.G141]/46" table:style-name="ce1">
            <text:p>0.76086956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7.4" table:style-name="ce2">
            <text:p>27.4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G142]/46" table:style-name="ce1">
            <text:p>0.695652174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3m</text:p>
          </table:table-cell>
          <table:table-cell office:value-type="float" office:value="25.1" table:style-name="ce2">
            <text:p>25.1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G143]/46" table:style-name="ce1">
            <text:p>0.413043478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.30434782608695654" table:formula="of:=[.G144]/46" table:style-name="ce1">
            <text:p>0.304347826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y<text:s/>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5.6" table:style-name="ce2">
            <text:p>25.6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146]/46" table:style-name="ce1">
            <text:p>2.04347826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10.35m</text:p>
          </table:table-cell>
          <table:table-cell office:value-type="float" office:value="23.5" table:style-name="ce2">
            <text:p>23.5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147]/46" table:style-name="ce1">
            <text:p>1.97826087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8m</text:p>
          </table:table-cell>
          <table:table-cell office:value-type="string" table:style-name="ce1">
            <text:p>€7.65m</text:p>
          </table:table-cell>
          <table:table-cell office:value-type="float" office:value="25" table:style-name="ce2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48]/46" table:style-name="ce1">
            <text:p>1.913043478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4.50m</text:p>
          </table:table-cell>
          <table:table-cell office:value-type="float" office:value="25.3" table:style-name="ce2">
            <text:p>25.3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49]/46" table:style-name="ce1">
            <text:p>1.913043478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6.09m</text:p>
          </table:table-cell>
          <table:table-cell office:value-type="string" table:style-name="ce1">
            <text:p>€36.70m</text:p>
          </table:table-cell>
          <table:table-cell office:value-type="float" office:value="26" table:style-name="ce2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50]/46" table:style-name="ce1">
            <text:p>1.84782608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0m</text:p>
          </table:table-cell>
          <table:table-cell office:value-type="float" office:value="26.1" table:style-name="ce2">
            <text:p>26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51]/46" table:style-name="ce1">
            <text:p>1.586956522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4.60m</text:p>
          </table:table-cell>
          <table:table-cell office:value-type="float" office:value="24.5" table:style-name="ce2">
            <text:p>24.5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52]/46" table:style-name="ce1">
            <text:p>1.565217391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3.13m</text:p>
          </table:table-cell>
          <table:table-cell office:value-type="float" office:value="23.4" table:style-name="ce2">
            <text:p>23.4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53]/46" table:style-name="ce1">
            <text:p>1.413043478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6.4" table:style-name="ce2">
            <text:p>26.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54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5.7" table:style-name="ce2">
            <text:p>25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55]/46" table:style-name="ce1">
            <text:p>1.347826087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45m</text:p>
          </table:table-cell>
          <table:table-cell office:value-type="float" office:value="25.9" table:style-name="ce2">
            <text:p>25.9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56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57]/46" table:style-name="ce1">
            <text:p>1.30434782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5m</text:p>
          </table:table-cell>
          <table:table-cell office:value-type="float" office:value="25.7" table:style-name="ce2">
            <text:p>25.7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58]/46" table:style-name="ce1">
            <text:p>1.19565217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2.08m</text:p>
          </table:table-cell>
          <table:table-cell office:value-type="float" office:value="25.5" table:style-name="ce2">
            <text:p>25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59]/46" table:style-name="ce1">
            <text:p>1.195652174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0m</text:p>
          </table:table-cell>
          <table:table-cell office:value-type="float" office:value="26.7" table:style-name="ce2">
            <text:p>26.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60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€3.10m</text:p>
          </table:table-cell>
          <table:table-cell office:value-type="float" office:value="26.6" table:style-name="ce2">
            <text:p>26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61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7.4" table:style-name="ce2">
            <text:p>27.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62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3.93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3m</text:p>
          </table:table-cell>
          <table:table-cell office:value-type="float" office:value="26.1" table:style-name="ce2">
            <text:p>26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64]/46" table:style-name="ce1">
            <text:p>1.086956522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8" table:style-name="ce2">
            <text:p>24.8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65]/46" table:style-name="ce1">
            <text:p>1.086956522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float" office:value="26.9" table:style-name="ce2">
            <text:p>26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66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4.4" table:style-name="ce2">
            <text:p>24.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67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2m</text:p>
          </table:table-cell>
          <table:table-cell office:value-type="string" table:style-name="ce1">
            <text:p>€9.05m</text:p>
          </table:table-cell>
          <table:table-cell office:value-type="float" office:value="25.3" table:style-name="ce2">
            <text:p>25.3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68]/46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5k</text:p>
          </table:table-cell>
          <table:table-cell office:value-type="string" table:style-name="ce1">
            <text:p>€5.15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69]/46" table:style-name="ce1">
            <text:p>0.891304348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1.16m</text:p>
          </table:table-cell>
          <table:table-cell office:value-type="string" table:style-name="ce1">
            <text:p>€14.25m</text:p>
          </table:table-cell>
          <table:table-cell office:value-type="float" office:value="25.2" table:style-name="ce2">
            <text:p>25.2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G170]/46" table:style-name="ce1">
            <text:p>2.130434783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72m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15.90m</text:p>
          </table:table-cell>
          <table:table-cell office:value-type="float" office:value="25.8" table:style-name="ce2">
            <text:p>25.8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G171]/46" table:style-name="ce1">
            <text:p>2.086956522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5.5" table:style-name="ce2">
            <text:p>25.5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72]/46" table:style-name="ce1">
            <text:p>1.891304348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85k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78m</text:p>
          </table:table-cell>
          <table:table-cell office:value-type="float" office:value="25.1" table:style-name="ce2">
            <text:p>25.1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73]/46" table:style-name="ce1">
            <text:p>1.717391304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5.88m</text:p>
          </table:table-cell>
          <table:table-cell office:value-type="float" office:value="25.8" table:style-name="ce2">
            <text:p>25.8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74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9.85m</text:p>
          </table:table-cell>
          <table:table-cell office:value-type="float" office:value="24.8" table:style-name="ce2">
            <text:p>24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75]/46" table:style-name="ce1">
            <text:p>1.543478261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3m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76]/46" table:style-name="ce1">
            <text:p>1.4782608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4" table:style-name="ce2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77]/46" table:style-name="ce1">
            <text:p>1.434782609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8m</text:p>
          </table:table-cell>
          <table:table-cell office:value-type="float" office:value="24.2" table:style-name="ce2">
            <text:p>24.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78]/46" table:style-name="ce1">
            <text:p>1.391304348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90k</text:p>
          </table:table-cell>
          <table:table-cell office:value-type="string" table:style-name="ce1">
            <text:p>€6.88m</text:p>
          </table:table-cell>
          <table:table-cell office:value-type="float" office:value="28.2" table:style-name="ce2">
            <text:p>28.2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79]/46" table:style-name="ce1">
            <text:p>1.36956521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.8" table:style-name="ce2">
            <text:p>26.8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80]/46" table:style-name="ce1">
            <text:p>1.369565217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38k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8m</text:p>
          </table:table-cell>
          <table:table-cell office:value-type="float" office:value="24.7" table:style-name="ce2">
            <text:p>24.7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1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82]/46" table:style-name="ce1">
            <text:p>1.282608696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625k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4.70m</text:p>
          </table:table-cell>
          <table:table-cell office:value-type="float" office:value="24.1" table:style-name="ce2">
            <text:p>24.1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83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4.9" table:style-name="ce2">
            <text:p>24.9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4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6.93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5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.35m</text:p>
          </table:table-cell>
          <table:table-cell office:value-type="float" office:value="25.2" table:style-name="ce2">
            <text:p>25.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3.98m</text:p>
          </table:table-cell>
          <table:table-cell office:value-type="float" office:value="27.6" table:style-name="ce2">
            <text:p>27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8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3.08m</text:p>
          </table:table-cell>
          <table:table-cell office:value-type="float" office:value="24.1" table:style-name="ce2">
            <text:p>24.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88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60m</text:p>
          </table:table-cell>
          <table:table-cell office:value-type="float" office:value="25.8" table:style-name="ce2">
            <text:p>25.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89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5.8" table:style-name="ce2">
            <text:p>25.8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90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0m</text:p>
          </table:table-cell>
          <table:table-cell office:value-type="float" office:value="25.7" table:style-name="ce2">
            <text:p>25.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91]/46" table:style-name="ce1">
            <text:p>1.02173913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40k</text:p>
          </table:table-cell>
          <table:table-cell office:value-type="string" table:style-name="ce1">
            <text:p>€8.35m<text:s/></text:p>
          </table:table-cell>
          <table:table-cell office:value-type="float" office:value="24.5" table:style-name="ce2">
            <text:p>24.5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92]/46" table:style-name="ce1">
            <text:p>0.97826087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5k</text:p>
          </table:table-cell>
          <table:table-cell office:value-type="string" table:style-name="ce4">
            <text:p>€8.18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193]/46" table:style-name="ce1">
            <text:p>0.782608696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4m</text:p>
          </table:table-cell>
          <table:table-cell office:value-type="string" table:style-name="ce1">
            <text:p>€7.65m</text:p>
          </table:table-cell>
          <table:table-cell office:value-type="float" office:value="26.5" table:style-name="ce2">
            <text:p>26.5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G194]/46" table:style-name="ce1">
            <text:p>2.173913043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3m</text:p>
          </table:table-cell>
          <table:table-cell office:value-type="string" table:style-name="ce1">
            <text:p>€11.43m</text:p>
          </table:table-cell>
          <table:table-cell office:value-type="float" office:value="26.7" table:style-name="ce2">
            <text:p>26.7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195]/46" table:style-name="ce1">
            <text:p>1.86956521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3m</text:p>
          </table:table-cell>
          <table:table-cell office:value-type="float" office:value="25.9" table:style-name="ce2">
            <text:p>25.9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196]/46" table:style-name="ce1">
            <text:p>1.782608696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3m</text:p>
          </table:table-cell>
          <table:table-cell office:value-type="float" office:value="24.1" table:style-name="ce2">
            <text:p>24.1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197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85m</text:p>
          </table:table-cell>
          <table:table-cell office:value-type="float" office:value="27" table:style-name="ce2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98]/46" table:style-name="ce1">
            <text:p>1.717391304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3m</text:p>
          </table:table-cell>
          <table:table-cell office:value-type="float" office:value="25.7" table:style-name="ce2">
            <text:p>25.7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99]/46" table:style-name="ce1">
            <text:p>1.586956522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7.3" table:style-name="ce2">
            <text:p>27.3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200]/46" table:style-name="ce1">
            <text:p>1.565217391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4.05m</text:p>
          </table:table-cell>
          <table:table-cell office:value-type="float" office:value="24.6" table:style-name="ce2">
            <text:p>24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1]/46" table:style-name="ce1">
            <text:p>1.5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5.4" table:style-name="ce2">
            <text:p>25.4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2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23m</text:p>
          </table:table-cell>
          <table:table-cell office:value-type="float" office:value="25.5" table:style-name="ce2">
            <text:p>25.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03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75m</text:p>
          </table:table-cell>
          <table:table-cell office:value-type="float" office:value="23.7" table:style-name="ce2">
            <text:p>23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4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0m</text:p>
          </table:table-cell>
          <table:table-cell office:value-type="float" office:value="25.5" table:style-name="ce2">
            <text:p>25.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05]/46" table:style-name="ce1">
            <text:p>1.326086957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15.42m</text:p>
          </table:table-cell>
          <table:table-cell office:value-type="string" table:style-name="ce1">
            <text:p>€14.05m</text:p>
          </table:table-cell>
          <table:table-cell office:value-type="float" office:value="25.2" table:style-name="ce2">
            <text:p>25.2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0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€354k</text:p>
          </table:table-cell>
          <table:table-cell office:value-type="string" table:style-name="ce1">
            <text:p>€2.58m</text:p>
          </table:table-cell>
          <table:table-cell office:value-type="string" table:style-name="ce1">
            <text:p>€3.58m</text:p>
          </table:table-cell>
          <table:table-cell office:value-type="float" office:value="24.9" table:style-name="ce2">
            <text:p>24.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07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k</text:p>
          </table:table-cell>
          <table:table-cell office:value-type="string" table:style-name="ce1">
            <text:p>€2.78m</text:p>
          </table:table-cell>
          <table:table-cell office:value-type="float" office:value="27.2" table:style-name="ce2">
            <text:p>27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08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0m</text:p>
          </table:table-cell>
          <table:table-cell office:value-type="float" office:value="27.5" table:style-name="ce2">
            <text:p>27.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09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5.8" table:style-name="ce2">
            <text:p>25.8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10]/46" table:style-name="ce1">
            <text:p>1.152173913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6.4" table:style-name="ce2">
            <text:p>26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1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€1.00m</text:p>
          </table:table-cell>
          <table:table-cell office:value-type="string" table:style-name="ce5">
            <text:p>€8.55m</text:p>
          </table:table-cell>
          <table:table-cell office:value-type="float" office:value="26.2" table:style-name="ce2">
            <text:p>26.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2]/46" table:style-name="ce1">
            <text:p>1.086956522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38m</text:p>
          </table:table-cell>
          <table:table-cell office:value-type="float" office:value="25.7" table:style-name="ce2">
            <text:p>25.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3]/46" table:style-name="ce1">
            <text:p>1.08695652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4.53m</text:p>
          </table:table-cell>
          <table:table-cell office:value-type="float" office:value="25.2" table:style-name="ce2">
            <text:p>25.2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14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2.68m</text:p>
          </table:table-cell>
          <table:table-cell office:value-type="float" office:value="22.8" table:style-name="ce2">
            <text:p>22.8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21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3.5" table:style-name="ce2">
            <text:p>23.5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16]/46" table:style-name="ce1">
            <text:p>0.847826087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217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4.36m</text:p>
          </table:table-cell>
          <table:table-cell office:value-type="string" table:style-name="ce1">
            <text:p>€6.03m</text:p>
          </table:table-cell>
          <table:table-cell office:value-type="string" table:style-name="ce1">
            <text:p>€12.35m</text:p>
          </table:table-cell>
          <table:table-cell office:value-type="float" office:value="26.2" table:style-name="ce2">
            <text:p>26.2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218]/46" table:style-name="ce1">
            <text:p>1.891304348</text:p>
          </table:table-cell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460k</text:p>
          </table:table-cell>
          <table:table-cell office:value-type="string" table:style-name="ce1">
            <text:p>€3.39m</text:p>
          </table:table-cell>
          <table:table-cell office:value-type="float" office:value="26.3" table:style-name="ce2">
            <text:p>26.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19]/46" table:style-name="ce1">
            <text:p>1.847826087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.6" table:style-name="ce2">
            <text:p>24.6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20]/46" table:style-name="ce1">
            <text:p>1.826086957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80m</text:p>
          </table:table-cell>
          <table:table-cell office:value-type="float" office:value="25.6" table:style-name="ce2">
            <text:p>25.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221]/46" table:style-name="ce1">
            <text:p>1.76086956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6.45m</text:p>
          </table:table-cell>
          <table:table-cell office:value-type="float" office:value="26.4" table:style-name="ce2">
            <text:p>26.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222]/46" table:style-name="ce1">
            <text:p>1.73913043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2.28m</text:p>
          </table:table-cell>
          <table:table-cell office:value-type="float" office:value="22.6" table:style-name="ce2">
            <text:p>22.6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223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3" table:style-name="ce2">
            <text:p>26.3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224]/46" table:style-name="ce1">
            <text:p>1.608695652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6.20m</text:p>
          </table:table-cell>
          <table:table-cell office:value-type="float" office:value="25" table:style-name="ce2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5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6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3m</text:p>
          </table:table-cell>
          <table:table-cell office:value-type="float" office:value="25.8" table:style-name="ce2">
            <text:p>25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0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1.60m</text:p>
          </table:table-cell>
          <table:table-cell office:value-type="float" office:value="26.5" table:style-name="ce2">
            <text:p>26.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28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6.5" table:style-name="ce2">
            <text:p>26.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29]/46" table:style-name="ce1">
            <text:p>1.41304347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53k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5.98m</text:p>
          </table:table-cell>
          <table:table-cell office:value-type="float" office:value="23.1" table:style-name="ce2">
            <text:p>23.1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30]/46" table:style-name="ce1">
            <text:p>1.369565217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31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€6.34m</text:p>
          </table:table-cell>
          <table:table-cell office:value-type="string" table:style-name="ce1">
            <text:p>€2.35m</text:p>
          </table:table-cell>
          <table:table-cell office:value-type="float" office:value="22.6" table:style-name="ce2">
            <text:p>22.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32]/46" table:style-name="ce1">
            <text:p>1.282608696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6.8" table:style-name="ce2">
            <text:p>26.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33]/46" table:style-name="ce1">
            <text:p>1.239130435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4.85m</text:p>
          </table:table-cell>
          <table:table-cell office:value-type="float" office:value="24.9" table:style-name="ce2">
            <text:p>24.9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234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35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3" table:style-name="ce2">
            <text:p>24.3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6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4.03m</text:p>
          </table:table-cell>
          <table:table-cell office:value-type="float" office:value="26.5" table:style-name="ce2">
            <text:p>26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37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5m</text:p>
          </table:table-cell>
          <table:table-cell office:value-type="float" office:value="26.7" table:style-name="ce2">
            <text:p>26.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38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6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4.5" table:style-name="ce2">
            <text:p>24.5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39]/46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3.8" table:style-name="ce2">
            <text:p>23.8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240]/46" table:style-name="ce1">
            <text:p>0.869565217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2.8" table:style-name="ce2">
            <text:p>22.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241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8.30m</text:p>
          </table:table-cell>
          <table:table-cell office:value-type="float" office:value="24.9" table:style-name="ce2">
            <text:p>24.9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G242]/46" table:style-name="ce1">
            <text:p>2.152173913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6.63m</text:p>
          </table:table-cell>
          <table:table-cell office:value-type="string" table:style-name="ce1">
            <text:p>€4.20m</text:p>
          </table:table-cell>
          <table:table-cell office:value-type="float" office:value="25.3" table:style-name="ce2">
            <text:p>25.3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243]/46" table:style-name="ce1">
            <text:p>1.97826087</text:p>
          </table:table-cell>
          <table:table-cell office:value-type="float" office:value="101" table:style-name="ce1">
            <text:p>101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8m</text:p>
          </table:table-cell>
          <table:table-cell office:value-type="float" office:value="26.6" table:style-name="ce2">
            <text:p>26.6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44]/46" table:style-name="ce1">
            <text:p>1.934782609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760k</text:p>
          </table:table-cell>
          <table:table-cell office:value-type="string" table:style-name="ce1">
            <text:p>€2.60m</text:p>
          </table:table-cell>
          <table:table-cell office:value-type="float" office:value="22.3" table:style-name="ce2">
            <text:p>22.3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245]/46" table:style-name="ce1">
            <text:p>1.71739130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.42m</text:p>
          </table:table-cell>
          <table:table-cell office:value-type="string" table:style-name="ce1">
            <text:p>€3.15m</text:p>
          </table:table-cell>
          <table:table-cell office:value-type="string" table:style-name="ce1">
            <text:p>€8.48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246]/46" table:style-name="ce1">
            <text:p>1.543478261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3.10m</text:p>
          </table:table-cell>
          <table:table-cell office:value-type="float" office:value="25.8" table:style-name="ce2">
            <text:p>25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4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5" table:style-name="ce2">
            <text:p>26.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48]/46" table:style-name="ce1">
            <text:p>1.41304347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1.78m</text:p>
          </table:table-cell>
          <table:table-cell office:value-type="float" office:value="24.4" table:style-name="ce2">
            <text:p>24.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49]/46" table:style-name="ce1">
            <text:p>1.369565217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945k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6.48m</text:p>
          </table:table-cell>
          <table:table-cell office:value-type="float" office:value="23.2" table:style-name="ce2">
            <text:p>23.2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0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1]/46" table:style-name="ce1">
            <text:p>1.36956521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82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3.2" table:style-name="ce2">
            <text:p>23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52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2" table:style-name="ce2">
            <text:p>24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53]/46" table:style-name="ce1">
            <text:p>1.347826087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4.60m</text:p>
          </table:table-cell>
          <table:table-cell office:value-type="float" office:value="26.3" table:style-name="ce2">
            <text:p>26.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54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" table:style-name="ce2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55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" table:style-name="ce2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56]/46" table:style-name="ce1">
            <text:p>1.23913043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57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1m</text:p>
          </table:table-cell>
          <table:table-cell office:value-type="string" table:style-name="ce1">
            <text:p>€4.28m</text:p>
          </table:table-cell>
          <table:table-cell office:value-type="float" office:value="23.6" table:style-name="ce2">
            <text:p>23.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58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95m</text:p>
          </table:table-cell>
          <table:table-cell office:value-type="float" office:value="27.5" table:style-name="ce2">
            <text:p>27.5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259]/46" table:style-name="ce1">
            <text:p>1.173913043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3.08m</text:p>
          </table:table-cell>
          <table:table-cell office:value-type="float" office:value="22.9" table:style-name="ce2">
            <text:p>22.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60]/46" table:style-name="ce1">
            <text:p>1.13043478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2.8" table:style-name="ce2">
            <text:p>22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61]/46" table:style-name="ce1">
            <text:p>1.130434783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7.1" table:style-name="ce2">
            <text:p>27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2]/46" table:style-name="ce1">
            <text:p>1.086956522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15k</text:p>
          </table:table-cell>
          <table:table-cell office:value-type="string" table:style-name="ce1">
            <text:p>€1.45m</text:p>
          </table:table-cell>
          <table:table-cell office:value-type="float" office:value="27.1" table:style-name="ce2">
            <text:p>27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3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string" table:style-name="ce1">
            <text:p>€4.50m</text:p>
          </table:table-cell>
          <table:table-cell office:value-type="float" office:value="27.5" table:style-name="ce2">
            <text:p>27.5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64]/46" table:style-name="ce1">
            <text:p>1.065217391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3m</text:p>
          </table:table-cell>
          <table:table-cell office:value-type="float" office:value="24.5" table:style-name="ce2">
            <text:p>24.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265]/46" table:style-name="ce1">
            <text:p>0.869565217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number-rows-repeated="1048311" table:style-name="ro1">
          <table:table-cell table:number-columns-repeated="16384"/>
        </table:table-row>
      </table:table>
      <table:table table:name="Premier_League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81.90m</text:p>
          </table:table-cell>
          <table:table-cell office:value-type="string" table:style-name="ce1">
            <text:p>€237.10m</text:p>
          </table:table-cell>
          <table:table-cell office:value-type="string" table:style-name="ce1">
            <text:p>€1.16bn</text:p>
          </table:table-cell>
          <table:table-cell office:value-type="float" office:value="23.6" table:style-name="ce6">
            <text:p>23.6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2]/38" table:style-name="ce1">
            <text:p>1.815789474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281.45m</text:p>
          </table:table-cell>
          <table:table-cell office:value-type="string" table:style-name="ce1">
            <text:p>€50.74m</text:p>
          </table:table-cell>
          <table:table-cell office:value-type="string" table:style-name="ce1">
            <text:p>€555.20m</text:p>
          </table:table-cell>
          <table:table-cell office:value-type="float" office:value="24.3" table:style-name="ce6">
            <text:p>24.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3]/38" table:style-name="ce1">
            <text:p>1.605263158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6.30m</text:p>
          </table:table-cell>
          <table:table-cell office:value-type="string" table:style-name="ce1">
            <text:p>€117.20m</text:p>
          </table:table-cell>
          <table:table-cell office:value-type="string" table:style-name="ce1">
            <text:p>€893.35m</text:p>
          </table:table-cell>
          <table:table-cell office:value-type="float" office:value="25.3" table:style-name="ce6">
            <text:p>25.3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4]/38" table:style-name="ce1">
            <text:p>1.105263158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41.70m</text:p>
          </table:table-cell>
          <table:table-cell office:value-type="string" table:style-name="ce1">
            <text:p>€1.32bn</text:p>
          </table:table-cell>
          <table:table-cell office:value-type="float" office:value="26.6" table:style-name="ce6">
            <text:p>26.6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5]/38" table:style-name="ce1">
            <text:p>1.868421053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14.20m</text:p>
          </table:table-cell>
          <table:table-cell office:value-type="string" table:style-name="ce1">
            <text:p>€257.17m</text:p>
          </table:table-cell>
          <table:table-cell office:value-type="string" table:style-name="ce1">
            <text:p>€648.50m</text:p>
          </table:table-cell>
          <table:table-cell office:value-type="float" office:value="26.6" table:style-name="ce6">
            <text:p>26.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6]/38" table:style-name="ce1">
            <text:p>1.736842105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85.35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806.70m</text:p>
          </table:table-cell>
          <table:table-cell office:value-type="float" office:value="24.7" table:style-name="ce6">
            <text:p>24.7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7]/38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52.59m</text:p>
          </table:table-cell>
          <table:table-cell office:value-type="string" table:style-name="ce1">
            <text:p>€2.36m</text:p>
          </table:table-cell>
          <table:table-cell office:value-type="string" table:style-name="ce1">
            <text:p>€91.15m</text:p>
          </table:table-cell>
          <table:table-cell office:value-type="float" office:value="25.8" table:style-name="ce6">
            <text:p>25.8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G8]/38" table:style-name="ce1">
            <text:p>0.578947368</text:p>
          </table:table-cell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40m</text:p>
          </table:table-cell>
          <table:table-cell office:value-type="string" table:style-name="ce1">
            <text:p>€46.15m</text:p>
          </table:table-cell>
          <table:table-cell office:value-type="string" table:style-name="ce1">
            <text:p>€561.50m</text:p>
          </table:table-cell>
          <table:table-cell office:value-type="float" office:value="27.8" table:style-name="ce6">
            <text:p>27.8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9]/38" table:style-name="ce1">
            <text:p>1.131578947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37.37m</text:p>
          </table:table-cell>
          <table:table-cell office:value-type="string" table:style-name="ce1">
            <text:p>€66.09m</text:p>
          </table:table-cell>
          <table:table-cell office:value-type="string" table:style-name="ce1">
            <text:p>€507.10m</text:p>
          </table:table-cell>
          <table:table-cell office:value-type="float" office:value="24.9" table:style-name="ce6">
            <text:p>24.9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0]/38" table:style-name="ce1">
            <text:p>1.473684211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23.05m</text:p>
          </table:table-cell>
          <table:table-cell office:value-type="string" table:style-name="ce1">
            <text:p>€41.59m</text:p>
          </table:table-cell>
          <table:table-cell office:value-type="string" table:style-name="ce1">
            <text:p>€230.80m</text:p>
          </table:table-cell>
          <table:table-cell office:value-type="float" office:value="25.2" table:style-name="ce6">
            <text:p>25.2</text:p>
          </table:table-cell>
          <table:table-cell office:value-type="float" office:value="12" table:style-name="ce1">
            <text:p>12</text:p>
          </table:table-cell>
          <table:table-cell office:value-type="float" office:value="0.31578947368421051" table:formula="of:=[.G11]/38" table:style-name="ce1">
            <text:p>0.315789474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9.40m</text:p>
          </table:table-cell>
          <table:table-cell office:value-type="string" table:style-name="ce1">
            <text:p>€116.20m</text:p>
          </table:table-cell>
          <table:table-cell office:value-type="string" table:style-name="ce1">
            <text:p>€362.10m</text:p>
          </table:table-cell>
          <table:table-cell office:value-type="float" office:value="26.5" table:style-name="ce6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2]/38" table:style-name="ce1">
            <text:p>1.105263158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07.60m</text:p>
          </table:table-cell>
          <table:table-cell office:value-type="string" table:style-name="ce1">
            <text:p>€83.79m</text:p>
          </table:table-cell>
          <table:table-cell office:value-type="string" table:style-name="ce1">
            <text:p>€1.23bn</text:p>
          </table:table-cell>
          <table:table-cell office:value-type="float" office:value="25.6" table:style-name="ce6">
            <text:p>25.6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G13]/38" table:style-name="ce1">
            <text:p>1.947368421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5.50m</text:p>
          </table:table-cell>
          <table:table-cell office:value-type="string" table:style-name="ce1">
            <text:p>€86.70m</text:p>
          </table:table-cell>
          <table:table-cell office:value-type="string" table:style-name="ce1">
            <text:p>€568.00m</text:p>
          </table:table-cell>
          <table:table-cell office:value-type="float" office:value="25.9" table:style-name="ce6">
            <text:p>25.9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G14]/38" table:style-name="ce1">
            <text:p>1.710526316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98.40m</text:p>
          </table:table-cell>
          <table:table-cell office:value-type="string" table:style-name="ce1">
            <text:p>€74.50m</text:p>
          </table:table-cell>
          <table:table-cell office:value-type="string" table:style-name="ce1">
            <text:p>€470.40m</text:p>
          </table:table-cell>
          <table:table-cell office:value-type="float" office:value="25.2" table:style-name="ce6">
            <text:p>25.2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5]/38" table:style-name="ce1">
            <text:p>1.473684211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1.90m</text:p>
          </table:table-cell>
          <table:table-cell office:value-type="string" table:style-name="ce1">
            <text:p>€100.70m</text:p>
          </table:table-cell>
          <table:table-cell office:value-type="string" table:style-name="ce1">
            <text:p>€541.30m</text:p>
          </table:table-cell>
          <table:table-cell office:value-type="float" office:value="26.1" table:style-name="ce6">
            <text:p>26.1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16]/38" table:style-name="ce1">
            <text:p>1.394736842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91.55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7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91.05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201.20m</text:p>
          </table:table-cell>
          <table:table-cell office:value-type="float" office:value="26.2" table:style-name="ce6">
            <text:p>26.2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G18]/38" table:style-name="ce1">
            <text:p>0.65789473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8.20m</text:p>
          </table:table-cell>
          <table:table-cell office:value-type="string" table:style-name="ce1">
            <text:p>€89.55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9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50.64m</text:p>
          </table:table-cell>
          <table:table-cell office:value-type="string" table:style-name="ce1">
            <text:p>€84.15m</text:p>
          </table:table-cell>
          <table:table-cell office:value-type="string" table:style-name="ce1">
            <text:p>€450.45m</text:p>
          </table:table-cell>
          <table:table-cell office:value-type="float" office:value="27.6" table:style-name="ce6">
            <text:p>27.6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20]/38" table:style-name="ce1">
            <text:p>1.26315789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7" table:style-name="ce6">
            <text:p>26.7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G21]/38" table:style-name="ce1">
            <text:p>2.210526316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448.10m</text:p>
          </table:table-cell>
          <table:table-cell office:value-type="string" table:style-name="ce1">
            <text:p>€282.20m</text:p>
          </table:table-cell>
          <table:table-cell office:value-type="string" table:style-name="ce1">
            <text:p>€1.16bn</text:p>
          </table:table-cell>
          <table:table-cell office:value-type="float" office:value="23.7" table:style-name="ce6">
            <text:p>23.7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G22]/38" table:style-name="ce1">
            <text:p>1.657894737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2023/24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272.10m</text:p>
          </table:table-cell>
          <table:table-cell office:value-type="string" table:style-name="ce1">
            <text:p>€120.70m</text:p>
          </table:table-cell>
          <table:table-cell office:value-type="string" table:style-name="ce1">
            <text:p>€802.50m</text:p>
          </table:table-cell>
          <table:table-cell office:value-type="float" office:value="25" table:style-name="ce6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23]/38" table:style-name="ce1">
            <text:p>1.736842105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59.60m</text:p>
          </table:table-cell>
          <table:table-cell office:value-type="string" table:style-name="ce1">
            <text:p>€138.80m</text:p>
          </table:table-cell>
          <table:table-cell office:value-type="string" table:style-name="ce1">
            <text:p>€1.31bn</text:p>
          </table:table-cell>
          <table:table-cell office:value-type="float" office:value="26.3" table:style-name="ce6">
            <text:p>26.3</text:p>
          </table:table-cell>
          <table:table-cell office:value-type="float" office:value="91" table:style-name="ce1">
            <text:p>91</text:p>
          </table:table-cell>
          <table:table-cell office:value-type="float" office:value="2.3947368421052633" table:formula="of:=[.G24]/38" table:style-name="ce1">
            <text:p>2.394736842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35.10m</text:p>
          </table:table-cell>
          <table:table-cell office:value-type="string" table:style-name="ce1">
            <text:p>€69.2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G25]/38" table:style-name="ce1">
            <text:p>2.342105263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10.70m</text:p>
          </table:table-cell>
          <table:table-cell office:value-type="string" table:style-name="ce1">
            <text:p>€63.77m</text:p>
          </table:table-cell>
          <table:table-cell office:value-type="string" table:style-name="ce1">
            <text:p>€872.10m</text:p>
          </table:table-cell>
          <table:table-cell office:value-type="float" office:value="25.9" table:style-name="ce6">
            <text:p>25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26]/38" table:style-name="ce1">
            <text:p>1.578947368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72.00m</text:p>
          </table:table-cell>
          <table:table-cell office:value-type="string" table:style-name="ce1">
            <text:p>€60.7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G27]/38" table:style-name="ce1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44.60m</text:p>
          </table:table-cell>
          <table:table-cell office:value-type="string" table:style-name="ce1">
            <text:p>€708.25m</text:p>
          </table:table-cell>
          <table:table-cell office:value-type="float" office:value="26.9" table:style-name="ce6">
            <text:p>26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28]/38" table:style-name="ce1">
            <text:p>1.578947368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55m</text:p>
          </table:table-cell>
          <table:table-cell office:value-type="string" table:style-name="ce1">
            <text:p>€172.86m</text:p>
          </table:table-cell>
          <table:table-cell office:value-type="string" table:style-name="ce1">
            <text:p>€397.15m</text:p>
          </table:table-cell>
          <table:table-cell office:value-type="float" office:value="28.2" table:style-name="ce6">
            <text:p>28.2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29]/38" table:style-name="ce1">
            <text:p>1.36842105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31.63m</text:p>
          </table:table-cell>
          <table:table-cell office:value-type="string" table:style-name="ce1">
            <text:p>€82.82m</text:p>
          </table:table-cell>
          <table:table-cell office:value-type="string" table:style-name="ce1">
            <text:p>€568.00m</text:p>
          </table:table-cell>
          <table:table-cell office:value-type="float" office:value="25.7" table:style-name="ce6">
            <text:p>25.7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G30]/38" table:style-name="ce1">
            <text:p>0.84210526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29.89m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507.10m</text:p>
          </table:table-cell>
          <table:table-cell office:value-type="float" office:value="25.4" table:style-name="ce6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31]/38" table:style-name="ce1">
            <text:p>1.26315789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11.50m</text:p>
          </table:table-cell>
          <table:table-cell office:value-type="string" table:style-name="ce1">
            <text:p>€33.16m</text:p>
          </table:table-cell>
          <table:table-cell office:value-type="string" table:style-name="ce1">
            <text:p>€588.50m</text:p>
          </table:table-cell>
          <table:table-cell office:value-type="float" office:value="26.4" table:style-name="ce6">
            <text:p>26.4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G32]/38" table:style-name="ce1">
            <text:p>1.789473684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11.05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252.65m</text:p>
          </table:table-cell>
          <table:table-cell office:value-type="float" office:value="24.8" table:style-name="ce6">
            <text:p>24.8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G33]/38" table:style-name="ce1">
            <text:p>0.631578947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06.85m</text:p>
          </table:table-cell>
          <table:table-cell office:value-type="string" table:style-name="ce1">
            <text:p>€189.00m</text:p>
          </table:table-cell>
          <table:table-cell office:value-type="string" table:style-name="ce1">
            <text:p>€494.00m</text:p>
          </table:table-cell>
          <table:table-cell office:value-type="float" office:value="25.5" table:style-name="ce6">
            <text:p>25.5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34]/38" table:style-name="ce1">
            <text:p>1.263157895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169.20m</text:p>
          </table:table-cell>
          <table:table-cell office:value-type="string" table:style-name="ce1">
            <text:p>€353.18m</text:p>
          </table:table-cell>
          <table:table-cell office:value-type="float" office:value="26.1" table:style-name="ce6">
            <text:p>26.1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35]/38" table:style-name="ce1">
            <text:p>1.210526316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73.17m</text:p>
          </table:table-cell>
          <table:table-cell office:value-type="string" table:style-name="ce1">
            <text:p>€53.20m</text:p>
          </table:table-cell>
          <table:table-cell office:value-type="string" table:style-name="ce1">
            <text:p>€386.95m</text:p>
          </table:table-cell>
          <table:table-cell office:value-type="float" office:value="28.3" table:style-name="ce6">
            <text:p>28.3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36]/38" table:style-name="ce1">
            <text:p>1.236842105</text:p>
          </table:table-cell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2.35m</text:p>
          </table:table-cell>
          <table:table-cell office:value-type="string" table:style-name="ce1">
            <text:p>€10.25m</text:p>
          </table:table-cell>
          <table:table-cell office:value-type="string" table:style-name="ce1">
            <text:p>€470.40m</text:p>
          </table:table-cell>
          <table:table-cell office:value-type="float" office:value="26" table:style-name="ce6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37]/38" table:style-name="ce1">
            <text:p>1.026315789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41.30m</text:p>
          </table:table-cell>
          <table:table-cell office:value-type="float" office:value="26.5" table:style-name="ce6">
            <text:p>26.5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38]/38" table:style-name="ce1">
            <text:p>1.289473684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95m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90.50m</text:p>
          </table:table-cell>
          <table:table-cell office:value-type="float" office:value="25.3" table:style-name="ce6">
            <text:p>25.3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G39]/38" table:style-name="ce1">
            <text:p>0.421052632</text:p>
          </table:table-cell>
          <table:table-cell office:value-type="float" office:value="35" table:style-name="ce1">
            <text:p>35</text:p>
          </table:table-cell>
          <table:table-cell office:value-type="float" office:value="104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0.50m</text:p>
          </table:table-cell>
          <table:table-cell office:value-type="string" table:style-name="ce1">
            <text:p>€82.80m</text:p>
          </table:table-cell>
          <table:table-cell office:value-type="string" table:style-name="ce1">
            <text:p>€450.45m</text:p>
          </table:table-cell>
          <table:table-cell office:value-type="float" office:value="26.7" table:style-name="ce6">
            <text:p>26.7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40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5.90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72.90m</text:p>
          </table:table-cell>
          <table:table-cell office:value-type="float" office:value="26.8" table:style-name="ce6">
            <text:p>26.8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G41]/38" table:style-name="ce1">
            <text:p>0.68421052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80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G42]/38" table:style-name="ce1">
            <text:p>2.34210526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4.6" table:style-name="ce6">
            <text:p>24.6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G43]/38" table:style-name="ce1">
            <text:p>2.210526316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54.15m</text:p>
          </table:table-cell>
          <table:table-cell office:value-type="float" office:value="26.6" table:style-name="ce6">
            <text:p>26.6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44]/38" table:style-name="ce1">
            <text:p>1.973684211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708.25m</text:p>
          </table:table-cell>
          <table:table-cell office:value-type="float" office:value="27" table:style-name="ce6">
            <text:p>27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45]/38" table:style-name="ce1">
            <text:p>1.868421053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37.00m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1.02bn</text:p>
          </table:table-cell>
          <table:table-cell office:value-type="float" office:value="27.2" table:style-name="ce6">
            <text:p>27.2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G46]/38" table:style-name="ce1">
            <text:p>1.763157895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154.00m</text:p>
          </table:table-cell>
          <table:table-cell office:value-type="string" table:style-name="ce1">
            <text:p>€494.00m</text:p>
          </table:table-cell>
          <table:table-cell office:value-type="float" office:value="25.7" table:style-name="ce6">
            <text:p>25.7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47]/38" table:style-name="ce1">
            <text:p>1.631578947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6.9" table:style-name="ce6">
            <text:p>26.9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48]/38" table:style-name="ce1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802.50m</text:p>
          </table:table-cell>
          <table:table-cell office:value-type="float" office:value="27.1" table:style-name="ce6">
            <text:p>27.1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49]/38" table:style-name="ce1">
            <text:p>1.578947368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470.40m</text:p>
          </table:table-cell>
          <table:table-cell office:value-type="float" office:value="25.7" table:style-name="ce6">
            <text:p>25.7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50]/38" table:style-name="ce1">
            <text:p>1.552631579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4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51]/38" table:style-name="ce1">
            <text:p>1.368421053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41.30m</text:p>
          </table:table-cell>
          <table:table-cell office:value-type="float" office:value="26.6" table:style-name="ce6">
            <text:p>26.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52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611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16bn</text:p>
          </table:table-cell>
          <table:table-cell office:value-type="float" office:value="25.9" table:style-name="ce6">
            <text:p>25.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53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350.95m</text:p>
          </table:table-cell>
          <table:table-cell office:value-type="float" office:value="26.5" table:style-name="ce6">
            <text:p>26.5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54]/38" table:style-name="ce1">
            <text:p>1.078947368</text:p>
          </table:table-cell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362.95m</text:p>
          </table:table-cell>
          <table:table-cell office:value-type="float" office:value="27.9" table:style-name="ce6">
            <text:p>27.9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55]/38" table:style-name="ce1">
            <text:p>1.052631579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56]/38" table:style-name="ce1">
            <text:p>1.026315789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68.00m</text:p>
          </table:table-cell>
          <table:table-cell office:value-type="float" office:value="26.5" table:style-name="ce6">
            <text:p>26.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57]/38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58]/38" table:style-name="ce1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508.30m</text:p>
          </table:table-cell>
          <table:table-cell office:value-type="float" office:value="26.3" table:style-name="ce6">
            <text:p>26.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59]/38" table:style-name="ce1">
            <text:p>0.894736842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346.03m</text:p>
          </table:table-cell>
          <table:table-cell office:value-type="float" office:value="25.1" table:style-name="ce6">
            <text:p>25.1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G60]/38" table:style-name="ce1">
            <text:p>0.815789474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34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71.45m</text:p>
          </table:table-cell>
          <table:table-cell office:value-type="float" office:value="24.6" table:style-name="ce6">
            <text:p>24.6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G61]/38" table:style-name="ce1">
            <text:p>0.657894737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27.00m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1.31bn</text:p>
          </table:table-cell>
          <table:table-cell office:value-type="float" office:value="27" table:style-name="ce6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G62]/38" table:style-name="ce1">
            <text:p>2.447368421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1.02bn</text:p>
          </table:table-cell>
          <table:table-cell office:value-type="float" office:value="27.7" table:style-name="ce6">
            <text:p>27.7</text:p>
          </table:table-cell>
          <table:table-cell office:value-type="float" office:value="92" table:style-name="ce1">
            <text:p>92</text:p>
          </table:table-cell>
          <table:table-cell office:value-type="float" office:value="2.4210526315789473" table:formula="of:=[.G63]/38" table:style-name="ce1">
            <text:p>2.421052632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G64]/38" table:style-name="ce1">
            <text:p>1.947368421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802.50m</text:p>
          </table:table-cell>
          <table:table-cell office:value-type="float" office:value="26.1" table:style-name="ce6">
            <text:p>26.1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65]/38" table:style-name="ce1">
            <text:p>1.868421053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7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1.23bn</text:p>
          </table:table-cell>
          <table:table-cell office:value-type="float" office:value="24.4" table:style-name="ce6">
            <text:p>24.4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66]/38" table:style-name="ce1">
            <text:p>1.815789474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42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928.25m</text:p>
          </table:table-cell>
          <table:table-cell office:value-type="float" office:value="27" table:style-name="ce6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G67]/38" table:style-name="ce1">
            <text:p>1.526315789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362.95m</text:p>
          </table:table-cell>
          <table:table-cell office:value-type="float" office:value="28" table:style-name="ce6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68]/38" table:style-name="ce1">
            <text:p>1.473684211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555.10m</text:p>
          </table:table-cell>
          <table:table-cell office:value-type="float" office:value="26.3" table:style-name="ce6">
            <text:p>26.3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69]/38" table:style-name="ce1">
            <text:p>1.368421053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51.00m</text:p>
          </table:table-cell>
          <table:table-cell office:value-type="string" table:style-name="ce1">
            <text:p>€494.00m</text:p>
          </table:table-cell>
          <table:table-cell office:value-type="float" office:value="26" table:style-name="ce6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70]/38" table:style-name="ce1">
            <text:p>1.342105263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401.25m</text:p>
          </table:table-cell>
          <table:table-cell office:value-type="float" office:value="26.5" table:style-name="ce6">
            <text:p>26.5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71]/38" table:style-name="ce1">
            <text:p>1.342105263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08.25m</text:p>
          </table:table-cell>
          <table:table-cell office:value-type="float" office:value="27.4" table:style-name="ce6">
            <text:p>27.4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72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41.30m</text:p>
          </table:table-cell>
          <table:table-cell office:value-type="float" office:value="26.9" table:style-name="ce6">
            <text:p>26.9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73]/38" table:style-name="ce1">
            <text:p>1.263157895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70.40m</text:p>
          </table:table-cell>
          <table:table-cell office:value-type="float" office:value="25.1" table:style-name="ce6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74]/38" table:style-name="ce1">
            <text:p>1.210526316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24.00m</text:p>
          </table:table-cell>
          <table:table-cell office:value-type="string" table:style-name="ce1">
            <text:p>€121.00m</text:p>
          </table:table-cell>
          <table:table-cell office:value-type="string" table:style-name="ce1">
            <text:p>€547.50m</text:p>
          </table:table-cell>
          <table:table-cell office:value-type="float" office:value="25.9" table:style-name="ce6">
            <text:p>25.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75]/38" table:style-name="ce1">
            <text:p>1.184210526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39.40m</text:p>
          </table:table-cell>
          <table:table-cell office:value-type="float" office:value="25.6" table:style-name="ce6">
            <text:p>25.6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76]/38" table:style-name="ce1">
            <text:p>1.052631579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495.50m</text:p>
          </table:table-cell>
          <table:table-cell office:value-type="float" office:value="26.5" table:style-name="ce6">
            <text:p>26.5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77]/38" table:style-name="ce1">
            <text:p>1.026315789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346.03m</text:p>
          </table:table-cell>
          <table:table-cell office:value-type="float" office:value="25.6" table:style-name="ce6">
            <text:p>25.6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78]/38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8" table:style-name="ce6">
            <text:p>28.8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79]/38" table:style-name="ce1">
            <text:p>0.92105263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36.55m</text:p>
          </table:table-cell>
          <table:table-cell office:value-type="float" office:value="28" table:style-name="ce6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G80]/38" table:style-name="ce1">
            <text:p>0.605263158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148.30m</text:p>
          </table:table-cell>
          <table:table-cell office:value-type="float" office:value="25.6" table:style-name="ce6">
            <text:p>25.6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G81]/38" table:style-name="ce1">
            <text:p>0.578947368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57.00m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1.31bn</text:p>
          </table:table-cell>
          <table:table-cell office:value-type="float" office:value="26.1" table:style-name="ce6">
            <text:p>26.1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G82]/38" table:style-name="ce1">
            <text:p>2.263157895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3.00m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754.15m</text:p>
          </table:table-cell>
          <table:table-cell office:value-type="float" office:value="25.5" table:style-name="ce6">
            <text:p>25.5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G83]/38" table:style-name="ce1">
            <text:p>1.947368421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2bn</text:p>
          </table:table-cell>
          <table:table-cell office:value-type="float" office:value="26.8" table:style-name="ce6">
            <text:p>26.8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84]/38" table:style-name="ce1">
            <text:p>1.815789474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.16bn</text:p>
          </table:table-cell>
          <table:table-cell office:value-type="float" office:value="25.8" table:style-name="ce6">
            <text:p>25.8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G85]/38" table:style-name="ce1">
            <text:p>1.763157895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49.30m</text:p>
          </table:table-cell>
          <table:table-cell office:value-type="float" office:value="26.4" table:style-name="ce6">
            <text:p>26.4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86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G87]/38" table:style-name="ce1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02.50m</text:p>
          </table:table-cell>
          <table:table-cell office:value-type="float" office:value="27" table:style-name="ce6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88]/38" table:style-name="ce1">
            <text:p>1.631578947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7" table:style-name="ce6">
            <text:p>25.7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89]/38" table:style-name="ce1">
            <text:p>1.605263158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46.03m</text:p>
          </table:table-cell>
          <table:table-cell office:value-type="float" office:value="26.1" table:style-name="ce6">
            <text:p>26.1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90]/38" table:style-name="ce1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50.45m</text:p>
          </table:table-cell>
          <table:table-cell office:value-type="float" office:value="26.4" table:style-name="ce6">
            <text:p>26.4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91]/38" table:style-name="ce1">
            <text:p>1.552631579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9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5" table:style-name="ce6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G92]/38" table:style-name="ce1">
            <text:p>1.447368421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93]/38" table:style-name="ce1">
            <text:p>1.184210526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96.00m</text:p>
          </table:table-cell>
          <table:table-cell office:value-type="string" table:style-name="ce1">
            <text:p>€277.10m</text:p>
          </table:table-cell>
          <table:table-cell office:value-type="float" office:value="25.6" table:style-name="ce6">
            <text:p>25.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94]/38" table:style-name="ce1">
            <text:p>1.18421052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1.30m</text:p>
          </table:table-cell>
          <table:table-cell office:value-type="float" office:value="28.8" table:style-name="ce6">
            <text:p>28.8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95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223.40m</text:p>
          </table:table-cell>
          <table:table-cell office:value-type="float" office:value="26.1" table:style-name="ce6">
            <text:p>26.1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96]/38" table:style-name="ce1">
            <text:p>1.131578947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94.00m</text:p>
          </table:table-cell>
          <table:table-cell office:value-type="float" office:value="25.8" table:style-name="ce6">
            <text:p>25.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97]/38" table:style-name="ce1">
            <text:p>1.07894736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4" table:style-name="ce6">
            <text:p>28.4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98]/38" table:style-name="ce1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2" table:style-name="ce6">
            <text:p>25.2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G99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60.80m</text:p>
          </table:table-cell>
          <table:table-cell office:value-type="float" office:value="26.5" table:style-name="ce6">
            <text:p>26.5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G100]/38" table:style-name="ce1">
            <text:p>0.684210526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26.25m</text:p>
          </table:table-cell>
          <table:table-cell office:value-type="float" office:value="26.5" table:style-name="ce6">
            <text:p>26.5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G101]/38" table:style-name="ce1">
            <text:p>0.605263158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7bn</text:p>
          </table:table-cell>
          <table:table-cell office:value-type="float" office:value="26.6" table:style-name="ce6">
            <text:p>26.6</text:p>
          </table:table-cell>
          <table:table-cell office:value-type="float" office:value="99" table:style-name="ce1">
            <text:p>99</text:p>
          </table:table-cell>
          <table:table-cell office:value-type="float" office:value="2.6052631578947367" table:formula="of:=[.G102]/38" table:style-name="ce1">
            <text:p>2.60526315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G103]/38" table:style-name="ce1">
            <text:p>2.131578947</text:p>
          </table:table-cell>
          <table:table-cell office:value-type="float" office:value="102" table:style-name="ce1">
            <text:p>102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782.25m</text:p>
          </table:table-cell>
          <table:table-cell office:value-type="float" office:value="24.7" table:style-name="ce6">
            <text:p>24.7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04]/38" table:style-name="ce1">
            <text:p>1.736842105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1.16bn</text:p>
          </table:table-cell>
          <table:table-cell office:value-type="float" office:value="25.3" table:style-name="ce6">
            <text:p>25.3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05]/38" table:style-name="ce1">
            <text:p>1.736842105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412.75m</text:p>
          </table:table-cell>
          <table:table-cell office:value-type="float" office:value="25.9" table:style-name="ce6">
            <text:p>25.9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106]/38" table:style-name="ce1">
            <text:p>1.631578947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22.00m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984.50m</text:p>
          </table:table-cell>
          <table:table-cell office:value-type="float" office:value="26.2" table:style-name="ce6">
            <text:p>26.2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107]/38" table:style-name="ce1">
            <text:p>1.552631579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06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313.60m</text:p>
          </table:table-cell>
          <table:table-cell office:value-type="float" office:value="25.9" table:style-name="ce6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108]/38" table:style-name="ce1">
            <text:p>1.552631579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5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09]/38" table:style-name="ce1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70.15m</text:p>
          </table:table-cell>
          <table:table-cell office:value-type="float" office:value="26.9" table:style-name="ce6">
            <text:p>26.9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10]/38" table:style-name="ce1">
            <text:p>1.42105263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52.65m</text:p>
          </table:table-cell>
          <table:table-cell office:value-type="float" office:value="28.1" table:style-name="ce6">
            <text:p>28.1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11]/38" table:style-name="ce1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90.70m</text:p>
          </table:table-cell>
          <table:table-cell office:value-type="float" office:value="25.7" table:style-name="ce6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12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23.00m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524.00m</text:p>
          </table:table-cell>
          <table:table-cell office:value-type="float" office:value="25.5" table:style-name="ce6">
            <text:p>25.5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13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08.25m</text:p>
          </table:table-cell>
          <table:table-cell office:value-type="float" office:value="26.5" table:style-name="ce6">
            <text:p>26.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9" table:style-name="ce6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115]/38" table:style-name="ce1">
            <text:p>1.131578947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494.00m</text:p>
          </table:table-cell>
          <table:table-cell office:value-type="float" office:value="26.4" table:style-name="ce6">
            <text:p>26.4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16]/38" table:style-name="ce1">
            <text:p>1.078947368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362.95m</text:p>
          </table:table-cell>
          <table:table-cell office:value-type="float" office:value="27.4" table:style-name="ce6">
            <text:p>27.4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17]/38" table:style-name="ce1">
            <text:p>1.026315789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66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547.50m</text:p>
          </table:table-cell>
          <table:table-cell office:value-type="float" office:value="25.6" table:style-name="ce6">
            <text:p>25.6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118]/38" table:style-name="ce1">
            <text:p>0.921052632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507.10m</text:p>
          </table:table-cell>
          <table:table-cell office:value-type="float" office:value="25.1" table:style-name="ce6">
            <text:p>25.1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19]/38" table:style-name="ce1">
            <text:p>0.894736842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58.85m</text:p>
          </table:table-cell>
          <table:table-cell office:value-type="float" office:value="28.4" table:style-name="ce6">
            <text:p>28.4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20]/38" table:style-name="ce1">
            <text:p>0.894736842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92.35m</text:p>
          </table:table-cell>
          <table:table-cell office:value-type="float" office:value="25.9" table:style-name="ce6">
            <text:p>25.9</text:p>
          </table:table-cell>
          <table:table-cell office:value-type="float" office:value="21" table:style-name="ce1">
            <text:p>21</text:p>
          </table:table-cell>
          <table:table-cell office:value-type="float" office:value="0.55263157894736847" table:formula="of:=[.G121]/38" table:style-name="ce1">
            <text:p>0.552631579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.31bn</text:p>
          </table:table-cell>
          <table:table-cell office:value-type="float" office:value="26.4" table:style-name="ce6">
            <text:p>26.4</text:p>
          </table:table-cell>
          <table:table-cell office:value-type="float" office:value="98" table:style-name="ce1">
            <text:p>98</text:p>
          </table:table-cell>
          <table:table-cell office:value-type="float" office:value="2.5789473684210527" table:formula="of:=[.G122]/38" table:style-name="ce1">
            <text:p>2.578947368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2" table:style-name="ce6">
            <text:p>26.2</text:p>
          </table:table-cell>
          <table:table-cell office:value-type="float" office:value="97" table:style-name="ce1">
            <text:p>97</text:p>
          </table:table-cell>
          <table:table-cell office:value-type="float" office:value="2.5526315789473686" table:formula="of:=[.G123]/38" table:style-name="ce1">
            <text:p>2.552631579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28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72" table:style-name="ce1">
            <text:p>72</text:p>
          </table:table-cell>
          <table:table-cell office:value-type="float" office:value="1.8947368421052631" table:formula="of:=[.G124]/38" table:style-name="ce1">
            <text:p>1.894736842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834.50m</text:p>
          </table:table-cell>
          <table:table-cell office:value-type="float" office:value="26.6" table:style-name="ce6">
            <text:p>26.6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125]/38" table:style-name="ce1">
            <text:p>1.868421053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.23bn</text:p>
          </table:table-cell>
          <table:table-cell office:value-type="float" office:value="26.4" table:style-name="ce6">
            <text:p>26.4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26]/38" table:style-name="ce1">
            <text:p>1.84210526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855.00m</text:p>
          </table:table-cell>
          <table:table-cell office:value-type="float" office:value="26" table:style-name="ce6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27]/38" table:style-name="ce1">
            <text:p>1.73684210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277.10m</text:p>
          </table:table-cell>
          <table:table-cell office:value-type="float" office:value="25.4" table:style-name="ce6">
            <text:p>25.4</text:p>
          </table:table-cell>
          <table:table-cell office:value-type="float" office:value="57" table:style-name="ce1">
            <text:p>57</text:p>
          </table:table-cell>
          <table:table-cell office:value-type="float" office:value="1.5" table:formula="of:=[.G128]/38" table:style-name="ce1">
            <text:p>1.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450.45m</text:p>
          </table:table-cell>
          <table:table-cell office:value-type="float" office:value="25.5" table:style-name="ce6">
            <text:p>25.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29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11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333.50m</text:p>
          </table:table-cell>
          <table:table-cell office:value-type="float" office:value="25.9" table:style-name="ce6">
            <text:p>25.9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30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31]/38" table:style-name="ce1">
            <text:p>1.368421053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65.20m</text:p>
          </table:table-cell>
          <table:table-cell office:value-type="float" office:value="27.9" table:style-name="ce6">
            <text:p>27.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32]/38" table:style-name="ce1">
            <text:p>1.31578947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41.30m</text:p>
          </table:table-cell>
          <table:table-cell office:value-type="float" office:value="27.2" table:style-name="ce6">
            <text:p>27.2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33]/38" table:style-name="ce1">
            <text:p>1.289473684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708.25m</text:p>
          </table:table-cell>
          <table:table-cell office:value-type="float" office:value="26.6" table:style-name="ce6">
            <text:p>26.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34]/38" table:style-name="ce1">
            <text:p>1.18421052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35]/38" table:style-name="ce1">
            <text:p>1.184210526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252.65m</text:p>
          </table:table-cell>
          <table:table-cell office:value-type="float" office:value="27.9" table:style-name="ce6">
            <text:p>27.9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36]/38" table:style-name="ce1">
            <text:p>1.052631579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1.00m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266.35m</text:p>
          </table:table-cell>
          <table:table-cell office:value-type="float" office:value="25.4" table:style-name="ce6">
            <text:p>25.4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37]/38" table:style-name="ce1">
            <text:p>1.026315789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494.00m</text:p>
          </table:table-cell>
          <table:table-cell office:value-type="float" office:value="27.2" table:style-name="ce6">
            <text:p>27.2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138]/38" table:style-name="ce1">
            <text:p>0.947368421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95.15m</text:p>
          </table:table-cell>
          <table:table-cell office:value-type="float" office:value="27.3" table:style-name="ce6">
            <text:p>27.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39]/38" table:style-name="ce1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8" table:style-name="ce6">
            <text:p>25.8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G140]/38" table:style-name="ce1">
            <text:p>0.684210526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16.10m</text:p>
          </table:table-cell>
          <table:table-cell office:value-type="float" office:value="25.9" table:style-name="ce6">
            <text:p>25.9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G141]/38" table:style-name="ce1">
            <text:p>0.421052632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317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1.31bn</text:p>
          </table:table-cell>
          <table:table-cell office:value-type="float" office:value="26" table:style-name="ce6">
            <text:p>26</text:p>
          </table:table-cell>
          <table:table-cell office:value-type="float" office:value="100" table:style-name="ce1">
            <text:p>100</text:p>
          </table:table-cell>
          <table:table-cell office:value-type="float" office:value="2.6315789473684212" table:formula="of:=[.G142]/38" table:style-name="ce1">
            <text:p>2.631578947</text:p>
          </table:table-cell>
          <table:table-cell office:value-type="float" office:value="106" table:style-name="ce1">
            <text:p>106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754.15m</text:p>
          </table:table-cell>
          <table:table-cell office:value-type="float" office:value="26.3" table:style-name="ce6">
            <text:p>26.3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G143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802.50m</text:p>
          </table:table-cell>
          <table:table-cell office:value-type="float" office:value="25.8" table:style-name="ce6">
            <text:p>25.8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G144]/38" table:style-name="ce1">
            <text:p>2.026315789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87.00m</text:p>
          </table:table-cell>
          <table:table-cell office:value-type="string" table:style-name="ce1">
            <text:p>€1.02bn</text:p>
          </table:table-cell>
          <table:table-cell office:value-type="float" office:value="25.5" table:style-name="ce6">
            <text:p>25.5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145]/38" table:style-name="ce1">
            <text:p>1.973684211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61.00m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.16bn</text:p>
          </table:table-cell>
          <table:table-cell office:value-type="float" office:value="26.6" table:style-name="ce6">
            <text:p>26.6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46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2.00m</text:p>
          </table:table-cell>
          <table:table-cell office:value-type="string" table:style-name="ce1">
            <text:p>€16.00m</text:p>
          </table:table-cell>
          <table:table-cell office:value-type="string" table:style-name="ce1">
            <text:p>€1.23bn</text:p>
          </table:table-cell>
          <table:table-cell office:value-type="float" office:value="26.5" table:style-name="ce6">
            <text:p>26.5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G147]/38" table:style-name="ce1">
            <text:p>1.657894737</text:p>
          </table:table-cell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252.65m</text:p>
          </table:table-cell>
          <table:table-cell office:value-type="float" office:value="27.3" table:style-name="ce6">
            <text:p>27.3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48]/38" table:style-name="ce1">
            <text:p>1.42105263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231.00m</text:p>
          </table:table-cell>
          <table:table-cell office:value-type="string" table:style-name="ce1">
            <text:p>€199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49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226.25m</text:p>
          </table:table-cell>
          <table:table-cell office:value-type="float" office:value="26.8" table:style-name="ce6">
            <text:p>26.8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50]/38" table:style-name="ce1">
            <text:p>1.236842105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708.25m</text:p>
          </table:table-cell>
          <table:table-cell office:value-type="float" office:value="25.5" table:style-name="ce6">
            <text:p>25.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51]/38" table:style-name="ce1">
            <text:p>1.15789473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541.30m</text:p>
          </table:table-cell>
          <table:table-cell office:value-type="float" office:value="27" table:style-name="ce6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52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9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507.10m</text:p>
          </table:table-cell>
          <table:table-cell office:value-type="float" office:value="26.7" table:style-name="ce6">
            <text:p>26.7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53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362.95m</text:p>
          </table:table-cell>
          <table:table-cell office:value-type="float" office:value="27.6" table:style-name="ce6">
            <text:p>27.6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54]/38" table:style-name="ce1">
            <text:p>1.10526315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38.00m</text:p>
          </table:table-cell>
          <table:table-cell office:value-type="float" office:value="27.6" table:style-name="ce6">
            <text:p>27.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55]/38" table:style-name="ce1">
            <text:p>1.078947368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494.00m</text:p>
          </table:table-cell>
          <table:table-cell office:value-type="float" office:value="27.4" table:style-name="ce6">
            <text:p>27.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56]/38" table:style-name="ce1">
            <text:p>1.052631579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0.75m</text:p>
          </table:table-cell>
          <table:table-cell office:value-type="float" office:value="26.2" table:style-name="ce6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157]/38" table:style-name="ce1">
            <text:p>0.97368421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46.60m</text:p>
          </table:table-cell>
          <table:table-cell office:value-type="float" office:value="26" table:style-name="ce6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158]/38" table:style-name="ce1">
            <text:p>0.94736842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56.00m</text:p>
          </table:table-cell>
          <table:table-cell office:value-type="string" table:style-name="ce1">
            <text:p>€144.60m</text:p>
          </table:table-cell>
          <table:table-cell office:value-type="float" office:value="27" table:style-name="ce6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159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66.75m</text:p>
          </table:table-cell>
          <table:table-cell office:value-type="float" office:value="27.5" table:style-name="ce6">
            <text:p>27.5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160]/38" table:style-name="ce1">
            <text:p>0.868421053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05.25m</text:p>
          </table:table-cell>
          <table:table-cell office:value-type="float" office:value="28.7" table:style-name="ce6">
            <text:p>28.7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G161]/38" table:style-name="ce1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32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G162]/38" table:style-name="ce1">
            <text:p>2.447368421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802.50m</text:p>
          </table:table-cell>
          <table:table-cell office:value-type="float" office:value="24.9" table:style-name="ce6">
            <text:p>24.9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G163]/38" table:style-name="ce1">
            <text:p>2.263157895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13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1.31bn</text:p>
          </table:table-cell>
          <table:table-cell office:value-type="float" office:value="28.1" table:style-name="ce6">
            <text:p>28.1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G164]/38" table:style-name="ce1">
            <text:p>2.052631579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G165]/38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166]/38" table:style-name="ce1">
            <text:p>1.973684211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754.15m</text:p>
          </table:table-cell>
          <table:table-cell office:value-type="float" office:value="26.4" table:style-name="ce6">
            <text:p>26.4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167]/38" table:style-name="ce1">
            <text:p>1.815789474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58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450.45m</text:p>
          </table:table-cell>
          <table:table-cell office:value-type="float" office:value="27.2" table:style-name="ce6">
            <text:p>27.2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168]/38" table:style-name="ce1">
            <text:p>1.605263158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04.00m</text:p>
          </table:table-cell>
          <table:table-cell office:value-type="string" table:style-name="ce1">
            <text:p>€185.75m</text:p>
          </table:table-cell>
          <table:table-cell office:value-type="float" office:value="25.8" table:style-name="ce6">
            <text:p>25.8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169]/38" table:style-name="ce1">
            <text:p>1.21052631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9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507.10m</text:p>
          </table:table-cell>
          <table:table-cell office:value-type="float" office:value="26.4" table:style-name="ce6">
            <text:p>26.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170]/38" table:style-name="ce1">
            <text:p>1.210526316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90.35m</text:p>
          </table:table-cell>
          <table:table-cell office:value-type="float" office:value="28.9" table:style-name="ce6">
            <text:p>28.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71]/38" table:style-name="ce1">
            <text:p>1.184210526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0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362.95m</text:p>
          </table:table-cell>
          <table:table-cell office:value-type="float" office:value="26.5" table:style-name="ce6">
            <text:p>26.5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72]/38" table:style-name="ce1">
            <text:p>1.184210526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7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98.00m</text:p>
          </table:table-cell>
          <table:table-cell office:value-type="float" office:value="27.3" table:style-name="ce6">
            <text:p>27.3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73]/38" table:style-name="ce1">
            <text:p>1.157894737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56.25m</text:p>
          </table:table-cell>
          <table:table-cell office:value-type="float" office:value="28.6" table:style-name="ce6">
            <text:p>28.6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74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7.8" table:style-name="ce6">
            <text:p>27.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75]/38" table:style-name="ce1">
            <text:p>1.078947368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10.50m</text:p>
          </table:table-cell>
          <table:table-cell office:value-type="float" office:value="27.3" table:style-name="ce6">
            <text:p>27.3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76]/38" table:style-name="ce1">
            <text:p>1.07894736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.4" table:style-name="ce6">
            <text:p>27.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77]/38" table:style-name="ce1">
            <text:p>1.052631579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5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09.75m</text:p>
          </table:table-cell>
          <table:table-cell office:value-type="float" office:value="28.4" table:style-name="ce6">
            <text:p>28.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78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9.35m</text:p>
          </table:table-cell>
          <table:table-cell office:value-type="float" office:value="27.2" table:style-name="ce6">
            <text:p>27.2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79]/38" table:style-name="ce1">
            <text:p>0.894736842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90.75m</text:p>
          </table:table-cell>
          <table:table-cell office:value-type="float" office:value="27.1" table:style-name="ce6">
            <text:p>27.1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G180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381.95m</text:p>
          </table:table-cell>
          <table:table-cell office:value-type="float" office:value="26.5" table:style-name="ce6">
            <text:p>26.5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G181]/38" table:style-name="ce1">
            <text:p>0.631578947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1.30m</text:p>
          </table:table-cell>
          <table:table-cell office:value-type="float" office:value="27.3" table:style-name="ce6">
            <text:p>27.3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G182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183]/38" table:style-name="ce1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2" table:style-name="ce6">
            <text:p>24.2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84]/38" table:style-name="ce1">
            <text:p>1.842105263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7.8" table:style-name="ce6">
            <text:p>27.8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85]/38" table:style-name="ce1">
            <text:p>1.736842105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4" table:style-name="ce6">
            <text:p>25.4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86]/38" table:style-name="ce1">
            <text:p>1.736842105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82.25m</text:p>
          </table:table-cell>
          <table:table-cell office:value-type="float" office:value="26" table:style-name="ce6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G187]/38" table:style-name="ce1">
            <text:p>1.657894737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6.4" table:style-name="ce6">
            <text:p>26.4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188]/38" table:style-name="ce1">
            <text:p>1.631578947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4.9" table:style-name="ce6">
            <text:p>24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189]/38" table:style-name="ce1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16.25m</text:p>
          </table:table-cell>
          <table:table-cell office:value-type="float" office:value="27.5" table:style-name="ce6">
            <text:p>27.5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190]/38" table:style-name="ce1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6.4" table:style-name="ce6">
            <text:p>26.4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91]/38" table:style-name="ce1">
            <text:p>1.315789474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6.5" table:style-name="ce6">
            <text:p>26.5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92]/38" table:style-name="ce1">
            <text:p>1.236842105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35.00m</text:p>
          </table:table-cell>
          <table:table-cell office:value-type="float" office:value="27.5" table:style-name="ce6">
            <text:p>27.5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93]/38" table:style-name="ce1">
            <text:p>1.23684210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0.75m</text:p>
          </table:table-cell>
          <table:table-cell office:value-type="float" office:value="28.1" table:style-name="ce6">
            <text:p>28.1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94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96.10m</text:p>
          </table:table-cell>
          <table:table-cell office:value-type="float" office:value="28.6" table:style-name="ce6">
            <text:p>28.6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195]/38" table:style-name="ce1">
            <text:p>1.131578947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96]/38" table:style-name="ce1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50m</text:p>
          </table:table-cell>
          <table:table-cell office:value-type="string" table:style-name="ce1">
            <text:p>€507.10m</text:p>
          </table:table-cell>
          <table:table-cell office:value-type="float" office:value="27.5" table:style-name="ce6">
            <text:p>27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97]/38" table:style-name="ce1">
            <text:p>1.105263158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2" table:style-name="ce6">
            <text:p>27.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98]/38" table:style-name="ce1">
            <text:p>1.026315789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2" table:style-name="ce6">
            <text:p>25.2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199]/38" table:style-name="ce1">
            <text:p>0.973684211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5.2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77.15m</text:p>
          </table:table-cell>
          <table:table-cell office:value-type="float" office:value="27.7" table:style-name="ce6">
            <text:p>27.7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200]/38" table:style-name="ce1">
            <text:p>0.894736842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17" table:style-name="ce1">
            <text:p>17</text:p>
          </table:table-cell>
          <table:table-cell office:value-type="float" office:value="0.44736842105263158" table:formula="of:=[.G201]/38" table:style-name="ce1">
            <text:p>0.447368421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G202]/38" table:style-name="ce1">
            <text:p>2.289473684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8.7" table:style-name="ce6">
            <text:p>28.7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G203]/38" table:style-name="ce1">
            <text:p>2.078947368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5.9" table:style-name="ce6">
            <text:p>25.9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204]/38" table:style-name="ce1">
            <text:p>1.973684211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7" table:style-name="ce6">
            <text:p>25.7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205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5" table:style-name="ce6">
            <text:p>24.5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G206]/38" table:style-name="ce1">
            <text:p>1.684210526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5.3" table:style-name="ce6">
            <text:p>25.3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207]/38" table:style-name="ce1">
            <text:p>1.63157894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10.05m</text:p>
          </table:table-cell>
          <table:table-cell office:value-type="float" office:value="25.6" table:style-name="ce6">
            <text:p>25.6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208]/38" table:style-name="ce1">
            <text:p>1.578947368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24.20m</text:p>
          </table:table-cell>
          <table:table-cell office:value-type="float" office:value="26.4" table:style-name="ce6">
            <text:p>26.4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209]/38" table:style-name="ce1">
            <text:p>1.473684211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03.85m</text:p>
          </table:table-cell>
          <table:table-cell office:value-type="float" office:value="27.5" table:style-name="ce6">
            <text:p>27.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210]/38" table:style-name="ce1">
            <text:p>1.421052632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211]/38" table:style-name="ce1">
            <text:p>1.263157895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7.7" table:style-name="ce6">
            <text:p>27.7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212]/38" table:style-name="ce1">
            <text:p>1.236842105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7.1" table:style-name="ce6">
            <text:p>27.1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213]/38" table:style-name="ce1">
            <text:p>1.23684210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64.45m</text:p>
          </table:table-cell>
          <table:table-cell office:value-type="float" office:value="27.9" table:style-name="ce6">
            <text:p>27.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2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9.95m</text:p>
          </table:table-cell>
          <table:table-cell office:value-type="float" office:value="27.5" table:style-name="ce6">
            <text:p>27.5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215]/38" table:style-name="ce1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6" table:style-name="ce6">
            <text:p>25.6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216]/38" table:style-name="ce1">
            <text:p>1.02631578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5" table:style-name="ce6">
            <text:p>27.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217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218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72.90m</text:p>
          </table:table-cell>
          <table:table-cell office:value-type="float" office:value="27" table:style-name="ce6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219]/38" table:style-name="ce1">
            <text:p>0.92105263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" table:style-name="ce6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220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66.35m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G221]/38" table:style-name="ce1">
            <text:p>0.789473684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number-rows-repeated="1048355" table:style-name="ro2">
          <table:table-cell table:number-columns-repeated="16384"/>
        </table:table-row>
      </table:table>
      <table:table table:name="LaLiga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Season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Expenditure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Squad Value</text:p>
          </table:table-cell>
          <table:table-cell office:value-type="string" table:style-name="ce2">
            <text:p>Avg. Squad Age</text:p>
          </table:table-cell>
          <table:table-cell office:value-type="string" table:style-name="ce2">
            <text:p>Season Result</text:p>
          </table:table-cell>
          <table:table-cell office:value-type="string" table:style-name="ce2">
            <text:p>Points per game</text:p>
          </table:table-cell>
          <table:table-cell office:value-type="string" table:style-name="ce2">
            <text:p>Goals For<text:s/></text:p>
          </table:table-cell>
          <table:table-cell office:value-type="string" table:style-name="ce2">
            <text:p>Goals Again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€60.50m</text:p>
          </table:table-cell>
          <table:table-cell office:value-type="string" table:style-name="ce2">
            <text:p>€66.80m</text:p>
          </table:table-cell>
          <table:table-cell office:value-type="string" table:style-name="ce2">
            <text:p>€1.08bn</text:p>
          </table:table-cell>
          <table:table-cell office:value-type="float" office:value="23.3" table:style-name="ce2">
            <text:p>23.3</text:p>
          </table:table-cell>
          <table:table-cell office:value-type="float" office:value="88" table:style-name="ce2">
            <text:p>88</text:p>
          </table:table-cell>
          <table:table-cell office:value-type="float" office:value="2.3157894739999998" table:style-name="ce2">
            <text:p>2.315789474</text:p>
          </table:table-cell>
          <table:table-cell office:value-type="float" office:value="102" table:style-name="ce2">
            <text:p>102</text:p>
          </table:table-cell>
          <table:table-cell office:value-type="float" office:value="39" table:style-name="ce2">
            <text:p>3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49.00m</text:p>
          </table:table-cell>
          <table:table-cell office:value-type="string" table:style-name="ce2">
            <text:p>€16.00m</text:p>
          </table:table-cell>
          <table:table-cell office:value-type="string" table:style-name="ce2">
            <text:p>€1.35bn</text:p>
          </table:table-cell>
          <table:table-cell office:value-type="float" office:value="24.4" table:style-name="ce2">
            <text:p>24.4</text:p>
          </table:table-cell>
          <table:table-cell office:value-type="float" office:value="84" table:style-name="ce2">
            <text:p>84</text:p>
          </table:table-cell>
          <table:table-cell office:value-type="float" office:value="2.2105263160000002" table:style-name="ce2">
            <text:p>2.210526316</text:p>
          </table:table-cell>
          <table:table-cell office:value-type="float" office:value="78" table:style-name="ce2">
            <text:p>78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lético</text:p>
          </table:table-cell>
          <table:table-cell office:value-type="string" table:style-name="ce2">
            <text:p>€188.00m</text:p>
          </table:table-cell>
          <table:table-cell office:value-type="string" table:style-name="ce2">
            <text:p>€114.98m</text:p>
          </table:table-cell>
          <table:table-cell office:value-type="string" table:style-name="ce2">
            <text:p>€542.50m</text:p>
          </table:table-cell>
          <table:table-cell office:value-type="float" office:value="26.5" table:style-name="ce2">
            <text:p>26.5</text:p>
          </table:table-cell>
          <table:table-cell office:value-type="float" office:value="76" table:style-name="ce2">
            <text:p>76</text:p>
          </table:table-cell>
          <table:table-cell office:value-type="float" office:value="2" table:style-name="ce2">
            <text:p>2</text:p>
          </table:table-cell>
          <table:table-cell office:value-type="float" office:value="68" table:style-name="ce2">
            <text:p>68</text:p>
          </table:table-cell>
          <table:table-cell office:value-type="float" office:value="30" table:style-name="ce2">
            <text:p>3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hletic Club</text:p>
          </table:table-cell>
          <table:table-cell office:value-type="string" table:style-name="ce2">
            <text:p>€18.00m</text:p>
          </table:table-cell>
          <table:table-cell office:value-type="string" table:style-name="ce2">
            <text:p>€9.25m</text:p>
          </table:table-cell>
          <table:table-cell office:value-type="string" table:style-name="ce2">
            <text:p>€375.35m</text:p>
          </table:table-cell>
          <table:table-cell office:value-type="float" office:value="26.1" table:style-name="ce2">
            <text:p>26.1</text:p>
          </table:table-cell>
          <table:table-cell office:value-type="float" office:value="70" table:style-name="ce2">
            <text:p>70</text:p>
          </table:table-cell>
          <table:table-cell office:value-type="float" office:value="1.8421052630000001" table:style-name="ce2">
            <text:p>1.842105263</text:p>
          </table:table-cell>
          <table:table-cell office:value-type="float" office:value="54" table:style-name="ce2">
            <text:p>54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€69.00m</text:p>
          </table:table-cell>
          <table:table-cell office:value-type="string" table:style-name="ce2">
            <text:p>€74.50m</text:p>
          </table:table-cell>
          <table:table-cell office:value-type="string" table:style-name="ce2">
            <text:p>€264.25m</text:p>
          </table:table-cell>
          <table:table-cell office:value-type="float" office:value="26.2" table:style-name="ce2">
            <text:p>26.2</text:p>
          </table:table-cell>
          <table:table-cell office:value-type="float" office:value="70" table:style-name="ce2">
            <text:p>70</text:p>
          </table:table-cell>
          <table:table-cell office:value-type="float" office:value="1.8421052630000001" table:style-name="ce2">
            <text:p>1.842105263</text:p>
          </table:table-cell>
          <table:table-cell office:value-type="float" office:value="71" table:style-name="ce2">
            <text:p>71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Betis</text:p>
          </table:table-cell>
          <table:table-cell office:value-type="string" table:style-name="ce2">
            <text:p>€41.05m</text:p>
          </table:table-cell>
          <table:table-cell office:value-type="string" table:style-name="ce2">
            <text:p>€61.20m</text:p>
          </table:table-cell>
          <table:table-cell office:value-type="string" table:style-name="ce2">
            <text:p>€291.70m</text:p>
          </table:table-cell>
          <table:table-cell office:value-type="float" office:value="26" table:style-name="ce2">
            <text:p>26</text:p>
          </table:table-cell>
          <table:table-cell office:value-type="float" office:value="60" table:style-name="ce2">
            <text:p>60</text:p>
          </table:table-cell>
          <table:table-cell office:value-type="float" office:value="1.5789473679999999" table:style-name="ce2">
            <text:p>1.578947368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11.20m</text:p>
          </table:table-cell>
          <table:table-cell office:value-type="string" table:style-name="ce2">
            <text:p>€20.50m</text:p>
          </table:table-cell>
          <table:table-cell office:value-type="string" table:style-name="ce2">
            <text:p>€130.90m</text:p>
          </table:table-cell>
          <table:table-cell office:value-type="float" office:value="26.3" table:style-name="ce2">
            <text:p>26.3</text:p>
          </table:table-cell>
          <table:table-cell office:value-type="float" office:value="55" table:style-name="ce2">
            <text:p>55</text:p>
          </table:table-cell>
          <table:table-cell office:value-type="float" office:value="1.447368421" table:style-name="ce2">
            <text:p>1.447368421</text:p>
          </table:table-cell>
          <table:table-cell office:value-type="float" office:value="59" table:style-name="ce2">
            <text:p>59</text:p>
          </table:table-cell>
          <table:table-cell office:value-type="float" office:value="57" table:style-name="ce2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.00m</text:p>
          </table:table-cell>
          <table:table-cell office:value-type="string" table:style-name="ce2">
            <text:p>€68.00m</text:p>
          </table:table-cell>
          <table:table-cell office:value-type="float" office:value="28.3" table:style-name="ce2">
            <text:p>28.3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A Osasuna</text:p>
          </table:table-cell>
          <table:table-cell office:value-type="string" table:style-name="ce2">
            <text:p>€8.05m</text:p>
          </table:table-cell>
          <table:table-cell office:value-type="string" table:style-name="ce2">
            <text:p>€8.95m</text:p>
          </table:table-cell>
          <table:table-cell office:value-type="string" table:style-name="ce2">
            <text:p>€113.28m</text:p>
          </table:table-cell>
          <table:table-cell office:value-type="float" office:value="26.7" table:style-name="ce2">
            <text:p>26.7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8" table:style-name="ce2">
            <text:p>48</text:p>
          </table:table-cell>
          <table:table-cell office:value-type="float" office:value="52" table:style-name="ce2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CD Mallorca</text:p>
          </table:table-cell>
          <table:table-cell office:value-type="string" table:style-name="ce2">
            <text:p>€2.35m</text:p>
          </table:table-cell>
          <table:table-cell office:value-type="string" table:style-name="ce2">
            <text:p>€14.00m</text:p>
          </table:table-cell>
          <table:table-cell office:value-type="string" table:style-name="ce2">
            <text:p>€84.88m</text:p>
          </table:table-cell>
          <table:table-cell office:value-type="float" office:value="27.6" table:style-name="ce2">
            <text:p>27.6</text:p>
          </table:table-cell>
          <table:table-cell office:value-type="float" office:value="48" table:style-name="ce2">
            <text:p>48</text:p>
          </table:table-cell>
          <table:table-cell office:value-type="float" office:value="1.263157895" table:style-name="ce2">
            <text:p>1.263157895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45.20m</text:p>
          </table:table-cell>
          <table:table-cell office:value-type="string" table:style-name="ce2">
            <text:p>€71.35m</text:p>
          </table:table-cell>
          <table:table-cell office:value-type="string" table:style-name="ce2">
            <text:p>€345.05m</text:p>
          </table:table-cell>
          <table:table-cell office:value-type="float" office:value="24.6" table:style-name="ce2">
            <text:p>24.6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35" table:style-name="ce2">
            <text:p>35</text:p>
          </table:table-cell>
          <table:table-cell office:value-type="float" office:value="46" table:style-name="ce2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€2.87m</text:p>
          </table:table-cell>
          <table:table-cell office:value-type="string" table:style-name="ce2">
            <text:p>€30.00m</text:p>
          </table:table-cell>
          <table:table-cell office:value-type="string" table:style-name="ce2">
            <text:p>€215.55m</text:p>
          </table:table-cell>
          <table:table-cell office:value-type="float" office:value="24.5" table:style-name="ce2">
            <text:p>24.5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etafe</text:p>
          </table:table-cell>
          <table:table-cell office:value-type="string" table:style-name="ce2">
            <text:p>€9.20m</text:p>
          </table:table-cell>
          <table:table-cell office:value-type="string" table:style-name="ce2">
            <text:p>€30.80m</text:p>
          </table:table-cell>
          <table:table-cell office:value-type="string" table:style-name="ce2">
            <text:p>€87.70m</text:p>
          </table:table-cell>
          <table:table-cell office:value-type="float" office:value="25.4" table:style-name="ce2">
            <text:p>25.4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4" table:style-name="ce2">
            <text:p>34</text:p>
          </table:table-cell>
          <table:table-cell office:value-type="float" office:value="39" table:style-name="ce2">
            <text:p>3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Espanyol</text:p>
          </table:table-cell>
          <table:table-cell office:value-type="string" table:style-name="ce2">
            <text:p>€900k</text:p>
          </table:table-cell>
          <table:table-cell office:value-type="string" table:style-name="ce2">
            <text:p>€1.55m</text:p>
          </table:table-cell>
          <table:table-cell office:value-type="string" table:style-name="ce2">
            <text:p>€116.98m</text:p>
          </table:table-cell>
          <table:table-cell office:value-type="float" office:value="25.6" table:style-name="ce2">
            <text:p>25.6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lavés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19.37m</text:p>
          </table:table-cell>
          <table:table-cell office:value-type="string" table:style-name="ce2">
            <text:p>€92.35m</text:p>
          </table:table-cell>
          <table:table-cell office:value-type="float" office:value="25.8" table:style-name="ce2">
            <text:p>25.8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8" table:style-name="ce2">
            <text:p>38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€46.20m</text:p>
          </table:table-cell>
          <table:table-cell office:value-type="string" table:style-name="ce2">
            <text:p>€59.80m</text:p>
          </table:table-cell>
          <table:table-cell office:value-type="string" table:style-name="ce2">
            <text:p>€153.10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20.00m</text:p>
          </table:table-cell>
          <table:table-cell office:value-type="string" table:style-name="ce2">
            <text:p>€32.85m</text:p>
          </table:table-cell>
          <table:table-cell office:value-type="string" table:style-name="ce2">
            <text:p>€183.90m</text:p>
          </table:table-cell>
          <table:table-cell office:value-type="float" office:value="25.2" table:style-name="ce2">
            <text:p>25.2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3.81m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47.98m</text:p>
          </table:table-cell>
          <table:table-cell office:value-type="float" office:value="26.1" table:style-name="ce2">
            <text:p>26.1</text:p>
          </table:table-cell>
          <table:table-cell office:value-type="float" office:value="40" table:style-name="ce2">
            <text:p>40</text:p>
          </table:table-cell>
          <table:table-cell office:value-type="float" office:value="1.052631579" table:style-name="ce2">
            <text:p>1.052631579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8.23m</text:p>
          </table:table-cell>
          <table:table-cell office:value-type="string" table:style-name="ce2">
            <text:p>€117.30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0.84210526299999999" table:style-name="ce2">
            <text:p>0.842105263</text:p>
          </table:table-cell>
          <table:table-cell office:value-type="float" office:value="40" table:style-name="ce2">
            <text:p>40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Valladolid</text:p>
          </table:table-cell>
          <table:table-cell office:value-type="string" table:style-name="ce2">
            <text:p>€16.68m</text:p>
          </table:table-cell>
          <table:table-cell office:value-type="string" table:style-name="ce2">
            <text:p>€18.60m</text:p>
          </table:table-cell>
          <table:table-cell office:value-type="string" table:style-name="ce2">
            <text:p>€81.45m</text:p>
          </table:table-cell>
          <table:table-cell office:value-type="float" office:value="25.4" table:style-name="ce2">
            <text:p>25.4</text:p>
          </table:table-cell>
          <table:table-cell office:value-type="float" office:value="16" table:style-name="ce2">
            <text:p>16</text:p>
          </table:table-cell>
          <table:table-cell office:value-type="float" office:value="0.42105263199999998" table:style-name="ce2">
            <text:p>0.421052632</text:p>
          </table:table-cell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161.5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.14bn</text:p>
          </table:table-cell>
          <table:table-cell office:value-type="float" office:value="25.6" table:style-name="ce1">
            <text:p>25.6</text:p>
          </table:table-cell>
          <table:table-cell office:value-type="float" office:value="95" table:style-name="ce2">
            <text:p>95</text:p>
          </table:table-cell>
          <table:table-cell office:value-type="float" office:value="2.5" table:formula="of:=[.G22]/38" table:style-name="ce2">
            <text:p>2.5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8">
            <text:p>2023/24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131.70m</text:p>
          </table:table-cell>
          <table:table-cell office:value-type="string" table:style-name="ce1">
            <text:p>€916.20m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2">
            <text:p>85</text:p>
          </table:table-cell>
          <table:table-cell office:value-type="float" office:value="2.236842105263158" table:formula="of:=[.G23]/38" table:style-name="ce2">
            <text:p>2.236842105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irona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297.90m</text:p>
          </table:table-cell>
          <table:table-cell office:value-type="float" office:value="25.6" table:style-name="ce1">
            <text:p>25.6</text:p>
          </table:table-cell>
          <table:table-cell office:value-type="float" office:value="81" table:style-name="ce2">
            <text:p>81</text:p>
          </table:table-cell>
          <table:table-cell office:value-type="float" office:value="2.1315789473684212" table:formula="of:=[.G24]/38" table:style-name="ce2">
            <text:p>2.131578947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56.50m</text:p>
          </table:table-cell>
          <table:table-cell office:value-type="string" table:style-name="ce1">
            <text:p>€103.10m</text:p>
          </table:table-cell>
          <table:table-cell office:value-type="string" table:style-name="ce1">
            <text:p>€458.45m</text:p>
          </table:table-cell>
          <table:table-cell office:value-type="float" office:value="26.9" table:style-name="ce1">
            <text:p>26.9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G25]/38" table:style-name="ce2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.65m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1.7894736842105263" table:formula="of:=[.G26]/38" table:style-name="ce2">
            <text:p>1.789473684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20.40m</text:p>
          </table:table-cell>
          <table:table-cell office:value-type="string" table:style-name="ce1">
            <text:p>€17.80m</text:p>
          </table:table-cell>
          <table:table-cell office:value-type="string" table:style-name="ce1">
            <text:p>€498.50m</text:p>
          </table:table-cell>
          <table:table-cell office:value-type="float" office:value="25.2" table:style-name="ce1">
            <text:p>25.2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G27]/38" table:style-name="ce2">
            <text:p>1.578947368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33.70m</text:p>
          </table:table-cell>
          <table:table-cell office:value-type="string" table:style-name="ce1">
            <text:p>€70.50m</text:p>
          </table:table-cell>
          <table:table-cell office:value-type="string" table:style-name="ce1">
            <text:p>€224.88m</text:p>
          </table:table-cell>
          <table:table-cell office:value-type="float" office:value="27" table:style-name="ce1">
            <text:p>27</text:p>
          </table:table-cell>
          <table:table-cell office:value-type="float" office:value="57" table:style-name="ce2">
            <text:p>57</text:p>
          </table:table-cell>
          <table:table-cell office:value-type="float" office:value="1.5" table:formula="of:=[.G28]/38" table:style-name="ce2">
            <text:p>1.5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12.5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252.50m</text:p>
          </table:table-cell>
          <table:table-cell office:value-type="float" office:value="27.2" table:style-name="ce1">
            <text:p>27.2</text:p>
          </table:table-cell>
          <table:table-cell office:value-type="float" office:value="53" table:style-name="ce2">
            <text:p>53</text:p>
          </table:table-cell>
          <table:table-cell office:value-type="float" office:value="1.3947368421052631" table:formula="of:=[.G29]/38" table:style-name="ce2">
            <text:p>1.39473684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28.90m</text:p>
          </table:table-cell>
          <table:table-cell office:value-type="string" table:style-name="ce1">
            <text:p>€244.73m</text:p>
          </table:table-cell>
          <table:table-cell office:value-type="float" office:value="23.8" table:style-name="ce1">
            <text:p>23.8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G30]/38" table:style-name="ce2">
            <text:p>1.28947368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23.70m</text:p>
          </table:table-cell>
          <table:table-cell office:value-type="float" office:value="24.5" table:style-name="ce1">
            <text:p>24.5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G31]/38" table:style-name="ce2">
            <text:p>1.21052631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05.35m</text:p>
          </table:table-cell>
          <table:table-cell office:value-type="float" office:value="27.2" table:style-name="ce1">
            <text:p>27.2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G32]/38" table:style-name="ce2">
            <text:p>1.184210526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.04m</text:p>
          </table:table-cell>
          <table:table-cell office:value-type="string" table:style-name="ce1">
            <text:p>€133.00m</text:p>
          </table:table-cell>
          <table:table-cell office:value-type="float" office:value="25.7" table:style-name="ce1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G33]/38" table:style-name="ce2">
            <text:p>1.13157894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228.75m</text:p>
          </table:table-cell>
          <table:table-cell office:value-type="float" office:value="26.7" table:style-name="ce1">
            <text:p>26.7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G34]/38" table:style-name="ce2">
            <text:p>1.078947368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6.20m</text:p>
          </table:table-cell>
          <table:table-cell office:value-type="string" table:style-name="ce1">
            <text:p>€149.30m</text:p>
          </table:table-cell>
          <table:table-cell office:value-type="float" office:value="25.9" table:style-name="ce1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G35]/38" table:style-name="ce2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24.3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87.70m</text:p>
          </table:table-cell>
          <table:table-cell office:value-type="float" office:value="26.9" table:style-name="ce1">
            <text:p>26.9</text:p>
          </table:table-cell>
          <table:table-cell office:value-type="float" office:value="40" table:style-name="ce2">
            <text:p>40</text:p>
          </table:table-cell>
          <table:table-cell office:value-type="float" office:value="1.0526315789473684" table:formula="of:=[.G36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UD Las Palmas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2.40m</text:p>
          </table:table-cell>
          <table:table-cell office:value-type="float" office:value="26.2" table:style-name="ce1">
            <text:p>26.2</text:p>
          </table:table-cell>
          <table:table-cell office:value-type="float" office:value="40" table:style-name="ce2">
            <text:p>40</text:p>
          </table:table-cell>
          <table:table-cell office:value-type="float" office:value="1.0526315789473684" table:formula="of:=[.G37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17.30m</text:p>
          </table:table-cell>
          <table:table-cell office:value-type="string" table:style-name="ce1">
            <text:p>€5.70m</text:p>
          </table:table-cell>
          <table:table-cell office:value-type="string" table:style-name="ce1">
            <text:p>€63.95m</text:p>
          </table:table-cell>
          <table:table-cell office:value-type="float" office:value="28.9" table:style-name="ce1">
            <text:p>28.9</text:p>
          </table:table-cell>
          <table:table-cell office:value-type="float" office:value="38" table:style-name="ce2">
            <text:p>38</text:p>
          </table:table-cell>
          <table:table-cell office:value-type="float" office:value="1" table:formula="of:=[.G38]/38" table:style-name="ce2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60.70m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0.86842105263157898" table:formula="of:=[.G39]/38" table:style-name="ce2">
            <text:p>0.868421053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UD Almería</text:p>
          </table:table-cell>
          <table:table-cell office:value-type="string" table:style-name="ce1">
            <text:p>€54.75m</text:p>
          </table:table-cell>
          <table:table-cell office:value-type="string" table:style-name="ce1">
            <text:p>€52.30m</text:p>
          </table:table-cell>
          <table:table-cell office:value-type="string" table:style-name="ce1">
            <text:p>€99.40m</text:p>
          </table:table-cell>
          <table:table-cell office:value-type="float" office:value="25.3" table:style-name="ce1">
            <text:p>25.3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G40]/38" table:style-name="ce2">
            <text:p>0.552631579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9.19m</text:p>
          </table:table-cell>
          <table:table-cell office:value-type="string" table:style-name="ce1">
            <text:p>€10.45m</text:p>
          </table:table-cell>
          <table:table-cell office:value-type="string" table:style-name="ce1">
            <text:p>€141.10m</text:p>
          </table:table-cell>
          <table:table-cell office:value-type="float" office:value="26.4" table:style-name="ce1">
            <text:p>26.4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G41]/38" table:style-name="ce2">
            <text:p>0.552631579</text:p>
          </table:table-cell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€159.00m</text:p>
          </table:table-cell>
          <table:table-cell office:value-type="string" table:style-name="ce1">
            <text:p>€39.50m</text:p>
          </table:table-cell>
          <table:table-cell office:value-type="string" table:style-name="ce1">
            <text:p>€836.80m</text:p>
          </table:table-cell>
          <table:table-cell office:value-type="float" office:value="24.4" table:style-name="ce2">
            <text:p>24.4</text:p>
          </table:table-cell>
          <table:table-cell office:value-type="float" office:value="88" table:style-name="ce1">
            <text:p>88</text:p>
          </table:table-cell>
          <table:table-cell office:value-type="float" office:value="2.3157894736842106" table:formula="of:=[.G42]/38" table:style-name="ce2">
            <text:p>2.31578947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99.15m</text:p>
          </table:table-cell>
          <table:table-cell office:value-type="string" table:style-name="ce1">
            <text:p>€923.45m</text:p>
          </table:table-cell>
          <table:table-cell office:value-type="float" office:value="25.9" table:style-name="ce2">
            <text:p>25.9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G43]/38" table:style-name="ce2">
            <text:p>2.052631579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Atlético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28.25m</text:p>
          </table:table-cell>
          <table:table-cell office:value-type="string" table:style-name="ce1">
            <text:p>€534.30m</text:p>
          </table:table-cell>
          <table:table-cell office:value-type="float" office:value="25.8" table:style-name="ce2">
            <text:p>25.8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G44]/38" table:style-name="ce2">
            <text:p>2.02631578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41.70m</text:p>
          </table:table-cell>
          <table:table-cell office:value-type="float" office:value="25" table:style-name="ce2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45]/38" table:style-name="ce2">
            <text:p>1.868421053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€6.48m</text:p>
          </table:table-cell>
          <table:table-cell office:value-type="string" table:style-name="ce1">
            <text:p>€31.60m</text:p>
          </table:table-cell>
          <table:table-cell office:value-type="string" table:style-name="ce1">
            <text:p>€363.50m</text:p>
          </table:table-cell>
          <table:table-cell office:value-type="float" office:value="26.4" table:style-name="ce2">
            <text:p>26.4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G46]/38" table:style-name="ce2">
            <text:p>1.68421052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Betis</text:p>
          </table:table-cell>
          <table:table-cell office:value-type="string" table:style-name="ce1">
            <text:p>€27.40m</text:p>
          </table:table-cell>
          <table:table-cell office:value-type="string" table:style-name="ce1">
            <text:p>€14.75m</text:p>
          </table:table-cell>
          <table:table-cell office:value-type="string" table:style-name="ce1">
            <text:p>€246.40m</text:p>
          </table:table-cell>
          <table:table-cell office:value-type="float" office:value="27.6" table:style-name="ce2">
            <text:p>27.6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47]/38" table:style-name="ce2">
            <text:p>1.578947368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A Osasuna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50.05m</text:p>
          </table:table-cell>
          <table:table-cell office:value-type="float" office:value="27.2" table:style-name="ce2">
            <text:p>27.2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48]/38" table:style-name="ce2">
            <text:p>1.394736842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2.45m</text:p>
          </table:table-cell>
          <table:table-cell office:value-type="float" office:value="27.1" table:style-name="ce2">
            <text:p>27.1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49]/38" table:style-name="ce2">
            <text:p>1.342105263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CD Mallorca</text:p>
          </table:table-cell>
          <table:table-cell office:value-type="string" table:style-name="ce1">
            <text:p>€13.42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107.00m</text:p>
          </table:table-cell>
          <table:table-cell office:value-type="float" office:value="26.9" table:style-name="ce2">
            <text:p>26.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50]/38" table:style-name="ce2">
            <text:p>1.315789474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750k</text:p>
          </table:table-cell>
          <table:table-cell office:value-type="string" table:style-name="ce1">
            <text:p>€139.90m</text:p>
          </table:table-cell>
          <table:table-cell office:value-type="float" office:value="25.6" table:style-name="ce2">
            <text:p>25.6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51]/38" table:style-name="ce2">
            <text:p>1.289473684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Sevilla FC</text:p>
          </table:table-cell>
          <table:table-cell office:value-type="string" table:style-name="ce1">
            <text:p>€14.30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232.58m</text:p>
          </table:table-cell>
          <table:table-cell office:value-type="float" office:value="26.8" table:style-name="ce2">
            <text:p>26.8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52]/38" table:style-name="ce2">
            <text:p>1.289473684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1.50m</text:p>
          </table:table-cell>
          <table:table-cell office:value-type="string" table:style-name="ce1">
            <text:p>€103.40m</text:p>
          </table:table-cell>
          <table:table-cell office:value-type="float" office:value="28.7" table:style-name="ce2">
            <text:p>28.7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53]/38" table:style-name="ce2">
            <text:p>1.289473684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elta de Vigo</text:p>
          </table:table-cell>
          <table:table-cell office:value-type="string" table:style-name="ce1">
            <text:p>€25.73m</text:p>
          </table:table-cell>
          <table:table-cell office:value-type="string" table:style-name="ce1">
            <text:p>€17.20m</text:p>
          </table:table-cell>
          <table:table-cell office:value-type="string" table:style-name="ce1">
            <text:p>€138.80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54]/38" table:style-name="ce2">
            <text:p>1.131578947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€12.50m</text:p>
          </table:table-cell>
          <table:table-cell office:value-type="string" table:style-name="ce1">
            <text:p>€54.60m</text:p>
          </table:table-cell>
          <table:table-cell office:value-type="string" table:style-name="ce1">
            <text:p>€249.78m</text:p>
          </table:table-cell>
          <table:table-cell office:value-type="float" office:value="24.5" table:style-name="ce2">
            <text:p>24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55]/38" table:style-name="ce2">
            <text:p>1.105263158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20.50m</text:p>
          </table:table-cell>
          <table:table-cell office:value-type="string" table:style-name="ce1">
            <text:p>€118.90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56]/38" table:style-name="ce2">
            <text:p>1.105263158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ádiz CF</text:p>
          </table:table-cell>
          <table:table-cell office:value-type="string" table:style-name="ce1">
            <text:p>€11.5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65.60m</text:p>
          </table:table-cell>
          <table:table-cell office:value-type="float" office:value="27.3" table:style-name="ce2">
            <text:p>27.3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57]/38" table:style-name="ce2">
            <text:p>1.105263158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UD Almería</text:p>
          </table:table-cell>
          <table:table-cell office:value-type="string" table:style-name="ce1">
            <text:p>€37.08m</text:p>
          </table:table-cell>
          <table:table-cell office:value-type="string" table:style-name="ce1">
            <text:p>€22.20m</text:p>
          </table:table-cell>
          <table:table-cell office:value-type="string" table:style-name="ce1">
            <text:p>€114.20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58]/38" table:style-name="ce2">
            <text:p>1.078947368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Valladolid</text:p>
          </table:table-cell>
          <table:table-cell office:value-type="string" table:style-name="ce1">
            <text:p>€12.30m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0.75m</text:p>
          </table:table-cell>
          <table:table-cell office:value-type="float" office:value="26.8" table:style-name="ce2">
            <text:p>26.8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59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€20.60m</text:p>
          </table:table-cell>
          <table:table-cell office:value-type="string" table:style-name="ce1">
            <text:p>€17.80m</text:p>
          </table:table-cell>
          <table:table-cell office:value-type="string" table:style-name="ce1">
            <text:p>€116.50m</text:p>
          </table:table-cell>
          <table:table-cell office:value-type="float" office:value="25.9" table:style-name="ce2">
            <text:p>25.9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60]/38" table:style-name="ce2">
            <text:p>0.973684211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Elche CF</text:p>
          </table:table-cell>
          <table:table-cell office:value-type="string" table:style-name="ce1">
            <text:p>€13.16m</text:p>
          </table:table-cell>
          <table:table-cell office:value-type="string" table:style-name="ce1">
            <text:p>€9.40m</text:p>
          </table:table-cell>
          <table:table-cell office:value-type="string" table:style-name="ce1">
            <text:p>€67.50m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G61]/38" table:style-name="ce2">
            <text:p>0.657894737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770.75m</text:p>
          </table:table-cell>
          <table:table-cell office:value-type="float" office:value="26.3" table:style-name="ce1">
            <text:p>26.3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G62]/38" table:style-name="ce2">
            <text:p>2.263157895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69.50m</text:p>
          </table:table-cell>
          <table:table-cell office:value-type="string" table:style-name="ce1">
            <text:p>€95.36m</text:p>
          </table:table-cell>
          <table:table-cell office:value-type="string" table:style-name="ce1">
            <text:p>€735.60m</text:p>
          </table:table-cell>
          <table:table-cell office:value-type="float" office:value="25.5" table:style-name="ce1">
            <text:p>25.5</text:p>
          </table:table-cell>
          <table:table-cell office:value-type="float" office:value="73" table:style-name="ce1">
            <text:p>73</text:p>
          </table:table-cell>
          <table:table-cell office:value-type="float" office:value="1.9210526315789473" table:formula="of:=[.G63]/38" table:style-name="ce2">
            <text:p>1.92105263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85.70m</text:p>
          </table:table-cell>
          <table:table-cell office:value-type="string" table:style-name="ce1">
            <text:p>€22.75m</text:p>
          </table:table-cell>
          <table:table-cell office:value-type="string" table:style-name="ce1">
            <text:p>€661.80m</text:p>
          </table:table-cell>
          <table:table-cell office:value-type="float" office:value="25.7" table:style-name="ce1">
            <text:p>25.7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64]/38" table:style-name="ce2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41.5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385.00m</text:p>
          </table:table-cell>
          <table:table-cell office:value-type="float" office:value="26.2" table:style-name="ce1">
            <text:p>26.2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65]/38" table:style-name="ce2">
            <text:p>1.842105263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4.21m</text:p>
          </table:table-cell>
          <table:table-cell office:value-type="string" table:style-name="ce1">
            <text:p>€14.00m</text:p>
          </table:table-cell>
          <table:table-cell office:value-type="string" table:style-name="ce1">
            <text:p>€259.00m</text:p>
          </table:table-cell>
          <table:table-cell office:value-type="float" office:value="27.9" table:style-name="ce1">
            <text:p>27.9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G66]/38" table:style-name="ce2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960k</text:p>
          </table:table-cell>
          <table:table-cell office:value-type="string" table:style-name="ce1">
            <text:p>€376.95m</text:p>
          </table:table-cell>
          <table:table-cell office:value-type="float" office:value="25.2" table:style-name="ce1">
            <text:p>25.2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67]/38" table:style-name="ce2">
            <text:p>1.63157894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54.50m</text:p>
          </table:table-cell>
          <table:table-cell office:value-type="string" table:style-name="ce1">
            <text:p>€10.34m</text:p>
          </table:table-cell>
          <table:table-cell office:value-type="string" table:style-name="ce1">
            <text:p>€408.90m</text:p>
          </table:table-cell>
          <table:table-cell office:value-type="float" office:value="26.5" table:style-name="ce1">
            <text:p>26.5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68]/38" table:style-name="ce2">
            <text:p>1.552631579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6.05m</text:p>
          </table:table-cell>
          <table:table-cell office:value-type="float" office:value="26.2" table:style-name="ce1">
            <text:p>26.2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G69]/38" table:style-name="ce2">
            <text:p>1.447368421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6.35m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310.60m</text:p>
          </table:table-cell>
          <table:table-cell office:value-type="float" office:value="24.1" table:style-name="ce1">
            <text:p>24.1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70]/38" table:style-name="ce2">
            <text:p>1.263157895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8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8.45m</text:p>
          </table:table-cell>
          <table:table-cell office:value-type="float" office:value="27.4" table:style-name="ce1">
            <text:p>27.4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71]/38" table:style-name="ce2">
            <text:p>1.236842105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10.02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120.00m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72]/38" table:style-name="ce2">
            <text:p>1.21052631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67.20m</text:p>
          </table:table-cell>
          <table:table-cell office:value-type="float" office:value="26.7" table:style-name="ce1">
            <text:p>26.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73]/38" table:style-name="ce2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72.98m</text:p>
          </table:table-cell>
          <table:table-cell office:value-type="float" office:value="27.9" table:style-name="ce1">
            <text:p>27.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74]/38" table:style-name="ce2">
            <text:p>1.10526315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1.60m</text:p>
          </table:table-cell>
          <table:table-cell office:value-type="float" office:value="25.9" table:style-name="ce1">
            <text:p>25.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75]/38" table:style-name="ce2">
            <text:p>1.105263158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15.16m</text:p>
          </table:table-cell>
          <table:table-cell office:value-type="string" table:style-name="ce1">
            <text:p>€21.00m</text:p>
          </table:table-cell>
          <table:table-cell office:value-type="string" table:style-name="ce1">
            <text:p>€208.68m</text:p>
          </table:table-cell>
          <table:table-cell office:value-type="float" office:value="25.7" table:style-name="ce1">
            <text:p>25.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76]/38" table:style-name="ce2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74.15m</text:p>
          </table:table-cell>
          <table:table-cell office:value-type="float" office:value="26.2" table:style-name="ce1">
            <text:p>26.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77]/38" table:style-name="ce2">
            <text:p>1.02631578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.80m</text:p>
          </table:table-cell>
          <table:table-cell office:value-type="float" office:value="27.7" table:style-name="ce1">
            <text:p>27.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78]/38" table:style-name="ce2">
            <text:p>1.026315789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9.04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103.75m</text:p>
          </table:table-cell>
          <table:table-cell office:value-type="float" office:value="26.9" table:style-name="ce1">
            <text:p>26.9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79]/38" table:style-name="ce2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7.90m</text:p>
          </table:table-cell>
          <table:table-cell office:value-type="float" office:value="26.8" table:style-name="ce1">
            <text:p>26.8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80]/38" table:style-name="ce2">
            <text:p>0.921052632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65.35m</text:p>
          </table:table-cell>
          <table:table-cell office:value-type="float" office:value="25.6" table:style-name="ce1">
            <text:p>25.6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G81]/38" table:style-name="ce2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83.30m</text:p>
          </table:table-cell>
          <table:table-cell office:value-type="string" table:style-name="ce1">
            <text:p>€773.10m</text:p>
          </table:table-cell>
          <table:table-cell office:value-type="float" office:value="25.4" table:style-name="ce1">
            <text:p>25.4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G82]/38" table:style-name="ce2">
            <text:p>2.263157895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8.20m</text:p>
          </table:table-cell>
          <table:table-cell office:value-type="string" table:style-name="ce1">
            <text:p>€787.30m</text:p>
          </table:table-cell>
          <table:table-cell office:value-type="float" office:value="25.3" table:style-name="ce1">
            <text:p>25.3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G83]/38" table:style-name="ce2">
            <text:p>2.210526316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111.94m</text:p>
          </table:table-cell>
          <table:table-cell office:value-type="string" table:style-name="ce1">
            <text:p>€154.40m</text:p>
          </table:table-cell>
          <table:table-cell office:value-type="string" table:style-name="ce1">
            <text:p>€813.50m</text:p>
          </table:table-cell>
          <table:table-cell office:value-type="float" office:value="25.5" table:style-name="ce1">
            <text:p>25.5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G84]/38" table:style-name="ce2">
            <text:p>2.078947368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74.35m</text:p>
          </table:table-cell>
          <table:table-cell office:value-type="string" table:style-name="ce1">
            <text:p>€19.68m</text:p>
          </table:table-cell>
          <table:table-cell office:value-type="string" table:style-name="ce1">
            <text:p>€418.25m</text:p>
          </table:table-cell>
          <table:table-cell office:value-type="float" office:value="26.2" table:style-name="ce1">
            <text:p>26.2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G85]/38" table:style-name="ce2">
            <text:p>2.026315789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8.25m</text:p>
          </table:table-cell>
          <table:table-cell office:value-type="string" table:style-name="ce1">
            <text:p>€406.60m</text:p>
          </table:table-cell>
          <table:table-cell office:value-type="float" office:value="25.1" table:style-name="ce1">
            <text:p>25.1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86]/38" table:style-name="ce2">
            <text:p>1.631578947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70m</text:p>
          </table:table-cell>
          <table:table-cell office:value-type="string" table:style-name="ce1">
            <text:p>€207.70m</text:p>
          </table:table-cell>
          <table:table-cell office:value-type="float" office:value="27.2" table:style-name="ce1">
            <text:p>27.2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87]/38" table:style-name="ce2">
            <text:p>1.60526315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37.84m</text:p>
          </table:table-cell>
          <table:table-cell office:value-type="string" table:style-name="ce1">
            <text:p>€26.65m</text:p>
          </table:table-cell>
          <table:table-cell office:value-type="string" table:style-name="ce1">
            <text:p>€292.60m</text:p>
          </table:table-cell>
          <table:table-cell office:value-type="float" office:value="26.4" table:style-name="ce1">
            <text:p>26.4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G88]/38" table:style-name="ce2">
            <text:p>1.526315789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55.85m</text:p>
          </table:table-cell>
          <table:table-cell office:value-type="float" office:value="24.8" table:style-name="ce1">
            <text:p>24.8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89]/38" table:style-name="ce2">
            <text:p>1.394736842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€11.1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4.15m</text:p>
          </table:table-cell>
          <table:table-cell office:value-type="float" office:value="26.4" table:style-name="ce1">
            <text:p>26.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90]/38" table:style-name="ce2">
            <text:p>1.210526316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23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2.65m</text:p>
          </table:table-cell>
          <table:table-cell office:value-type="float" office:value="25.3" table:style-name="ce1">
            <text:p>25.3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91]/38" table:style-name="ce2">
            <text:p>1.210526316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9.15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96.75m</text:p>
          </table:table-cell>
          <table:table-cell office:value-type="float" office:value="27.5" table:style-name="ce1">
            <text:p>27.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92]/38" table:style-name="ce2">
            <text:p>1.157894737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10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7.65m</text:p>
          </table:table-cell>
          <table:table-cell office:value-type="float" office:value="27.6" table:style-name="ce1">
            <text:p>27.6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93]/38" table:style-name="ce2">
            <text:p>1.157894737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88.85m</text:p>
          </table:table-cell>
          <table:table-cell office:value-type="string" table:style-name="ce1">
            <text:p>€278.85m</text:p>
          </table:table-cell>
          <table:table-cell office:value-type="float" office:value="25.2" table:style-name="ce1">
            <text:p>25.2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94]/38" table:style-name="ce2">
            <text:p>1.131578947</text:p>
          </table:table-cell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13.00m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95]/38" table:style-name="ce2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2.05m</text:p>
          </table:table-cell>
          <table:table-cell office:value-type="string" table:style-name="ce1">
            <text:p>€9.75m</text:p>
          </table:table-cell>
          <table:table-cell office:value-type="string" table:style-name="ce1">
            <text:p>€170.10m</text:p>
          </table:table-cell>
          <table:table-cell office:value-type="float" office:value="25.9" table:style-name="ce1">
            <text:p>25.9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96]/38" table:style-name="ce2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string" table:style-name="ce1">
            <text:p>€79.80m</text:p>
          </table:table-cell>
          <table:table-cell office:value-type="float" office:value="26.1" table:style-name="ce1">
            <text:p>26.1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97]/38" table:style-name="ce2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45.65m</text:p>
          </table:table-cell>
          <table:table-cell office:value-type="float" office:value="27.2" table:style-name="ce1">
            <text:p>27.2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98]/38" table:style-name="ce2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4.10m</text:p>
          </table:table-cell>
          <table:table-cell office:value-type="float" office:value="26.9" table:style-name="ce1">
            <text:p>26.9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99]/38" table:style-name="ce2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9.85m</text:p>
          </table:table-cell>
          <table:table-cell office:value-type="string" table:style-name="ce1">
            <text:p>€12.10m</text:p>
          </table:table-cell>
          <table:table-cell office:value-type="string" table:style-name="ce1">
            <text:p>€63.35m</text:p>
          </table:table-cell>
          <table:table-cell office:value-type="float" office:value="27.1" table:style-name="ce1">
            <text:p>27.1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G100]/38" table:style-name="ce2">
            <text:p>0.815789474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83.40m</text:p>
          </table:table-cell>
          <table:table-cell office:value-type="float" office:value="27.5" table:style-name="ce1">
            <text:p>27.5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G101]/38" table:style-name="ce2">
            <text:p>0.789473684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361.30m</text:p>
          </table:table-cell>
          <table:table-cell office:value-type="string" table:style-name="ce1">
            <text:p>€136.80m</text:p>
          </table:table-cell>
          <table:table-cell office:value-type="string" table:style-name="ce1">
            <text:p>€913.75m</text:p>
          </table:table-cell>
          <table:table-cell office:value-type="float" office:value="26.2" table:style-name="ce1">
            <text:p>26.2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G102]/38" table:style-name="ce2">
            <text:p>2.289473684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304.00m</text:p>
          </table:table-cell>
          <table:table-cell office:value-type="string" table:style-name="ce1">
            <text:p>€154.40m</text:p>
          </table:table-cell>
          <table:table-cell office:value-type="string" table:style-name="ce1">
            <text:p>€930.28m</text:p>
          </table:table-cell>
          <table:table-cell office:value-type="float" office:value="24.7" table:style-name="ce1">
            <text:p>24.7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G103]/38" table:style-name="ce2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247.35m</text:p>
          </table:table-cell>
          <table:table-cell office:value-type="string" table:style-name="ce1">
            <text:p>€316.30m</text:p>
          </table:table-cell>
          <table:table-cell office:value-type="string" table:style-name="ce1">
            <text:p>€720.15m</text:p>
          </table:table-cell>
          <table:table-cell office:value-type="float" office:value="25.3" table:style-name="ce1">
            <text:p>25.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04]/38" table:style-name="ce2">
            <text:p>1.842105263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188.73m</text:p>
          </table:table-cell>
          <table:table-cell office:value-type="string" table:style-name="ce1">
            <text:p>€131.40m</text:p>
          </table:table-cell>
          <table:table-cell office:value-type="string" table:style-name="ce1">
            <text:p>€294.75m</text:p>
          </table:table-cell>
          <table:table-cell office:value-type="float" office:value="26.2" table:style-name="ce1">
            <text:p>26.2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05]/38" table:style-name="ce2">
            <text:p>1.84210526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208.68m</text:p>
          </table:table-cell>
          <table:table-cell office:value-type="float" office:value="26.9" table:style-name="ce1">
            <text:p>26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106]/38" table:style-name="ce2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47.55m</text:p>
          </table:table-cell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07]/38" table:style-name="ce2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1.24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56.58m</text:p>
          </table:table-cell>
          <table:table-cell office:value-type="float" office:value="26.4" table:style-name="ce1">
            <text:p>26.4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08]/38" table:style-name="ce2">
            <text:p>1.473684211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11.25m</text:p>
          </table:table-cell>
          <table:table-cell office:value-type="string" table:style-name="ce1">
            <text:p>€175.45m</text:p>
          </table:table-cell>
          <table:table-cell office:value-type="float" office:value="28.5" table:style-name="ce1">
            <text:p>28.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09]/38" table:style-name="ce2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427.80m</text:p>
          </table:table-cell>
          <table:table-cell office:value-type="float" office:value="25.9" table:style-name="ce1">
            <text:p>25.9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110]/38" table:style-name="ce2">
            <text:p>1.394736842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62.78m</text:p>
          </table:table-cell>
          <table:table-cell office:value-type="float" office:value="26.9" table:style-name="ce1">
            <text:p>26.9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11]/38" table:style-name="ce2">
            <text:p>1.368421053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11.75m</text:p>
          </table:table-cell>
          <table:table-cell office:value-type="float" office:value="26.8" table:style-name="ce1">
            <text:p>26.8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112]/38" table:style-name="ce2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14.60m</text:p>
          </table:table-cell>
          <table:table-cell office:value-type="string" table:style-name="ce1">
            <text:p>€14.90m</text:p>
          </table:table-cell>
          <table:table-cell office:value-type="string" table:style-name="ce1">
            <text:p>€90.50m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13]/38" table:style-name="ce2">
            <text:p>1.289473684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87.78m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14]/38" table:style-name="ce2">
            <text:p>1.105263158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17.30m</text:p>
          </table:table-cell>
          <table:table-cell office:value-type="string" table:style-name="ce1">
            <text:p>€27.00m</text:p>
          </table:table-cell>
          <table:table-cell office:value-type="string" table:style-name="ce1">
            <text:p>€53.75m</text:p>
          </table:table-cell>
          <table:table-cell office:value-type="float" office:value="28.8" table:style-name="ce1">
            <text:p>28.8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15]/38" table:style-name="ce2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96.45m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44.35m</text:p>
          </table:table-cell>
          <table:table-cell office:value-type="float" office:value="25.5" table:style-name="ce1">
            <text:p>25.5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16]/38" table:style-name="ce2">
            <text:p>1.07894736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1.77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106.75m</text:p>
          </table:table-cell>
          <table:table-cell office:value-type="float" office:value="26.6" table:style-name="ce1">
            <text:p>26.6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17]/38" table:style-name="ce2">
            <text:p>1.026315789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24.60m</text:p>
          </table:table-cell>
          <table:table-cell office:value-type="string" table:style-name="ce1">
            <text:p>€43.65m</text:p>
          </table:table-cell>
          <table:table-cell office:value-type="string" table:style-name="ce1">
            <text:p>€167.00m</text:p>
          </table:table-cell>
          <table:table-cell office:value-type="float" office:value="25.5" table:style-name="ce1">
            <text:p>25.5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118]/38" table:style-name="ce2">
            <text:p>0.973684211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18.45m</text:p>
          </table:table-cell>
          <table:table-cell office:value-type="string" table:style-name="ce1">
            <text:p>€40.82m</text:p>
          </table:table-cell>
          <table:table-cell office:value-type="string" table:style-name="ce1">
            <text:p>€109.70m</text:p>
          </table:table-cell>
          <table:table-cell office:value-type="float" office:value="25.8" table:style-name="ce1">
            <text:p>25.8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119]/38" table:style-name="ce2">
            <text:p>0.947368421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4.68m</text:p>
          </table:table-cell>
          <table:table-cell office:value-type="float" office:value="26.9" table:style-name="ce1">
            <text:p>26.9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120]/38" table:style-name="ce2">
            <text:p>0.868421053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61.5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56.05m</text:p>
          </table:table-cell>
          <table:table-cell office:value-type="float" office:value="26.3" table:style-name="ce1">
            <text:p>26.3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G121]/38" table:style-name="ce2">
            <text:p>0.657894737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141.10m</text:p>
          </table:table-cell>
          <table:table-cell office:value-type="string" table:style-name="ce1">
            <text:p>€146.05m</text:p>
          </table:table-cell>
          <table:table-cell office:value-type="string" table:style-name="ce1">
            <text:p>€1.16bn</text:p>
          </table:table-cell>
          <table:table-cell office:value-type="float" office:value="25.2" table:style-name="ce1">
            <text:p>25.2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G122]/38" table:style-name="ce2">
            <text:p>2.289473684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57.90m</text:p>
          </table:table-cell>
          <table:table-cell office:value-type="string" table:style-name="ce1">
            <text:p>€969.70m</text:p>
          </table:table-cell>
          <table:table-cell office:value-type="float" office:value="24.7" table:style-name="ce1">
            <text:p>24.7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G123]/38" table:style-name="ce2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164.75m</text:p>
          </table:table-cell>
          <table:table-cell office:value-type="string" table:style-name="ce1">
            <text:p>€136.10m</text:p>
          </table:table-cell>
          <table:table-cell office:value-type="string" table:style-name="ce1">
            <text:p>€896.10m</text:p>
          </table:table-cell>
          <table:table-cell office:value-type="float" office:value="25.2" table:style-name="ce1">
            <text:p>25.2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G124]/38" table:style-name="ce2">
            <text:p>1.78947368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29.20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499.65m</text:p>
          </table:table-cell>
          <table:table-cell office:value-type="float" office:value="25.2" table:style-name="ce1">
            <text:p>25.2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125]/38" table:style-name="ce2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7.25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32.20m</text:p>
          </table:table-cell>
          <table:table-cell office:value-type="float" office:value="27.7" table:style-name="ce1">
            <text:p>27.7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126]/38" table:style-name="ce2">
            <text:p>1.552631579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81.05m</text:p>
          </table:table-cell>
          <table:table-cell office:value-type="string" table:style-name="ce1">
            <text:p>€93.80m</text:p>
          </table:table-cell>
          <table:table-cell office:value-type="string" table:style-name="ce1">
            <text:p>€306.30m</text:p>
          </table:table-cell>
          <table:table-cell office:value-type="float" office:value="26.6" table:style-name="ce1">
            <text:p>26.6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127]/38" table:style-name="ce2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22.10m</text:p>
          </table:table-cell>
          <table:table-cell office:value-type="string" table:style-name="ce1">
            <text:p>€30.80m</text:p>
          </table:table-cell>
          <table:table-cell office:value-type="string" table:style-name="ce1">
            <text:p>€174.70m</text:p>
          </table:table-cell>
          <table:table-cell office:value-type="float" office:value="27.3" table:style-name="ce1">
            <text:p>27.3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128]/38" table:style-name="ce2">
            <text:p>1.394736842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€33.65m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34.25m</text:p>
          </table:table-cell>
          <table:table-cell office:value-type="float" office:value="27.3" table:style-name="ce1">
            <text:p>27.3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129]/38" table:style-name="ce2">
            <text:p>1.39473684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12.00m</text:p>
          </table:table-cell>
          <table:table-cell office:value-type="string" table:style-name="ce1">
            <text:p>€32.80m</text:p>
          </table:table-cell>
          <table:table-cell office:value-type="string" table:style-name="ce1">
            <text:p>€300.95m</text:p>
          </table:table-cell>
          <table:table-cell office:value-type="float" office:value="24.6" table:style-name="ce1">
            <text:p>24.6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30]/38" table:style-name="ce2">
            <text:p>1.31578947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49.30m</text:p>
          </table:table-cell>
          <table:table-cell office:value-type="string" table:style-name="ce1">
            <text:p>€290.75m</text:p>
          </table:table-cell>
          <table:table-cell office:value-type="float" office:value="25.9" table:style-name="ce1">
            <text:p>25.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31]/38" table:style-name="ce2">
            <text:p>1.315789474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10.80m</text:p>
          </table:table-cell>
          <table:table-cell office:value-type="float" office:value="26.4" table:style-name="ce1">
            <text:p>26.4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32]/38" table:style-name="ce2">
            <text:p>1.315789474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.75m</text:p>
          </table:table-cell>
          <table:table-cell office:value-type="string" table:style-name="ce1">
            <text:p>€93.90m</text:p>
          </table:table-cell>
          <table:table-cell office:value-type="float" office:value="28.1" table:style-name="ce1">
            <text:p>28.1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33]/38" table:style-name="ce2">
            <text:p>1.236842105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18.90m</text:p>
          </table:table-cell>
          <table:table-cell office:value-type="string" table:style-name="ce1">
            <text:p>€24.60m</text:p>
          </table:table-cell>
          <table:table-cell office:value-type="string" table:style-name="ce1">
            <text:p>€112.45m</text:p>
          </table:table-cell>
          <table:table-cell office:value-type="float" office:value="26.4" table:style-name="ce1">
            <text:p>26.4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34]/38" table:style-name="ce2">
            <text:p>1.184210526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92.90m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230.65m</text:p>
          </table:table-cell>
          <table:table-cell office:value-type="float" office:value="27.9" table:style-name="ce1">
            <text:p>27.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35]/38" table:style-name="ce2">
            <text:p>1.15789473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26.30m</text:p>
          </table:table-cell>
          <table:table-cell office:value-type="string" table:style-name="ce1">
            <text:p>€41.50m</text:p>
          </table:table-cell>
          <table:table-cell office:value-type="string" table:style-name="ce1">
            <text:p>€107.85m</text:p>
          </table:table-cell>
          <table:table-cell office:value-type="float" office:value="26.4" table:style-name="ce1">
            <text:p>26.4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36]/38" table:style-name="ce2">
            <text:p>1.157894737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10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3.00m</text:p>
          </table:table-cell>
          <table:table-cell office:value-type="float" office:value="25.6" table:style-name="ce1">
            <text:p>25.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37]/38" table:style-name="ce2">
            <text:p>1.078947368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35.70m</text:p>
          </table:table-cell>
          <table:table-cell office:value-type="string" table:style-name="ce1">
            <text:p>€234.10m</text:p>
          </table:table-cell>
          <table:table-cell office:value-type="float" office:value="25.9" table:style-name="ce1">
            <text:p>25.9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38]/38" table:style-name="ce2">
            <text:p>1.078947368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Girona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97.25m</text:p>
          </table:table-cell>
          <table:table-cell office:value-type="float" office:value="26.3" table:style-name="ce1">
            <text:p>26.3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139]/38" table:style-name="ce2">
            <text:p>0.973684211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€61.40m</text:p>
          </table:table-cell>
          <table:table-cell office:value-type="float" office:value="27.2" table:style-name="ce1">
            <text:p>27.2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140]/38" table:style-name="ce2">
            <text:p>0.868421053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12.3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6.70m</text:p>
          </table:table-cell>
          <table:table-cell office:value-type="float" office:value="26.7" table:style-name="ce1">
            <text:p>26.7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G141]/38" table:style-name="ce2">
            <text:p>0.842105263</text:p>
          </table:table-cell>
          <table:table-cell office:value-type="float" office:value="41" table:style-name="ce1">
            <text:p>41</text:p>
          </table:table-cell>
          <table:table-cell office:value-type="float" office:value="70" table:style-name="ce1">
            <text:p>70</text:p>
          </table:table-cell>
          <table:table-cell table:number-columns-repeated="3" table:style-name="ce2"/>
          <table:table-cell table:number-columns-repeated="16371"/>
        </table:table-row>
        <table:table-row table:number-rows-repeated="20" table:style-name="ro1">
          <table:table-cell office:value-type="string" table:style-name="ce2">
            <text:p>2017/18</text:p>
          </table:table-cell>
          <table:table-cell table:number-columns-repeated="12" table:style-name="ce2"/>
          <table:table-cell table:number-columns-repeated="16371"/>
        </table:table-row>
        <table:table-row table:number-rows-repeated="20" table:style-name="ro1">
          <table:table-cell office:value-type="string" table:style-name="ce2">
            <text:p>2016/17</text:p>
          </table:table-cell>
          <table:table-cell table:number-columns-repeated="12" table:style-name="ce2"/>
          <table:table-cell table:number-columns-repeated="16371"/>
        </table:table-row>
        <table:table-row table:number-rows-repeated="20" table:style-name="ro1">
          <table:table-cell office:value-type="string" table:style-name="ce2">
            <text:p>2015/16</text:p>
          </table:table-cell>
          <table:table-cell table:number-columns-repeated="12" table:style-name="ce2"/>
          <table:table-cell table:number-columns-repeated="16371"/>
        </table:table-row>
        <table:table-row table:number-rows-repeated="20" table:style-name="ro1">
          <table:table-cell office:value-type="string" table:style-name="ce2">
            <text:p>2014/15</text:p>
          </table:table-cell>
          <table:table-cell table:number-columns-repeated="12" table:style-name="ce2"/>
          <table:table-cell table:number-columns-repeated="16371"/>
        </table:table-row>
        <table:table-row table:number-rows-repeated="55" table:style-name="ro1">
          <table:table-cell table:number-columns-repeated="13" table:style-name="ce2"/>
          <table:table-cell table:number-columns-repeated="16371"/>
        </table:table-row>
        <table:table-row table:number-rows-repeated="1048300" table:style-name="ro1">
          <table:table-cell table:number-columns-repeated="16384"/>
        </table:table-row>
      </table:table>
      <table:table table:name="LaLiga_2" table:style-name="ta1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Season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Expenditure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Squad Value</text:p>
          </table:table-cell>
          <table:table-cell office:value-type="string" table:style-name="ce2">
            <text:p>Avg. Squad Age</text:p>
          </table:table-cell>
          <table:table-cell office:value-type="string" table:style-name="ce2">
            <text:p>Season Result</text:p>
          </table:table-cell>
          <table:table-cell office:value-type="string" table:style-name="ce2">
            <text:p>Points per game</text:p>
          </table:table-cell>
          <table:table-cell office:value-type="string" table:style-name="ce2">
            <text:p>Goals For<text:s/></text:p>
          </table:table-cell>
          <table:table-cell office:value-type="string" table:style-name="ce2">
            <text:p>Goals Again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Levante</text:p>
          </table:table-cell>
          <table:table-cell office:value-type="string" table:style-name="ce2">
            <text:p>€220k</text:p>
          </table:table-cell>
          <table:table-cell office:value-type="string" table:style-name="ce2">
            <text:p>€8.04m</text:p>
          </table:table-cell>
          <table:table-cell office:value-type="string" table:style-name="ce2">
            <text:p>€38.55m</text:p>
          </table:table-cell>
          <table:table-cell office:value-type="float" office:value="25.9" table:style-name="ce2">
            <text:p>25.9</text:p>
          </table:table-cell>
          <table:table-cell office:value-type="float" office:value="79" table:style-name="ce2">
            <text:p>79</text:p>
          </table:table-cell>
          <table:table-cell office:value-type="float" office:value="1.880952381" table:style-name="ce2">
            <text:p>1.880952381</text:p>
          </table:table-cell>
          <table:table-cell office:value-type="float" office:value="69" table:style-name="ce2">
            <text:p>69</text:p>
          </table:table-cell>
          <table:table-cell office:value-type="float" office:value="42" table:style-name="ce2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Elche CF</text:p>
          </table:table-cell>
          <table:table-cell office:value-type="string" table:style-name="ce2">
            <text:p>€3.70m</text:p>
          </table:table-cell>
          <table:table-cell office:value-type="string" table:style-name="ce2">
            <text:p>€250k</text:p>
          </table:table-cell>
          <table:table-cell office:value-type="string" table:style-name="ce2">
            <text:p>€42.33m</text:p>
          </table:table-cell>
          <table:table-cell office:value-type="float" office:value="26.2" table:style-name="ce2">
            <text:p>26.2</text:p>
          </table:table-cell>
          <table:table-cell office:value-type="float" office:value="77" table:style-name="ce2">
            <text:p>77</text:p>
          </table:table-cell>
          <table:table-cell office:value-type="float" office:value="1.8333333329999999" table:style-name="ce2">
            <text:p>1.833333333</text:p>
          </table:table-cell>
          <table:table-cell office:value-type="float" office:value="59" table:style-name="ce2">
            <text:p>59</text:p>
          </table:table-cell>
          <table:table-cell office:value-type="float" office:value="34" table:style-name="ce2">
            <text:p>3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Oviedo</text:p>
          </table:table-cell>
          <table:table-cell office:value-type="string" table:style-name="ce2">
            <text:p>€2.70m</text:p>
          </table:table-cell>
          <table:table-cell office:value-type="string" table:style-name="ce2">
            <text:p>€2.80m</text:p>
          </table:table-cell>
          <table:table-cell office:value-type="string" table:style-name="ce2">
            <text:p>€35.68m</text:p>
          </table:table-cell>
          <table:table-cell office:value-type="float" office:value="26.5" table:style-name="ce2">
            <text:p>26.5</text:p>
          </table:table-cell>
          <table:table-cell office:value-type="float" office:value="75" table:style-name="ce2">
            <text:p>75</text:p>
          </table:table-cell>
          <table:table-cell office:value-type="float" office:value="1.7857142859999999" table:style-name="ce2">
            <text:p>1.785714286</text:p>
          </table:table-cell>
          <table:table-cell office:value-type="float" office:value="56" table:style-name="ce2">
            <text:p>56</text:p>
          </table:table-cell>
          <table:table-cell office:value-type="float" office:value="42" table:style-name="ce2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Mirandé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50k</text:p>
          </table:table-cell>
          <table:table-cell office:value-type="string" table:style-name="ce2">
            <text:p>€26.80m</text:p>
          </table:table-cell>
          <table:table-cell office:value-type="float" office:value="24.3" table:style-name="ce2">
            <text:p>24.3</text:p>
          </table:table-cell>
          <table:table-cell office:value-type="float" office:value="75" table:style-name="ce2">
            <text:p>75</text:p>
          </table:table-cell>
          <table:table-cell office:value-type="float" office:value="1.7857142859999999" table:style-name="ce2">
            <text:p>1.785714286</text:p>
          </table:table-cell>
          <table:table-cell office:value-type="float" office:value="59" table:style-name="ce2">
            <text:p>59</text:p>
          </table:table-cell>
          <table:table-cell office:value-type="float" office:value="40" table:style-name="ce2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acing Santander</text:p>
          </table:table-cell>
          <table:table-cell office:value-type="string" table:style-name="ce2">
            <text:p>€4.40m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38.50m</text:p>
          </table:table-cell>
          <table:table-cell office:value-type="float" office:value="25.3" table:style-name="ce2">
            <text:p>25.3</text:p>
          </table:table-cell>
          <table:table-cell office:value-type="float" office:value="71" table:style-name="ce2">
            <text:p>71</text:p>
          </table:table-cell>
          <table:table-cell office:value-type="float" office:value="1.69047619" table:style-name="ce2">
            <text:p>1.69047619</text:p>
          </table:table-cell>
          <table:table-cell office:value-type="float" office:value="65" table:style-name="ce2">
            <text:p>65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UD Almería</text:p>
          </table:table-cell>
          <table:table-cell office:value-type="string" table:style-name="ce2">
            <text:p>€9.90m</text:p>
          </table:table-cell>
          <table:table-cell office:value-type="string" table:style-name="ce2">
            <text:p>€13.70m</text:p>
          </table:table-cell>
          <table:table-cell office:value-type="string" table:style-name="ce2">
            <text:p>€68.75m</text:p>
          </table:table-cell>
          <table:table-cell office:value-type="float" office:value="24.5" table:style-name="ce2">
            <text:p>24.5</text:p>
          </table:table-cell>
          <table:table-cell office:value-type="float" office:value="69" table:style-name="ce2">
            <text:p>69</text:p>
          </table:table-cell>
          <table:table-cell office:value-type="float" office:value="1.6428571430000001" table:style-name="ce2">
            <text:p>1.642857143</text:p>
          </table:table-cell>
          <table:table-cell office:value-type="float" office:value="72" table:style-name="ce2">
            <text:p>72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3.69m</text:p>
          </table:table-cell>
          <table:table-cell office:value-type="string" table:style-name="ce2">
            <text:p>€33.80m</text:p>
          </table:table-cell>
          <table:table-cell office:value-type="string" table:style-name="ce2">
            <text:p>€43.93m</text:p>
          </table:table-cell>
          <table:table-cell office:value-type="float" office:value="25.9" table:style-name="ce2">
            <text:p>25.9</text:p>
          </table:table-cell>
          <table:table-cell office:value-type="float" office:value="65" table:style-name="ce2">
            <text:p>65</text:p>
          </table:table-cell>
          <table:table-cell office:value-type="float" office:value="1.5476190480000001" table:style-name="ce2">
            <text:p>1.547619048</text:p>
          </table:table-cell>
          <table:table-cell office:value-type="float" office:value="65" table:style-name="ce2">
            <text:p>65</text:p>
          </table:table-cell>
          <table:table-cell office:value-type="float" office:value="54" table:style-name="ce2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D Huesc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4.70m</text:p>
          </table:table-cell>
          <table:table-cell office:value-type="float" office:value="25.4" table:style-name="ce2">
            <text:p>25.4</text:p>
          </table:table-cell>
          <table:table-cell office:value-type="float" office:value="64" table:style-name="ce2">
            <text:p>64</text:p>
          </table:table-cell>
          <table:table-cell office:value-type="float" office:value="1.523809524" table:style-name="ce2">
            <text:p>1.523809524</text:p>
          </table:table-cell>
          <table:table-cell office:value-type="float" office:value="58" table:style-name="ce2">
            <text:p>58</text:p>
          </table:table-cell>
          <table:table-cell office:value-type="float" office:value="49" table:style-name="ce2">
            <text:p>4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.20m</text:p>
          </table:table-cell>
          <table:table-cell office:value-type="string" table:style-name="ce2">
            <text:p>€22.20m</text:p>
          </table:table-cell>
          <table:table-cell office:value-type="float" office:value="26.1" table:style-name="ce2">
            <text:p>26.1</text:p>
          </table:table-cell>
          <table:table-cell office:value-type="float" office:value="58" table:style-name="ce2">
            <text:p>58</text:p>
          </table:table-cell>
          <table:table-cell office:value-type="float" office:value="1.380952381" table:style-name="ce2">
            <text:p>1.380952381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2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€100k</text:p>
          </table:table-cell>
          <table:table-cell office:value-type="string" table:style-name="ce2">
            <text:p>€2.50m</text:p>
          </table:table-cell>
          <table:table-cell office:value-type="string" table:style-name="ce2">
            <text:p>€19.55m</text:p>
          </table:table-cell>
          <table:table-cell office:value-type="float" office:value="26.2" table:style-name="ce2">
            <text:p>26.2</text:p>
          </table:table-cell>
          <table:table-cell office:value-type="float" office:value="58" table:style-name="ce2">
            <text:p>58</text:p>
          </table:table-cell>
          <table:table-cell office:value-type="float" office:value="1.380952381" table:style-name="ce2">
            <text:p>1.380952381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porting Gijó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.53m</text:p>
          </table:table-cell>
          <table:table-cell office:value-type="string" table:style-name="ce2">
            <text:p>€26.75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2">
            <text:p>56</text:p>
          </table:table-cell>
          <table:table-cell office:value-type="float" office:value="1.3333333329999999" table:style-name="ce2">
            <text:p>1.333333333</text:p>
          </table:table-cell>
          <table:table-cell office:value-type="float" office:value="57" table:style-name="ce2">
            <text:p>57</text:p>
          </table:table-cell>
          <table:table-cell office:value-type="float" office:value="54" table:style-name="ce2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urgos CF</text:p>
          </table:table-cell>
          <table:table-cell office:value-type="string" table:style-name="ce2">
            <text:p>€3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5.18m</text:p>
          </table:table-cell>
          <table:table-cell office:value-type="float" office:value="25.9" table:style-name="ce2">
            <text:p>25.9</text:p>
          </table:table-cell>
          <table:table-cell office:value-type="float" office:value="55" table:style-name="ce2">
            <text:p>55</text:p>
          </table:table-cell>
          <table:table-cell office:value-type="float" office:value="1.30952381" table:style-name="ce2">
            <text:p>1.30952381</text:p>
          </table:table-cell>
          <table:table-cell office:value-type="float" office:value="41" table:style-name="ce2">
            <text:p>41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ádiz CF</text:p>
          </table:table-cell>
          <table:table-cell office:value-type="string" table:style-name="ce2">
            <text:p>€1.20m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32.35m</text:p>
          </table:table-cell>
          <table:table-cell office:value-type="float" office:value="26.1" table:style-name="ce2">
            <text:p>26.1</text:p>
          </table:table-cell>
          <table:table-cell office:value-type="float" office:value="55" table:style-name="ce2">
            <text:p>55</text:p>
          </table:table-cell>
          <table:table-cell office:value-type="float" office:value="1.30952381" table:style-name="ce2">
            <text:p>1.30952381</text:p>
          </table:table-cell>
          <table:table-cell office:value-type="float" office:value="55" table:style-name="ce2">
            <text:p>55</text:p>
          </table:table-cell>
          <table:table-cell office:value-type="float" office:value="53" table:style-name="ce2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órdoba CF</text:p>
          </table:table-cell>
          <table:table-cell office:value-type="string" table:style-name="ce2">
            <text:p>€500k</text:p>
          </table:table-cell>
          <table:table-cell office:value-type="string" table:style-name="ce2">
            <text:p>€700k</text:p>
          </table:table-cell>
          <table:table-cell office:value-type="string" table:style-name="ce2">
            <text:p>€14.10m</text:p>
          </table:table-cell>
          <table:table-cell office:value-type="float" office:value="24.7" table:style-name="ce2">
            <text:p>24.7</text:p>
          </table:table-cell>
          <table:table-cell office:value-type="float" office:value="55" table:style-name="ce2">
            <text:p>55</text:p>
          </table:table-cell>
          <table:table-cell office:value-type="float" office:value="1.30952381" table:style-name="ce2">
            <text:p>1.30952381</text:p>
          </table:table-cell>
          <table:table-cell office:value-type="float" office:value="59" table:style-name="ce2">
            <text:p>59</text:p>
          </table:table-cell>
          <table:table-cell office:value-type="float" office:value="63" table:style-name="ce2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Dep. La Coruña</text:p>
          </table:table-cell>
          <table:table-cell office:value-type="string" table:style-name="ce2">
            <text:p>€2.6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5.05m</text:p>
          </table:table-cell>
          <table:table-cell office:value-type="float" office:value="26.4" table:style-name="ce2">
            <text:p>26.4</text:p>
          </table:table-cell>
          <table:table-cell office:value-type="float" office:value="53" table:style-name="ce2">
            <text:p>53</text:p>
          </table:table-cell>
          <table:table-cell office:value-type="float" office:value="1.2619047619999999" table:style-name="ce2">
            <text:p>1.261904762</text:p>
          </table:table-cell>
          <table:table-cell office:value-type="float" office:value="56" table:style-name="ce2">
            <text:p>56</text:p>
          </table:table-cell>
          <table:table-cell office:value-type="float" office:value="54" table:style-name="ce2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.42m</text:p>
          </table:table-cell>
          <table:table-cell office:value-type="string" table:style-name="ce2">
            <text:p>€14.20m</text:p>
          </table:table-cell>
          <table:table-cell office:value-type="float" office:value="25.8" table:style-name="ce2">
            <text:p>25.8</text:p>
          </table:table-cell>
          <table:table-cell office:value-type="float" office:value="53" table:style-name="ce2">
            <text:p>53</text:p>
          </table:table-cell>
          <table:table-cell office:value-type="float" office:value="1.2619047619999999" table:style-name="ce2">
            <text:p>1.261904762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€925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8.30m</text:p>
          </table:table-cell>
          <table:table-cell office:value-type="float" office:value="26.2" table:style-name="ce2">
            <text:p>26.2</text:p>
          </table:table-cell>
          <table:table-cell office:value-type="float" office:value="53" table:style-name="ce2">
            <text:p>53</text:p>
          </table:table-cell>
          <table:table-cell office:value-type="float" office:value="1.2619047619999999" table:style-name="ce2">
            <text:p>1.261904762</text:p>
          </table:table-cell>
          <table:table-cell office:value-type="float" office:value="65" table:style-name="ce2">
            <text:p>65</text:p>
          </table:table-cell>
          <table:table-cell office:value-type="float" office:value="63" table:style-name="ce2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Zaragoza</text:p>
          </table:table-cell>
          <table:table-cell office:value-type="string" table:style-name="ce2">
            <text:p>€4.40m</text:p>
          </table:table-cell>
          <table:table-cell office:value-type="string" table:style-name="ce2">
            <text:p>€6.75m</text:p>
          </table:table-cell>
          <table:table-cell office:value-type="string" table:style-name="ce2">
            <text:p>€37.28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2">
            <text:p>51</text:p>
          </table:table-cell>
          <table:table-cell office:value-type="float" office:value="1.2142857140000001" table:style-name="ce2">
            <text:p>1.214285714</text:p>
          </table:table-cell>
          <table:table-cell office:value-type="float" office:value="56" table:style-name="ce2">
            <text:p>56</text:p>
          </table:table-cell>
          <table:table-cell office:value-type="float" office:value="63" table:style-name="ce2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Eldense</text:p>
          </table:table-cell>
          <table:table-cell office:value-type="string" table:style-name="ce2">
            <text:p>€75k</text:p>
          </table:table-cell>
          <table:table-cell office:value-type="string" table:style-name="ce2">
            <text:p>€150k</text:p>
          </table:table-cell>
          <table:table-cell office:value-type="string" table:style-name="ce2">
            <text:p>€14.95m</text:p>
          </table:table-cell>
          <table:table-cell office:value-type="float" office:value="27.4" table:style-name="ce2">
            <text:p>27.4</text:p>
          </table:table-cell>
          <table:table-cell office:value-type="float" office:value="45" table:style-name="ce2">
            <text:p>45</text:p>
          </table:table-cell>
          <table:table-cell office:value-type="float" office:value="1.071428571" table:style-name="ce2">
            <text:p>1.071428571</text:p>
          </table:table-cell>
          <table:table-cell office:value-type="float" office:value="44" table:style-name="ce2">
            <text:p>44</text:p>
          </table:table-cell>
          <table:table-cell office:value-type="float" office:value="63" table:style-name="ce2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Tenerife</text:p>
          </table:table-cell>
          <table:table-cell office:value-type="string" table:style-name="ce2">
            <text:p>€1.10m</text:p>
          </table:table-cell>
          <table:table-cell office:value-type="string" table:style-name="ce2">
            <text:p>€2.50m</text:p>
          </table:table-cell>
          <table:table-cell office:value-type="string" table:style-name="ce2">
            <text:p>€16.88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0.85714285700000004" table:style-name="ce2">
            <text:p>0.857142857</text:p>
          </table:table-cell>
          <table:table-cell office:value-type="float" office:value="35" table:style-name="ce2">
            <text:p>35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acing Ferro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.80m</text:p>
          </table:table-cell>
          <table:table-cell office:value-type="string" table:style-name="ce2">
            <text:p>€10.25m</text:p>
          </table:table-cell>
          <table:table-cell office:value-type="float" office:value="29.5" table:style-name="ce2">
            <text:p>29.5</text:p>
          </table:table-cell>
          <table:table-cell office:value-type="float" office:value="30" table:style-name="ce2">
            <text:p>30</text:p>
          </table:table-cell>
          <table:table-cell office:value-type="float" office:value="0.71428571399999996" table:style-name="ce2">
            <text:p>0.714285714</text:p>
          </table:table-cell>
          <table:table-cell office:value-type="float" office:value="22" table:style-name="ce2">
            <text:p>22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FC Cartagen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50k</text:p>
          </table:table-cell>
          <table:table-cell office:value-type="string" table:style-name="ce2">
            <text:p>€12.78m</text:p>
          </table:table-cell>
          <table:table-cell office:value-type="float" office:value="26.8" table:style-name="ce2">
            <text:p>26.8</text:p>
          </table:table-cell>
          <table:table-cell office:value-type="float" office:value="23" table:style-name="ce2">
            <text:p>23</text:p>
          </table:table-cell>
          <table:table-cell office:value-type="float" office:value="0.54761904800000005" table:style-name="ce2">
            <text:p>0.547619048</text:p>
          </table:table-cell>
          <table:table-cell office:value-type="float" office:value="33" table:style-name="ce2">
            <text:p>33</text:p>
          </table:table-cell>
          <table:table-cell office:value-type="float" office:value="78" table:style-name="ce2">
            <text:p>7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28.90m</text:p>
          </table:table-cell>
          <table:table-cell office:value-type="float" office:value="25.8" table:style-name="ce1">
            <text:p>25.8</text:p>
          </table:table-cell>
          <table:table-cell office:value-type="float" office:value="74" table:style-name="ce2">
            <text:p>74</text:p>
          </table:table-cell>
          <table:table-cell office:value-type="float" office:value="1.7619047619047619" table:formula="of:=[.G24]/42" table:style-name="ce2">
            <text:p>1.761904762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8">
            <text:p>2023/24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37.75m</text:p>
          </table:table-cell>
          <table:table-cell office:value-type="string" table:style-name="ce1">
            <text:p>€50.90m</text:p>
          </table:table-cell>
          <table:table-cell office:value-type="float" office:value="25.9" table:style-name="ce1">
            <text:p>25.9</text:p>
          </table:table-cell>
          <table:table-cell office:value-type="float" office:value="72" table:style-name="ce2">
            <text:p>72</text:p>
          </table:table-cell>
          <table:table-cell office:value-type="float" office:value="1.7142857142857142" table:formula="of:=[.G25]/42" table:style-name="ce2">
            <text:p>1.714285714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31.68m</text:p>
          </table:table-cell>
          <table:table-cell office:value-type="float" office:value="27.5" table:style-name="ce1">
            <text:p>27.5</text:p>
          </table:table-cell>
          <table:table-cell office:value-type="float" office:value="71" table:style-name="ce2">
            <text:p>71</text:p>
          </table:table-cell>
          <table:table-cell office:value-type="float" office:value="1.6904761904761905" table:formula="of:=[.G26]/42" table:style-name="ce2">
            <text:p>1.69047619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3.70m</text:p>
          </table:table-cell>
          <table:table-cell office:value-type="string" table:style-name="ce1">
            <text:p>€33.30m</text:p>
          </table:table-cell>
          <table:table-cell office:value-type="string" table:style-name="ce1">
            <text:p>€57.43m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2">
            <text:p>69</text:p>
          </table:table-cell>
          <table:table-cell office:value-type="float" office:value="1.6428571428571428" table:formula="of:=[.G27]/42" table:style-name="ce2">
            <text:p>1.642857143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porting Gijó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2.55m</text:p>
          </table:table-cell>
          <table:table-cell office:value-type="string" table:style-name="ce1">
            <text:p>€31.50m</text:p>
          </table:table-cell>
          <table:table-cell office:value-type="float" office:value="25.3" table:style-name="ce1">
            <text:p>25.3</text:p>
          </table:table-cell>
          <table:table-cell office:value-type="float" office:value="65" table:style-name="ce2">
            <text:p>65</text:p>
          </table:table-cell>
          <table:table-cell office:value-type="float" office:value="1.5476190476190477" table:formula="of:=[.G28]/42" table:style-name="ce2">
            <text:p>1.547619048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Ovied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36.25m</text:p>
          </table:table-cell>
          <table:table-cell office:value-type="float" office:value="25.9" table:style-name="ce1">
            <text:p>25.9</text:p>
          </table:table-cell>
          <table:table-cell office:value-type="float" office:value="64" table:style-name="ce2">
            <text:p>64</text:p>
          </table:table-cell>
          <table:table-cell office:value-type="float" office:value="1.5238095238095237" table:formula="of:=[.G29]/42" table:style-name="ce2">
            <text:p>1.523809524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acing Santander</text:p>
          </table:table-cell>
          <table:table-cell office:value-type="string" table:style-name="ce1">
            <text:p>€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6.55m</text:p>
          </table:table-cell>
          <table:table-cell office:value-type="float" office:value="26.1" table:style-name="ce1">
            <text:p>26.1</text:p>
          </table:table-cell>
          <table:table-cell office:value-type="float" office:value="64" table:style-name="ce2">
            <text:p>64</text:p>
          </table:table-cell>
          <table:table-cell office:value-type="float" office:value="1.5238095238095237" table:formula="of:=[.G30]/42" table:style-name="ce2">
            <text:p>1.523809524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23.95m</text:p>
          </table:table-cell>
          <table:table-cell office:value-type="string" table:style-name="ce1">
            <text:p>€32.15m</text:p>
          </table:table-cell>
          <table:table-cell office:value-type="float" office:value="24.3" table:style-name="ce1">
            <text:p>24.3</text:p>
          </table:table-cell>
          <table:table-cell office:value-type="float" office:value="59" table:style-name="ce2">
            <text:p>59</text:p>
          </table:table-cell>
          <table:table-cell office:value-type="float" office:value="1.4047619047619047" table:formula="of:=[.G31]/42" table:style-name="ce2">
            <text:p>1.404761905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Burgos C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20.53m</text:p>
          </table:table-cell>
          <table:table-cell office:value-type="float" office:value="26.3" table:style-name="ce1">
            <text:p>26.3</text:p>
          </table:table-cell>
          <table:table-cell office:value-type="float" office:value="59" table:style-name="ce2">
            <text:p>59</text:p>
          </table:table-cell>
          <table:table-cell office:value-type="float" office:value="1.4047619047619047" table:formula="of:=[.G32]/42" table:style-name="ce2">
            <text:p>1.40476190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acing Ferrol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8.60m</text:p>
          </table:table-cell>
          <table:table-cell office:value-type="float" office:value="28.6" table:style-name="ce1">
            <text:p>28.6</text:p>
          </table:table-cell>
          <table:table-cell office:value-type="float" office:value="59" table:style-name="ce2">
            <text:p>59</text:p>
          </table:table-cell>
          <table:table-cell office:value-type="float" office:value="1.4047619047619047" table:formula="of:=[.G33]/42" table:style-name="ce2">
            <text:p>1.404761905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650k</text:p>
          </table:table-cell>
          <table:table-cell office:value-type="string" table:style-name="ce1">
            <text:p>€16.34m</text:p>
          </table:table-cell>
          <table:table-cell office:value-type="string" table:style-name="ce1">
            <text:p>€48.70m</text:p>
          </table:table-cell>
          <table:table-cell office:value-type="float" office:value="26.8" table:style-name="ce1">
            <text:p>26.8</text:p>
          </table:table-cell>
          <table:table-cell office:value-type="float" office:value="59" table:style-name="ce2">
            <text:p>59</text:p>
          </table:table-cell>
          <table:table-cell office:value-type="float" office:value="1.4047619047619047" table:formula="of:=[.G34]/42" table:style-name="ce2">
            <text:p>1.404761905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D Tenerife</text:p>
          </table:table-cell>
          <table:table-cell office:value-type="string" table:style-name="ce1">
            <text:p>€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.18m</text:p>
          </table:table-cell>
          <table:table-cell office:value-type="float" office:value="26.1" table:style-name="ce1">
            <text:p>26.1</text:p>
          </table:table-cell>
          <table:table-cell office:value-type="float" office:value="56" table:style-name="ce2">
            <text:p>56</text:p>
          </table:table-cell>
          <table:table-cell office:value-type="float" office:value="1.3333333333333333" table:formula="of:=[.G35]/42" table:style-name="ce2">
            <text:p>1.333333333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lbacete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20.65m</text:p>
          </table:table-cell>
          <table:table-cell office:value-type="float" office:value="27.3" table:style-name="ce1">
            <text:p>27.3</text:p>
          </table:table-cell>
          <table:table-cell office:value-type="float" office:value="51" table:style-name="ce2">
            <text:p>51</text:p>
          </table:table-cell>
          <table:table-cell office:value-type="float" office:value="1.2142857142857142" table:formula="of:=[.G36]/42" table:style-name="ce2">
            <text:p>1.214285714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FC Cartagen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15.50m</text:p>
          </table:table-cell>
          <table:table-cell office:value-type="float" office:value="27.4" table:style-name="ce1">
            <text:p>27.4</text:p>
          </table:table-cell>
          <table:table-cell office:value-type="float" office:value="51" table:style-name="ce2">
            <text:p>51</text:p>
          </table:table-cell>
          <table:table-cell office:value-type="float" office:value="1.2142857142857142" table:formula="of:=[.G37]/42" table:style-name="ce2">
            <text:p>1.214285714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Zaragoz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35.50m</text:p>
          </table:table-cell>
          <table:table-cell office:value-type="float" office:value="25.4" table:style-name="ce1">
            <text:p>25.4</text:p>
          </table:table-cell>
          <table:table-cell office:value-type="float" office:value="51" table:style-name="ce2">
            <text:p>51</text:p>
          </table:table-cell>
          <table:table-cell office:value-type="float" office:value="1.2142857142857142" table:formula="of:=[.G38]/42" table:style-name="ce2">
            <text:p>1.214285714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D Eldens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.10m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2">
            <text:p>50</text:p>
          </table:table-cell>
          <table:table-cell office:value-type="float" office:value="1.1904761904761905" table:formula="of:=[.G39]/42" table:style-name="ce2">
            <text:p>1.19047619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2.74m</text:p>
          </table:table-cell>
          <table:table-cell office:value-type="string" table:style-name="ce1">
            <text:p>€19.95m</text:p>
          </table:table-cell>
          <table:table-cell office:value-type="float" office:value="25.8" table:style-name="ce1">
            <text:p>25.8</text:p>
          </table:table-cell>
          <table:table-cell office:value-type="float" office:value="49" table:style-name="ce2">
            <text:p>49</text:p>
          </table:table-cell>
          <table:table-cell office:value-type="float" office:value="1.1666666666666667" table:formula="of:=[.G40]/42" table:style-name="ce2">
            <text:p>1.166666667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D Mirand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.75m</text:p>
          </table:table-cell>
          <table:table-cell office:value-type="float" office:value="23.7" table:style-name="ce1">
            <text:p>23.7</text:p>
          </table:table-cell>
          <table:table-cell office:value-type="float" office:value="49" table:style-name="ce2">
            <text:p>49</text:p>
          </table:table-cell>
          <table:table-cell office:value-type="float" office:value="1.1666666666666667" table:formula="of:=[.G41]/42" table:style-name="ce2">
            <text:p>1.166666667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D Amorebiet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k</text:p>
          </table:table-cell>
          <table:table-cell office:value-type="string" table:style-name="ce1">
            <text:p>€12.75m</text:p>
          </table:table-cell>
          <table:table-cell office:value-type="float" office:value="27.1" table:style-name="ce1">
            <text:p>27.1</text:p>
          </table:table-cell>
          <table:table-cell office:value-type="float" office:value="45" table:style-name="ce2">
            <text:p>45</text:p>
          </table:table-cell>
          <table:table-cell office:value-type="float" office:value="1.0714285714285714" table:formula="of:=[.G42]/42" table:style-name="ce2">
            <text:p>1.071428571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D Alcorcó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.33m</text:p>
          </table:table-cell>
          <table:table-cell office:value-type="float" office:value="26.4" table:style-name="ce1">
            <text:p>26.4</text:p>
          </table:table-cell>
          <table:table-cell office:value-type="float" office:value="44" table:style-name="ce2">
            <text:p>44</text:p>
          </table:table-cell>
          <table:table-cell office:value-type="float" office:value="1.0476190476190477" table:formula="of:=[.G43]/42" table:style-name="ce2">
            <text:p>1.047619048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FC Andorra</text:p>
          </table:table-cell>
          <table:table-cell office:value-type="string" table:style-name="ce1">
            <text:p>€1.08m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20.45m</text:p>
          </table:table-cell>
          <table:table-cell office:value-type="float" office:value="25.9" table:style-name="ce1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1.0238095238095237" table:formula="of:=[.G44]/42" table:style-name="ce2">
            <text:p>1.023809524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illarreal B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.90m</text:p>
          </table:table-cell>
          <table:table-cell office:value-type="float" office:value="21.9" table:style-name="ce1">
            <text:p>21.9</text:p>
          </table:table-cell>
          <table:table-cell office:value-type="float" office:value="43" table:style-name="ce2">
            <text:p>43</text:p>
          </table:table-cell>
          <table:table-cell office:value-type="float" office:value="1.0238095238095237" table:formula="of:=[.G45]/42" table:style-name="ce2">
            <text:p>1.023809524</text:p>
          </table:table-cell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3.25m</text:p>
          </table:table-cell>
          <table:table-cell office:value-type="string" table:style-name="ce1">
            <text:p>€30.95m</text:p>
          </table:table-cell>
          <table:table-cell office:value-type="string" table:style-name="ce1">
            <text:p>€55.40m</text:p>
          </table:table-cell>
          <table:table-cell office:value-type="float" office:value="26.9" table:style-name="ce1">
            <text:p>26.9</text:p>
          </table:table-cell>
          <table:table-cell office:value-type="float" office:value="75" table:style-name="ce1">
            <text:p>75</text:p>
          </table:table-cell>
          <table:table-cell office:value-type="float" office:value="1.7857142857142858" table:formula="of:=[.G46]/42" table:style-name="ce2">
            <text:p>1.785714286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UD Las Palmas</text:p>
          </table:table-cell>
          <table:table-cell office:value-type="string" table:style-name="ce1">
            <text:p>€9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.23m</text:p>
          </table:table-cell>
          <table:table-cell office:value-type="float" office:value="25.9" table:style-name="ce1">
            <text:p>25.9</text:p>
          </table:table-cell>
          <table:table-cell office:value-type="float" office:value="72" table:style-name="ce1">
            <text:p>72</text:p>
          </table:table-cell>
          <table:table-cell office:value-type="float" office:value="1.7142857142857142" table:formula="of:=[.G47]/42" table:style-name="ce2">
            <text:p>1.714285714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1.05m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44.78m</text:p>
          </table:table-cell>
          <table:table-cell office:value-type="float" office:value="25.7" table:style-name="ce1">
            <text:p>25.7</text:p>
          </table:table-cell>
          <table:table-cell office:value-type="float" office:value="72" table:style-name="ce1">
            <text:p>72</text:p>
          </table:table-cell>
          <table:table-cell office:value-type="float" office:value="1.7142857142857142" table:formula="of:=[.G48]/42" table:style-name="ce2">
            <text:p>1.714285714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0k</text:p>
          </table:table-cell>
          <table:table-cell office:value-type="string" table:style-name="ce1">
            <text:p>€36.08m</text:p>
          </table:table-cell>
          <table:table-cell office:value-type="float" office:value="25.1" table:style-name="ce1">
            <text:p>25.1</text:p>
          </table:table-cell>
          <table:table-cell office:value-type="float" office:value="71" table:style-name="ce1">
            <text:p>71</text:p>
          </table:table-cell>
          <table:table-cell office:value-type="float" office:value="1.6904761904761905" table:formula="of:=[.G49]/42" table:style-name="ce2">
            <text:p>1.69047619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4.50m</text:p>
          </table:table-cell>
          <table:table-cell office:value-type="string" table:style-name="ce1">
            <text:p>€26.40m</text:p>
          </table:table-cell>
          <table:table-cell office:value-type="float" office:value="27.5" table:style-name="ce1">
            <text:p>27.5</text:p>
          </table:table-cell>
          <table:table-cell office:value-type="float" office:value="71" table:style-name="ce1">
            <text:p>71</text:p>
          </table:table-cell>
          <table:table-cell office:value-type="float" office:value="1.6904761904761905" table:formula="of:=[.G50]/42" table:style-name="ce2">
            <text:p>1.69047619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Albacete</text:p>
          </table:table-cell>
          <table:table-cell office:value-type="string" table:style-name="ce1">
            <text:p>€7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.03m</text:p>
          </table:table-cell>
          <table:table-cell office:value-type="float" office:value="25.3" table:style-name="ce1">
            <text:p>25.3</text:p>
          </table:table-cell>
          <table:table-cell office:value-type="float" office:value="67" table:style-name="ce1">
            <text:p>67</text:p>
          </table:table-cell>
          <table:table-cell office:value-type="float" office:value="1.5952380952380953" table:formula="of:=[.G51]/42" table:style-name="ce2">
            <text:p>1.595238095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FC Andor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.00m</text:p>
          </table:table-cell>
          <table:table-cell office:value-type="float" office:value="25.2" table:style-name="ce1">
            <text:p>25.2</text:p>
          </table:table-cell>
          <table:table-cell office:value-type="float" office:value="59" table:style-name="ce1">
            <text:p>59</text:p>
          </table:table-cell>
          <table:table-cell office:value-type="float" office:value="1.4047619047619047" table:formula="of:=[.G52]/42" table:style-name="ce2">
            <text:p>1.404761905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Real Oviedo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75k</text:p>
          </table:table-cell>
          <table:table-cell office:value-type="string" table:style-name="ce1">
            <text:p>€31.60m</text:p>
          </table:table-cell>
          <table:table-cell office:value-type="float" office:value="25.6" table:style-name="ce1">
            <text:p>25.6</text:p>
          </table:table-cell>
          <table:table-cell office:value-type="float" office:value="59" table:style-name="ce1">
            <text:p>59</text:p>
          </table:table-cell>
          <table:table-cell office:value-type="float" office:value="1.4047619047619047" table:formula="of:=[.G53]/42" table:style-name="ce2">
            <text:p>1.404761905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FC Cartagen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19.25m</text:p>
          </table:table-cell>
          <table:table-cell office:value-type="float" office:value="27.3" table:style-name="ce1">
            <text:p>27.3</text:p>
          </table:table-cell>
          <table:table-cell office:value-type="float" office:value="58" table:style-name="ce1">
            <text:p>58</text:p>
          </table:table-cell>
          <table:table-cell office:value-type="float" office:value="1.3809523809523809" table:formula="of:=[.G54]/42" table:style-name="ce2">
            <text:p>1.380952381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CD Tenerif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7m</text:p>
          </table:table-cell>
          <table:table-cell office:value-type="string" table:style-name="ce1">
            <text:p>€18.15m</text:p>
          </table:table-cell>
          <table:table-cell office:value-type="float" office:value="26.6" table:style-name="ce1">
            <text:p>26.6</text:p>
          </table:table-cell>
          <table:table-cell office:value-type="float" office:value="57" table:style-name="ce1">
            <text:p>57</text:p>
          </table:table-cell>
          <table:table-cell office:value-type="float" office:value="1.3571428571428572" table:formula="of:=[.G55]/42" table:style-name="ce2">
            <text:p>1.357142857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Burgos C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.10m</text:p>
          </table:table-cell>
          <table:table-cell office:value-type="float" office:value="27.2" table:style-name="ce1">
            <text:p>27.2</text:p>
          </table:table-cell>
          <table:table-cell office:value-type="float" office:value="54" table:style-name="ce1">
            <text:p>54</text:p>
          </table:table-cell>
          <table:table-cell office:value-type="float" office:value="1.2857142857142858" table:formula="of:=[.G56]/42" table:style-name="ce2">
            <text:p>1.285714286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Racing Santan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15.55m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1.2857142857142858" table:formula="of:=[.G57]/42" table:style-name="ce2">
            <text:p>1.285714286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Real Zaragoza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€31.28m</text:p>
          </table:table-cell>
          <table:table-cell office:value-type="float" office:value="26.3" table:style-name="ce1">
            <text:p>26.3</text:p>
          </table:table-cell>
          <table:table-cell office:value-type="float" office:value="53" table:style-name="ce1">
            <text:p>53</text:p>
          </table:table-cell>
          <table:table-cell office:value-type="float" office:value="1.2619047619047619" table:formula="of:=[.G58]/42" table:style-name="ce2">
            <text:p>1.261904762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32.00m</text:p>
          </table:table-cell>
          <table:table-cell office:value-type="float" office:value="26.5" table:style-name="ce1">
            <text:p>26.5</text:p>
          </table:table-cell>
          <table:table-cell office:value-type="float" office:value="53" table:style-name="ce1">
            <text:p>53</text:p>
          </table:table-cell>
          <table:table-cell office:value-type="float" office:value="1.2619047619047619" table:formula="of:=[.G59]/42" table:style-name="ce2">
            <text:p>1.261904762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325k</text:p>
          </table:table-cell>
          <table:table-cell office:value-type="string" table:style-name="ce1">
            <text:p>€1.85m</text:p>
          </table:table-cell>
          <table:table-cell office:value-type="string" table:style-name="ce1">
            <text:p>€22.98m</text:p>
          </table:table-cell>
          <table:table-cell office:value-type="float" office:value="26.5" table:style-name="ce1">
            <text:p>26.5</text:p>
          </table:table-cell>
          <table:table-cell office:value-type="float" office:value="52" table:style-name="ce1">
            <text:p>52</text:p>
          </table:table-cell>
          <table:table-cell office:value-type="float" office:value="1.2380952380952381" table:formula="of:=[.G60]/42" table:style-name="ce2">
            <text:p>1.23809523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CD Mirandés</text:p>
          </table:table-cell>
          <table:table-cell office:value-type="string" table:style-name="ce1">
            <text:p>€20k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4.80m</text:p>
          </table:table-cell>
          <table:table-cell office:value-type="float" office:value="23.9" table:style-name="ce1">
            <text:p>23.9</text:p>
          </table:table-cell>
          <table:table-cell office:value-type="float" office:value="52" table:style-name="ce1">
            <text:p>52</text:p>
          </table:table-cell>
          <table:table-cell office:value-type="float" office:value="1.2380952380952381" table:formula="of:=[.G61]/42" table:style-name="ce2">
            <text:p>1.238095238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Sporting Gijón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6.23m</text:p>
          </table:table-cell>
          <table:table-cell office:value-type="string" table:style-name="ce1">
            <text:p>€30.05m</text:p>
          </table:table-cell>
          <table:table-cell office:value-type="float" office:value="25.2" table:style-name="ce1">
            <text:p>25.2</text:p>
          </table:table-cell>
          <table:table-cell office:value-type="float" office:value="50" table:style-name="ce1">
            <text:p>50</text:p>
          </table:table-cell>
          <table:table-cell office:value-type="float" office:value="1.1904761904761905" table:formula="of:=[.G62]/42" table:style-name="ce2">
            <text:p>1.19047619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Villarreal 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string" table:style-name="ce1">
            <text:p>€25.50m</text:p>
          </table:table-cell>
          <table:table-cell office:value-type="float" office:value="22.5" table:style-name="ce1">
            <text:p>22.5</text:p>
          </table:table-cell>
          <table:table-cell office:value-type="float" office:value="50" table:style-name="ce1">
            <text:p>50</text:p>
          </table:table-cell>
          <table:table-cell office:value-type="float" office:value="1.1904761904761905" table:formula="of:=[.G63]/42" table:style-name="ce2">
            <text:p>1.19047619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SD Ponferradina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5.25m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1.0476190476190477" table:formula="of:=[.G64]/42" table:style-name="ce2">
            <text:p>1.047619048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Málaga CF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19.25m</text:p>
          </table:table-cell>
          <table:table-cell office:value-type="float" office:value="26.4" table:style-name="ce1">
            <text:p>26.4</text:p>
          </table:table-cell>
          <table:table-cell office:value-type="float" office:value="44" table:style-name="ce1">
            <text:p>44</text:p>
          </table:table-cell>
          <table:table-cell office:value-type="float" office:value="1.0476190476190477" table:formula="of:=[.G65]/42" table:style-name="ce2">
            <text:p>1.047619048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UD Ibiz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6.48m</text:p>
          </table:table-cell>
          <table:table-cell office:value-type="float" office:value="26.7" table:style-name="ce1">
            <text:p>26.7</text:p>
          </table:table-cell>
          <table:table-cell office:value-type="float" office:value="34" table:style-name="ce1">
            <text:p>34</text:p>
          </table:table-cell>
          <table:table-cell office:value-type="float" office:value="0.80952380952380953" table:formula="of:=[.G66]/42" table:style-name="ce2">
            <text:p>0.80952381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2">
            <text:p>CD Lug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11.65m</text:p>
          </table:table-cell>
          <table:table-cell office:value-type="float" office:value="26.1" table:style-name="ce1">
            <text:p>26.1</text:p>
          </table:table-cell>
          <table:table-cell office:value-type="float" office:value="31" table:style-name="ce1">
            <text:p>31</text:p>
          </table:table-cell>
          <table:table-cell office:value-type="float" office:value="0.73809523809523814" table:formula="of:=[.G67]/42" table:style-name="ce2">
            <text:p>0.738095238</text:p>
          </table:table-cell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UD Almería</text:p>
          </table:table-cell>
          <table:table-cell office:value-type="string" table:style-name="ce1">
            <text:p>€13.65m</text:p>
          </table:table-cell>
          <table:table-cell office:value-type="string" table:style-name="ce1">
            <text:p>€6.50m</text:p>
          </table:table-cell>
          <table:table-cell office:value-type="string" table:style-name="ce1">
            <text:p>€63.75m</text:p>
          </table:table-cell>
          <table:table-cell office:value-type="float" office:value="25.8" table:style-name="ce1">
            <text:p>25.8</text:p>
          </table:table-cell>
          <table:table-cell office:value-type="float" office:value="81" table:style-name="ce2">
            <text:p>81</text:p>
          </table:table-cell>
          <table:table-cell office:value-type="float" office:value="1.9285714285714286" table:formula="of:=[.G68]/42" table:style-name="ce2">
            <text:p>1.928571429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.75m</text:p>
          </table:table-cell>
          <table:table-cell office:value-type="string" table:style-name="ce1">
            <text:p>€66.65m</text:p>
          </table:table-cell>
          <table:table-cell office:value-type="float" office:value="27" table:style-name="ce1">
            <text:p>27</text:p>
          </table:table-cell>
          <table:table-cell office:value-type="float" office:value="81" table:style-name="ce2">
            <text:p>81</text:p>
          </table:table-cell>
          <table:table-cell office:value-type="float" office:value="1.9285714285714286" table:formula="of:=[.G69]/42" table:style-name="ce2">
            <text:p>1.928571429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4.60m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29.25m</text:p>
          </table:table-cell>
          <table:table-cell office:value-type="float" office:value="27.8" table:style-name="ce1">
            <text:p>27.8</text:p>
          </table:table-cell>
          <table:table-cell office:value-type="float" office:value="80" table:style-name="ce2">
            <text:p>80</text:p>
          </table:table-cell>
          <table:table-cell office:value-type="float" office:value="1.9047619047619047" table:formula="of:=[.G70]/42" table:style-name="ce2">
            <text:p>1.904761905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UD Las Palmas</text:p>
          </table:table-cell>
          <table:table-cell office:value-type="string" table:style-name="ce1">
            <text:p>€15k</text:p>
          </table:table-cell>
          <table:table-cell office:value-type="string" table:style-name="ce1">
            <text:p>€1.46m</text:p>
          </table:table-cell>
          <table:table-cell office:value-type="string" table:style-name="ce1">
            <text:p>€25.55m</text:p>
          </table:table-cell>
          <table:table-cell office:value-type="float" office:value="25.7" table:style-name="ce1">
            <text:p>25.7</text:p>
          </table:table-cell>
          <table:table-cell office:value-type="float" office:value="70" table:style-name="ce2">
            <text:p>70</text:p>
          </table:table-cell>
          <table:table-cell office:value-type="float" office:value="1.6666666666666667" table:formula="of:=[.G71]/42" table:style-name="ce2">
            <text:p>1.666666667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D Tenerife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.90m</text:p>
          </table:table-cell>
          <table:table-cell office:value-type="float" office:value="26.6" table:style-name="ce1">
            <text:p>26.6</text:p>
          </table:table-cell>
          <table:table-cell office:value-type="float" office:value="69" table:style-name="ce2">
            <text:p>69</text:p>
          </table:table-cell>
          <table:table-cell office:value-type="float" office:value="1.6428571428571428" table:formula="of:=[.G72]/42" table:style-name="ce2">
            <text:p>1.642857143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irona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5m</text:p>
          </table:table-cell>
          <table:table-cell office:value-type="string" table:style-name="ce1">
            <text:p>€38.05m</text:p>
          </table:table-cell>
          <table:table-cell office:value-type="float" office:value="24.2" table:style-name="ce1">
            <text:p>24.2</text:p>
          </table:table-cell>
          <table:table-cell office:value-type="float" office:value="68" table:style-name="ce2">
            <text:p>68</text:p>
          </table:table-cell>
          <table:table-cell office:value-type="float" office:value="1.6190476190476191" table:formula="of:=[.G73]/42" table:style-name="ce2">
            <text:p>1.619047619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Oviedo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.60m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2">
            <text:p>68</text:p>
          </table:table-cell>
          <table:table-cell office:value-type="float" office:value="1.6190476190476191" table:formula="of:=[.G74]/42" table:style-name="ce2">
            <text:p>1.619047619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D Ponferradina</text:p>
          </table:table-cell>
          <table:table-cell office:value-type="string" table:style-name="ce1">
            <text:p>€800k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5.55m</text:p>
          </table:table-cell>
          <table:table-cell office:value-type="float" office:value="26.4" table:style-name="ce1">
            <text:p>26.4</text:p>
          </table:table-cell>
          <table:table-cell office:value-type="float" office:value="63" table:style-name="ce2">
            <text:p>63</text:p>
          </table:table-cell>
          <table:table-cell office:value-type="float" office:value="1.5" table:formula="of:=[.G75]/42" table:style-name="ce2">
            <text:p>1.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FC Cartagen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92k</text:p>
          </table:table-cell>
          <table:table-cell office:value-type="string" table:style-name="ce1">
            <text:p>€14.10m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2">
            <text:p>60</text:p>
          </table:table-cell>
          <table:table-cell office:value-type="float" office:value="1.4285714285714286" table:formula="of:=[.G76]/42" table:style-name="ce2">
            <text:p>1.428571429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Zaragoz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27.70m</text:p>
          </table:table-cell>
          <table:table-cell office:value-type="float" office:value="25.8" table:style-name="ce1">
            <text:p>25.8</text:p>
          </table:table-cell>
          <table:table-cell office:value-type="float" office:value="56" table:style-name="ce2">
            <text:p>56</text:p>
          </table:table-cell>
          <table:table-cell office:value-type="float" office:value="1.3333333333333333" table:formula="of:=[.G77]/42" table:style-name="ce2">
            <text:p>1.333333333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Burgos C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25m</text:p>
          </table:table-cell>
          <table:table-cell office:value-type="float" office:value="28.1" table:style-name="ce1">
            <text:p>28.1</text:p>
          </table:table-cell>
          <table:table-cell office:value-type="float" office:value="55" table:style-name="ce2">
            <text:p>55</text:p>
          </table:table-cell>
          <table:table-cell office:value-type="float" office:value="1.3095238095238095" table:formula="of:=[.G78]/42" table:style-name="ce2">
            <text:p>1.3095238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42.55m</text:p>
          </table:table-cell>
          <table:table-cell office:value-type="float" office:value="26.7" table:style-name="ce1">
            <text:p>26.7</text:p>
          </table:table-cell>
          <table:table-cell office:value-type="float" office:value="54" table:style-name="ce2">
            <text:p>54</text:p>
          </table:table-cell>
          <table:table-cell office:value-type="float" office:value="1.2857142857142858" table:formula="of:=[.G79]/42" table:style-name="ce2">
            <text:p>1.285714286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29.90m</text:p>
          </table:table-cell>
          <table:table-cell office:value-type="float" office:value="26.4" table:style-name="ce1">
            <text:p>26.4</text:p>
          </table:table-cell>
          <table:table-cell office:value-type="float" office:value="54" table:style-name="ce2">
            <text:p>54</text:p>
          </table:table-cell>
          <table:table-cell office:value-type="float" office:value="1.2857142857142858" table:formula="of:=[.G80]/42" table:style-name="ce2">
            <text:p>1.285714286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D Mirandés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.05m</text:p>
          </table:table-cell>
          <table:table-cell office:value-type="float" office:value="24.1" table:style-name="ce1">
            <text:p>24.1</text:p>
          </table:table-cell>
          <table:table-cell office:value-type="float" office:value="52" table:style-name="ce2">
            <text:p>52</text:p>
          </table:table-cell>
          <table:table-cell office:value-type="float" office:value="1.2380952380952381" table:formula="of:=[.G81]/42" table:style-name="ce2">
            <text:p>1.238095238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UD Ibiza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.30m</text:p>
          </table:table-cell>
          <table:table-cell office:value-type="float" office:value="27.3" table:style-name="ce1">
            <text:p>27.3</text:p>
          </table:table-cell>
          <table:table-cell office:value-type="float" office:value="52" table:style-name="ce2">
            <text:p>52</text:p>
          </table:table-cell>
          <table:table-cell office:value-type="float" office:value="1.2380952380952381" table:formula="of:=[.G82]/42" table:style-name="ce2">
            <text:p>1.238095238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D Lug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00k</text:p>
          </table:table-cell>
          <table:table-cell office:value-type="string" table:style-name="ce1">
            <text:p>€8.98m</text:p>
          </table:table-cell>
          <table:table-cell office:value-type="float" office:value="26.8" table:style-name="ce1">
            <text:p>26.8</text:p>
          </table:table-cell>
          <table:table-cell office:value-type="float" office:value="50" table:style-name="ce2">
            <text:p>50</text:p>
          </table:table-cell>
          <table:table-cell office:value-type="float" office:value="1.1904761904761905" table:formula="of:=[.G83]/42" table:style-name="ce2">
            <text:p>1.19047619</text:p>
          </table:table-cell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porting Gijón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.25m</text:p>
          </table:table-cell>
          <table:table-cell office:value-type="float" office:value="24.7" table:style-name="ce1">
            <text:p>24.7</text:p>
          </table:table-cell>
          <table:table-cell office:value-type="float" office:value="46" table:style-name="ce2">
            <text:p>46</text:p>
          </table:table-cell>
          <table:table-cell office:value-type="float" office:value="1.0952380952380953" table:formula="of:=[.G84]/42" table:style-name="ce2">
            <text:p>1.095238095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Málaga CF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24.50m</text:p>
          </table:table-cell>
          <table:table-cell office:value-type="float" office:value="24.6" table:style-name="ce1">
            <text:p>24.6</text:p>
          </table:table-cell>
          <table:table-cell office:value-type="float" office:value="45" table:style-name="ce2">
            <text:p>45</text:p>
          </table:table-cell>
          <table:table-cell office:value-type="float" office:value="1.0714285714285714" table:formula="of:=[.G85]/42" table:style-name="ce2">
            <text:p>1.071428571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D Amorebiet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00m</text:p>
          </table:table-cell>
          <table:table-cell office:value-type="float" office:value="29.3" table:style-name="ce1">
            <text:p>29.3</text:p>
          </table:table-cell>
          <table:table-cell office:value-type="float" office:value="43" table:style-name="ce2">
            <text:p>43</text:p>
          </table:table-cell>
          <table:table-cell office:value-type="float" office:value="1.0238095238095237" table:formula="of:=[.G86]/42" table:style-name="ce2">
            <text:p>1.023809524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Sociedad B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2.55m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2">
            <text:p>40</text:p>
          </table:table-cell>
          <table:table-cell office:value-type="float" office:value="0.95238095238095233" table:formula="of:=[.G87]/42" table:style-name="ce2">
            <text:p>0.952380952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F Fuenlabr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14.98m</text:p>
          </table:table-cell>
          <table:table-cell office:value-type="float" office:value="26.3" table:style-name="ce1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0.7857142857142857" table:formula="of:=[.G88]/42" table:style-name="ce2">
            <text:p>0.785714286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D Alcorcó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38m</text:p>
          </table:table-cell>
          <table:table-cell office:value-type="float" office:value="26.9" table:style-name="ce1">
            <text:p>26.9</text:p>
          </table:table-cell>
          <table:table-cell office:value-type="float" office:value="29" table:style-name="ce2">
            <text:p>29</text:p>
          </table:table-cell>
          <table:table-cell office:value-type="float" office:value="0.69047619047619047" table:formula="of:=[.G89]/42" table:style-name="ce2">
            <text:p>0.69047619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2.76m</text:p>
          </table:table-cell>
          <table:table-cell office:value-type="string" table:style-name="ce1">
            <text:p>€9.70m</text:p>
          </table:table-cell>
          <table:table-cell office:value-type="string" table:style-name="ce1">
            <text:p>€80.00m</text:p>
          </table:table-cell>
          <table:table-cell office:value-type="float" office:value="24.7" table:style-name="ce1">
            <text:p>24.7</text:p>
          </table:table-cell>
          <table:table-cell office:value-type="float" office:value="82" table:style-name="ce1">
            <text:p>82</text:p>
          </table:table-cell>
          <table:table-cell office:value-type="float" office:value="1.9523809523809523" table:formula="of:=[.G90]/42" table:style-name="ce2">
            <text:p>1.952380952</text:p>
          </table:table-cell>
          <table:table-cell office:value-type="float" office:value="71" table:style-name="ce1">
            <text:p>71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3.6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0.95m</text:p>
          </table:table-cell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1.9523809523809523" table:formula="of:=[.G91]/42" table:style-name="ce2">
            <text:p>1.95238095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34.48m</text:p>
          </table:table-cell>
          <table:table-cell office:value-type="float" office:value="26.7" table:style-name="ce1">
            <text:p>26.7</text:p>
          </table:table-cell>
          <table:table-cell office:value-type="float" office:value="73" table:style-name="ce1">
            <text:p>73</text:p>
          </table:table-cell>
          <table:table-cell office:value-type="float" office:value="1.7380952380952381" table:formula="of:=[.G92]/42" table:style-name="ce2">
            <text:p>1.738095238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UD Almería</text:p>
          </table:table-cell>
          <table:table-cell office:value-type="string" table:style-name="ce1">
            <text:p>€27.15m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0.60m</text:p>
          </table:table-cell>
          <table:table-cell office:value-type="float" office:value="24.6" table:style-name="ce1">
            <text:p>24.6</text:p>
          </table:table-cell>
          <table:table-cell office:value-type="float" office:value="73" table:style-name="ce1">
            <text:p>73</text:p>
          </table:table-cell>
          <table:table-cell office:value-type="float" office:value="1.7380952380952381" table:formula="of:=[.G93]/42" table:style-name="ce2">
            <text:p>1.738095238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irona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72m</text:p>
          </table:table-cell>
          <table:table-cell office:value-type="string" table:style-name="ce1">
            <text:p>€36.33m</text:p>
          </table:table-cell>
          <table:table-cell office:value-type="float" office:value="25.2" table:style-name="ce1">
            <text:p>25.2</text:p>
          </table:table-cell>
          <table:table-cell office:value-type="float" office:value="71" table:style-name="ce1">
            <text:p>71</text:p>
          </table:table-cell>
          <table:table-cell office:value-type="float" office:value="1.6904761904761905" table:formula="of:=[.G94]/42" table:style-name="ce2">
            <text:p>1.69047619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1m</text:p>
          </table:table-cell>
          <table:table-cell office:value-type="string" table:style-name="ce1">
            <text:p>€29.85m</text:p>
          </table:table-cell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1.5952380952380953" table:formula="of:=[.G95]/42" table:style-name="ce2">
            <text:p>1.595238095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porting Gijó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.90m</text:p>
          </table:table-cell>
          <table:table-cell office:value-type="float" office:value="24.9" table:style-name="ce1">
            <text:p>24.9</text:p>
          </table:table-cell>
          <table:table-cell office:value-type="float" office:value="65" table:style-name="ce1">
            <text:p>65</text:p>
          </table:table-cell>
          <table:table-cell office:value-type="float" office:value="1.5476190476190477" table:formula="of:=[.G96]/42" table:style-name="ce2">
            <text:p>1.547619048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Ponferradina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.50m</text:p>
          </table:table-cell>
          <table:table-cell office:value-type="float" office:value="25.7" table:style-name="ce1">
            <text:p>25.7</text:p>
          </table:table-cell>
          <table:table-cell office:value-type="float" office:value="57" table:style-name="ce1">
            <text:p>57</text:p>
          </table:table-cell>
          <table:table-cell office:value-type="float" office:value="1.3571428571428572" table:formula="of:=[.G97]/42" table:style-name="ce2">
            <text:p>1.357142857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UD Las Palmas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20.35m</text:p>
          </table:table-cell>
          <table:table-cell office:value-type="float" office:value="25.4" table:style-name="ce1">
            <text:p>25.4</text:p>
          </table:table-cell>
          <table:table-cell office:value-type="float" office:value="56" table:style-name="ce1">
            <text:p>56</text:p>
          </table:table-cell>
          <table:table-cell office:value-type="float" office:value="1.3333333333333333" table:formula="of:=[.G98]/42" table:style-name="ce2">
            <text:p>1.333333333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D Mirandés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6.60m</text:p>
          </table:table-cell>
          <table:table-cell office:value-type="float" office:value="24.1" table:style-name="ce1">
            <text:p>24.1</text:p>
          </table:table-cell>
          <table:table-cell office:value-type="float" office:value="54" table:style-name="ce1">
            <text:p>54</text:p>
          </table:table-cell>
          <table:table-cell office:value-type="float" office:value="1.2857142857142858" table:formula="of:=[.G99]/42" table:style-name="ce2">
            <text:p>1.285714286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F Fuenlabrada</text:p>
          </table:table-cell>
          <table:table-cell office:value-type="string" table:style-name="ce1">
            <text:p>€2.7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4.80m</text:p>
          </table:table-cell>
          <table:table-cell office:value-type="float" office:value="25.1" table:style-name="ce1">
            <text:p>25.1</text:p>
          </table:table-cell>
          <table:table-cell office:value-type="float" office:value="54" table:style-name="ce1">
            <text:p>54</text:p>
          </table:table-cell>
          <table:table-cell office:value-type="float" office:value="1.2857142857142858" table:formula="of:=[.G100]/42" table:style-name="ce2">
            <text:p>1.285714286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Málaga C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20.28m</text:p>
          </table:table-cell>
          <table:table-cell office:value-type="float" office:value="24.1" table:style-name="ce1">
            <text:p>24.1</text:p>
          </table:table-cell>
          <table:table-cell office:value-type="float" office:value="53" table:style-name="ce1">
            <text:p>53</text:p>
          </table:table-cell>
          <table:table-cell office:value-type="float" office:value="1.2619047619047619" table:formula="of:=[.G101]/42" table:style-name="ce2">
            <text:p>1.26190476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Ovied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.55m</text:p>
          </table:table-cell>
          <table:table-cell office:value-type="float" office:value="25.7" table:style-name="ce1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2380952380952381" table:formula="of:=[.G102]/42" table:style-name="ce2">
            <text:p>1.238095238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D Tenerif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13.70m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1.2380952380952381" table:formula="of:=[.G103]/42" table:style-name="ce2">
            <text:p>1.23809523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Zaragoz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23.15m</text:p>
          </table:table-cell>
          <table:table-cell office:value-type="float" office:value="25.3" table:style-name="ce1">
            <text:p>25.3</text:p>
          </table:table-cell>
          <table:table-cell office:value-type="float" office:value="50" table:style-name="ce1">
            <text:p>50</text:p>
          </table:table-cell>
          <table:table-cell office:value-type="float" office:value="1.1904761904761905" table:formula="of:=[.G104]/42" table:style-name="ce2">
            <text:p>1.19047619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FC Cartagen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.10m</text:p>
          </table:table-cell>
          <table:table-cell office:value-type="float" office:value="27.5" table:style-name="ce1">
            <text:p>27.5</text:p>
          </table:table-cell>
          <table:table-cell office:value-type="float" office:value="49" table:style-name="ce1">
            <text:p>49</text:p>
          </table:table-cell>
          <table:table-cell office:value-type="float" office:value="1.1666666666666667" table:formula="of:=[.G105]/42" table:style-name="ce2">
            <text:p>1.166666667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D Alcorcón</text:p>
          </table:table-cell>
          <table:table-cell office:value-type="string" table:style-name="ce1">
            <text:p>€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40m</text:p>
          </table:table-cell>
          <table:table-cell office:value-type="float" office:value="26.5" table:style-name="ce1">
            <text:p>26.5</text:p>
          </table:table-cell>
          <table:table-cell office:value-type="float" office:value="48" table:style-name="ce1">
            <text:p>48</text:p>
          </table:table-cell>
          <table:table-cell office:value-type="float" office:value="1.1428571428571428" table:formula="of:=[.G106]/42" table:style-name="ce2">
            <text:p>1.142857143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D Lug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83m</text:p>
          </table:table-cell>
          <table:table-cell office:value-type="float" office:value="26.4" table:style-name="ce1">
            <text:p>26.4</text:p>
          </table:table-cell>
          <table:table-cell office:value-type="float" office:value="47" table:style-name="ce1">
            <text:p>47</text:p>
          </table:table-cell>
          <table:table-cell office:value-type="float" office:value="1.1190476190476191" table:formula="of:=[.G107]/42" table:style-name="ce2">
            <text:p>1.119047619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E Sabade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5m</text:p>
          </table:table-cell>
          <table:table-cell office:value-type="float" office:value="26.9" table:style-name="ce1">
            <text:p>26.9</text:p>
          </table:table-cell>
          <table:table-cell office:value-type="float" office:value="46" table:style-name="ce1">
            <text:p>46</text:p>
          </table:table-cell>
          <table:table-cell office:value-type="float" office:value="1.0952380952380953" table:formula="of:=[.G108]/42" table:style-name="ce2">
            <text:p>1.09523809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UD Logroñ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50m</text:p>
          </table:table-cell>
          <table:table-cell office:value-type="float" office:value="26.7" table:style-name="ce1">
            <text:p>26.7</text:p>
          </table:table-cell>
          <table:table-cell office:value-type="float" office:value="44" table:style-name="ce1">
            <text:p>44</text:p>
          </table:table-cell>
          <table:table-cell office:value-type="float" office:value="1.0476190476190477" table:formula="of:=[.G109]/42" table:style-name="ce2">
            <text:p>1.047619048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D Castelló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00m</text:p>
          </table:table-cell>
          <table:table-cell office:value-type="float" office:value="27.9" table:style-name="ce1">
            <text:p>27.9</text:p>
          </table:table-cell>
          <table:table-cell office:value-type="float" office:value="41" table:style-name="ce1">
            <text:p>41</text:p>
          </table:table-cell>
          <table:table-cell office:value-type="float" office:value="0.97619047619047616" table:formula="of:=[.G110]/42" table:style-name="ce2">
            <text:p>0.976190476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lbacet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15m</text:p>
          </table:table-cell>
          <table:table-cell office:value-type="float" office:value="26.4" table:style-name="ce1">
            <text:p>26.4</text:p>
          </table:table-cell>
          <table:table-cell office:value-type="float" office:value="38" table:style-name="ce1">
            <text:p>38</text:p>
          </table:table-cell>
          <table:table-cell office:value-type="float" office:value="0.90476190476190477" table:formula="of:=[.G111]/42" table:style-name="ce2">
            <text:p>0.904761905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1"/>
        </table:table-row>
        <table:table-row table:number-rows-repeated="24" table:style-name="ro1">
          <table:table-cell office:value-type="string" table:style-name="ce2">
            <text:p>2019/20</text:p>
          </table:table-cell>
          <table:table-cell table:number-columns-repeated="12" table:style-name="ce2"/>
          <table:table-cell table:number-columns-repeated="16371"/>
        </table:table-row>
        <table:table-row table:number-rows-repeated="24" table:style-name="ro1">
          <table:table-cell office:value-type="string" table:style-name="ce2">
            <text:p>2018/19</text:p>
          </table:table-cell>
          <table:table-cell table:number-columns-repeated="12" table:style-name="ce2"/>
          <table:table-cell table:number-columns-repeated="16371"/>
        </table:table-row>
        <table:table-row table:number-rows-repeated="24" table:style-name="ro1">
          <table:table-cell office:value-type="string" table:style-name="ce2">
            <text:p>2017/18</text:p>
          </table:table-cell>
          <table:table-cell table:number-columns-repeated="12" table:style-name="ce2"/>
          <table:table-cell table:number-columns-repeated="16371"/>
        </table:table-row>
        <table:table-row table:number-rows-repeated="24" table:style-name="ro1">
          <table:table-cell office:value-type="string" table:style-name="ce2">
            <text:p>2016/17</text:p>
          </table:table-cell>
          <table:table-cell table:number-columns-repeated="12" table:style-name="ce2"/>
          <table:table-cell table:number-columns-repeated="16371"/>
        </table:table-row>
        <table:table-row table:number-rows-repeated="24" table:style-name="ro1">
          <table:table-cell office:value-type="string" table:style-name="ce2">
            <text:p>2015/16</text:p>
          </table:table-cell>
          <table:table-cell table:number-columns-repeated="12" table:style-name="ce2"/>
          <table:table-cell table:number-columns-repeated="16371"/>
        </table:table-row>
        <table:table-row table:number-rows-repeated="24" table:style-name="ro1">
          <table:table-cell office:value-type="string" table:style-name="ce2">
            <text:p>2014/15</text:p>
          </table:table-cell>
          <table:table-cell table:number-columns-repeated="12" table:style-name="ce2"/>
          <table:table-cell table:number-columns-repeated="16371"/>
        </table:table-row>
        <table:table-row table:number-rows-repeated="14" table:style-name="ro1">
          <table:table-cell table:number-columns-repeated="13" table:style-name="ce2"/>
          <table:table-cell table:number-columns-repeated="16371"/>
        </table:table-row>
        <table:table-row table:number-rows-repeated="1048307" table:style-name="ro1">
          <table:table-cell table:number-columns-repeated="16384"/>
        </table:table-row>
      </table:table>
      <table:table table:name="Primera_Federación_-_Grupo_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eason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Expenditure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Squad Value</text:p>
          </table:table-cell>
          <table:table-cell office:value-type="string" table:style-name="ce2">
            <text:p>Avg. Squad Age</text:p>
          </table:table-cell>
          <table:table-cell office:value-type="string" table:style-name="ce2">
            <text:p>Season Result</text:p>
          </table:table-cell>
          <table:table-cell office:value-type="string" table:style-name="ce2">
            <text:p>Points per game</text:p>
          </table:table-cell>
          <table:table-cell office:value-type="string" table:style-name="ce2">
            <text:p>Goals For<text:s/></text:p>
          </table:table-cell>
          <table:table-cell office:value-type="string" table:style-name="ce2">
            <text:p>Goals Against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yD Leonesa</text:p>
          </table:table-cell>
          <table:table-cell office:value-type="string" table:style-name="ce2">
            <text:p>€3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.65m</text:p>
          </table:table-cell>
          <table:table-cell office:value-type="float" office:value="26.4" table:style-name="ce2">
            <text:p>26.4</text:p>
          </table:table-cell>
          <table:table-cell office:value-type="float" office:value="65" table:style-name="ce2">
            <text:p>65</text:p>
          </table:table-cell>
          <table:table-cell office:value-type="float" office:value="1.7105263159999999" table:style-name="ce2">
            <text:p>1.710526316</text:p>
          </table:table-cell>
          <table:table-cell office:value-type="float" office:value="55" table:style-name="ce2">
            <text:p>55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Ponferradin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700k</text:p>
          </table:table-cell>
          <table:table-cell office:value-type="string" table:style-name="ce2">
            <text:p>€6.20m</text:p>
          </table:table-cell>
          <table:table-cell office:value-type="float" office:value="26.2" table:style-name="ce2">
            <text:p>26.2</text:p>
          </table:table-cell>
          <table:table-cell office:value-type="float" office:value="65" table:style-name="ce2">
            <text:p>65</text:p>
          </table:table-cell>
          <table:table-cell office:value-type="float" office:value="1.7105263159999999" table:style-name="ce2">
            <text:p>1.710526316</text:p>
          </table:table-cell>
          <table:table-cell office:value-type="float" office:value="59" table:style-name="ce2">
            <text:p>59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Sociedad B</text:p>
          </table:table-cell>
          <table:table-cell office:value-type="string" table:style-name="ce2">
            <text:p>€2.5m</text:p>
          </table:table-cell>
          <table:table-cell office:value-type="string" table:style-name="ce2">
            <text:p>€600k</text:p>
          </table:table-cell>
          <table:table-cell office:value-type="string" table:style-name="ce2">
            <text:p>€16.78m</text:p>
          </table:table-cell>
          <table:table-cell office:value-type="float" office:value="20.7" table:style-name="ce2">
            <text:p>20.7</text:p>
          </table:table-cell>
          <table:table-cell office:value-type="float" office:value="62" table:style-name="ce2">
            <text:p>62</text:p>
          </table:table-cell>
          <table:table-cell office:value-type="float" office:value="1.6315789469999999" table:style-name="ce2">
            <text:p>1.631578947</text:p>
          </table:table-cell>
          <table:table-cell office:value-type="float" office:value="51" table:style-name="ce2">
            <text:p>51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FC Andorra</text:p>
          </table:table-cell>
          <table:table-cell office:value-type="string" table:style-name="ce2">
            <text:p>€120k</text:p>
          </table:table-cell>
          <table:table-cell office:value-type="string" table:style-name="ce2">
            <text:p>€660k</text:p>
          </table:table-cell>
          <table:table-cell office:value-type="string" table:style-name="ce2">
            <text:p>€7.10m</text:p>
          </table:table-cell>
          <table:table-cell office:value-type="float" office:value="26" table:style-name="ce2">
            <text:p>26</text:p>
          </table:table-cell>
          <table:table-cell office:value-type="float" office:value="60" table:style-name="ce2">
            <text:p>60</text:p>
          </table:table-cell>
          <table:table-cell office:value-type="float" office:value="1.5789473679999999" table:style-name="ce2">
            <text:p>1.578947368</text:p>
          </table:table-cell>
          <table:table-cell office:value-type="float" office:value="49" table:style-name="ce2">
            <text:p>49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imnàsti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80k</text:p>
          </table:table-cell>
          <table:table-cell office:value-type="string" table:style-name="ce2">
            <text:p>€5.50m</text:p>
          </table:table-cell>
          <table:table-cell office:value-type="float" office:value="26" table:style-name="ce2">
            <text:p>26</text:p>
          </table:table-cell>
          <table:table-cell office:value-type="float" office:value="59" table:style-name="ce2">
            <text:p>59</text:p>
          </table:table-cell>
          <table:table-cell office:value-type="float" office:value="1.552631579" table:style-name="ce2">
            <text:p>1.552631579</text:p>
          </table:table-cell>
          <table:table-cell office:value-type="float" office:value="59" table:style-name="ce2">
            <text:p>59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D Tarazon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50k</text:p>
          </table:table-cell>
          <table:table-cell office:value-type="string" table:style-name="ce2">
            <text:p>€4.40m</text:p>
          </table:table-cell>
          <table:table-cell office:value-type="float" office:value="25.8" table:style-name="ce2">
            <text:p>25.8</text:p>
          </table:table-cell>
          <table:table-cell office:value-type="float" office:value="54" table:style-name="ce2">
            <text:p>54</text:p>
          </table:table-cell>
          <table:table-cell office:value-type="float" office:value="1.4210526320000001" table:style-name="ce2">
            <text:p>1.421052632</text:p>
          </table:table-cell>
          <table:table-cell office:value-type="float" office:value="41" table:style-name="ce2">
            <text:p>41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ilbao Athleti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6.15m</text:p>
          </table:table-cell>
          <table:table-cell office:value-type="float" office:value="20.5" table:style-name="ce2">
            <text:p>20.5</text:p>
          </table:table-cell>
          <table:table-cell office:value-type="float" office:value="54" table:style-name="ce2">
            <text:p>54</text:p>
          </table:table-cell>
          <table:table-cell office:value-type="float" office:value="1.4210526320000001" table:style-name="ce2">
            <text:p>1.421052632</text:p>
          </table:table-cell>
          <table:table-cell office:value-type="float" office:value="49" table:style-name="ce2">
            <text:p>49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elta Fortun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3.45m</text:p>
          </table:table-cell>
          <table:table-cell office:value-type="float" office:value="20.7" table:style-name="ce2">
            <text:p>20.7</text:p>
          </table:table-cell>
          <table:table-cell office:value-type="float" office:value="53" table:style-name="ce2">
            <text:p>53</text:p>
          </table:table-cell>
          <table:table-cell office:value-type="float" office:value="1.3947368419999999" table:style-name="ce2">
            <text:p>1.394736842</text:p>
          </table:table-cell>
          <table:table-cell office:value-type="float" office:value="54" table:style-name="ce2">
            <text:p>54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Zamora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.30m</text:p>
          </table:table-cell>
          <table:table-cell office:value-type="float" office:value="27.8" table:style-name="ce2">
            <text:p>27.8</text:p>
          </table:table-cell>
          <table:table-cell office:value-type="float" office:value="53" table:style-name="ce2">
            <text:p>53</text:p>
          </table:table-cell>
          <table:table-cell office:value-type="float" office:value="1.3947368419999999" table:style-name="ce2">
            <text:p>1.394736842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Ourense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0k</text:p>
          </table:table-cell>
          <table:table-cell office:value-type="string" table:style-name="ce2">
            <text:p>€4.65m</text:p>
          </table:table-cell>
          <table:table-cell office:value-type="float" office:value="26.7" table:style-name="ce2">
            <text:p>26.7</text:p>
          </table:table-cell>
          <table:table-cell office:value-type="float" office:value="51" table:style-name="ce2">
            <text:p>51</text:p>
          </table:table-cell>
          <table:table-cell office:value-type="float" office:value="1.3421052630000001" table:style-name="ce2">
            <text:p>1.342105263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2">
            <text:p>44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arakaldo CF</text:p>
          </table:table-cell>
          <table:table-cell office:value-type="string" table:style-name="ce2">
            <text:p>€1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3.95m</text:p>
          </table:table-cell>
          <table:table-cell office:value-type="float" office:value="25.6" table:style-name="ce2">
            <text:p>25.6</text:p>
          </table:table-cell>
          <table:table-cell office:value-type="float" office:value="49" table:style-name="ce2">
            <text:p>49</text:p>
          </table:table-cell>
          <table:table-cell office:value-type="float" office:value="1.2894736840000001" table:style-name="ce2">
            <text:p>1.289473684</text:p>
          </table:table-cell>
          <table:table-cell office:value-type="float" office:value="49" table:style-name="ce2">
            <text:p>49</text:p>
          </table:table-cell>
          <table:table-cell office:value-type="float" office:value="44" table:style-name="ce2">
            <text:p>44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renteir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00k</text:p>
          </table:table-cell>
          <table:table-cell office:value-type="string" table:style-name="ce2">
            <text:p>€4.85m</text:p>
          </table:table-cell>
          <table:table-cell office:value-type="float" office:value="26.5" table:style-name="ce2">
            <text:p>26.5</text:p>
          </table:table-cell>
          <table:table-cell office:value-type="float" office:value="48" table:style-name="ce2">
            <text:p>48</text:p>
          </table:table-cell>
          <table:table-cell office:value-type="float" office:value="1.263157895" table:style-name="ce2">
            <text:p>1.263157895</text:p>
          </table:table-cell>
          <table:table-cell office:value-type="float" office:value="40" table:style-name="ce2">
            <text:p>4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Lug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700k</text:p>
          </table:table-cell>
          <table:table-cell office:value-type="string" table:style-name="ce2">
            <text:p>€4.80m</text:p>
          </table:table-cell>
          <table:table-cell office:value-type="float" office:value="24.7" table:style-name="ce2">
            <text:p>24.7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35" table:style-name="ce2">
            <text:p>35</text:p>
          </table:table-cell>
          <table:table-cell office:value-type="float" office:value="47" table:style-name="ce2">
            <text:p>47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Osasuna B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.33m</text:p>
          </table:table-cell>
          <table:table-cell office:value-type="float" office:value="21.7" table:style-name="ce2">
            <text:p>21.7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7" table:style-name="ce2">
            <text:p>47</text:p>
          </table:table-cell>
          <table:table-cell office:value-type="float" office:value="59" table:style-name="ce2">
            <text:p>59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Unionistas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.65m</text:p>
          </table:table-cell>
          <table:table-cell office:value-type="float" office:value="25.1" table:style-name="ce2">
            <text:p>25.1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arça Atlètic</text:p>
          </table:table-cell>
          <table:table-cell office:value-type="string" table:style-name="ce2">
            <text:p>€2.35m</text:p>
          </table:table-cell>
          <table:table-cell office:value-type="string" table:style-name="ce2">
            <text:p>€4.5m</text:p>
          </table:table-cell>
          <table:table-cell office:value-type="string" table:style-name="ce2">
            <text:p>€30.75m</text:p>
          </table:table-cell>
          <table:table-cell office:value-type="float" office:value="19.7" table:style-name="ce2">
            <text:p>19.7</text:p>
          </table:table-cell>
          <table:table-cell office:value-type="float" office:value="45" table:style-name="ce2">
            <text:p>45</text:p>
          </table:table-cell>
          <table:table-cell office:value-type="float" office:value="1.184210526" table:style-name="ce2">
            <text:p>1.184210526</text:p>
          </table:table-cell>
          <table:table-cell office:value-type="float" office:value="53" table:style-name="ce2">
            <text:p>53</text:p>
          </table:table-cell>
          <table:table-cell office:value-type="float" office:value="57" table:style-name="ce2">
            <text:p>57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estao Rive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60m</text:p>
          </table:table-cell>
          <table:table-cell office:value-type="float" office:value="26.8" table:style-name="ce2">
            <text:p>26.8</text:p>
          </table:table-cell>
          <table:table-cell office:value-type="float" office:value="45" table:style-name="ce2">
            <text:p>45</text:p>
          </table:table-cell>
          <table:table-cell office:value-type="float" office:value="1.184210526" table:style-name="ce2">
            <text:p>1.184210526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Unió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90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1.1578947369999999" table:style-name="ce2">
            <text:p>1.157894737</text:p>
          </table:table-cell>
          <table:table-cell office:value-type="float" office:value="43" table:style-name="ce2">
            <text:p>43</text:p>
          </table:table-cell>
          <table:table-cell office:value-type="float" office:value="58" table:style-name="ce2">
            <text:p>58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. Segovian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0k</text:p>
          </table:table-cell>
          <table:table-cell office:value-type="string" table:style-name="ce2">
            <text:p>€3.38m</text:p>
          </table:table-cell>
          <table:table-cell office:value-type="float" office:value="25.2" table:style-name="ce2">
            <text:p>25.2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43" table:style-name="ce2">
            <text:p>43</text:p>
          </table:table-cell>
          <table:table-cell office:value-type="float" office:value="69" table:style-name="ce2">
            <text:p>69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D Amorebiet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60m</text:p>
          </table:table-cell>
          <table:table-cell office:value-type="float" office:value="25" table:style-name="ce2">
            <text:p>25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2">
            <text:p>57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2023/24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8">
            <text:p>2023/24</text:p>
          </table:table-cell>
          <table:table-cell table:number-columns-repeated="11" table:style-name="ce2"/>
          <table:table-cell table:number-columns-repeated="16372"/>
        </table:table-row>
        <table:table-row table:number-rows-repeated="18" table:style-name="ro1">
          <table:table-cell office:value-type="string" table:style-name="ce2">
            <text:p>2023/24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22/23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21/22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20/21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19/20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18/19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17/18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16/17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15/16</text:p>
          </table:table-cell>
          <table:table-cell table:number-columns-repeated="11" table:style-name="ce2"/>
          <table:table-cell table:number-columns-repeated="16372"/>
        </table:table-row>
        <table:table-row table:number-rows-repeated="20" table:style-name="ro1">
          <table:table-cell office:value-type="string" table:style-name="ce2">
            <text:p>2014/15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number-rows-repeated="1048354" table:style-name="ro1">
          <table:table-cell table:number-columns-repeated="16384"/>
        </table:table-row>
      </table:table>
      <table:table table:name="Primera_Federación_-_Grup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eason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Expenditure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Squad Value</text:p>
          </table:table-cell>
          <table:table-cell office:value-type="string" table:style-name="ce2">
            <text:p>Avg. Squad Age</text:p>
          </table:table-cell>
          <table:table-cell office:value-type="string" table:style-name="ce2">
            <text:p>Season Result</text:p>
          </table:table-cell>
          <table:table-cell office:value-type="string" table:style-name="ce2">
            <text:p>Points per game</text:p>
          </table:table-cell>
          <table:table-cell office:value-type="string" table:style-name="ce2">
            <text:p>Goals For<text:s/></text:p>
          </table:table-cell>
          <table:table-cell office:value-type="string" table:style-name="ce2">
            <text:p>Goals Against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D Ceut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00k</text:p>
          </table:table-cell>
          <table:table-cell office:value-type="string" table:style-name="ce2">
            <text:p>€6.15m</text:p>
          </table:table-cell>
          <table:table-cell office:value-type="float" office:value="26.5" table:style-name="ce2">
            <text:p>26.5</text:p>
          </table:table-cell>
          <table:table-cell office:value-type="float" office:value="67" table:style-name="ce2">
            <text:p>67</text:p>
          </table:table-cell>
          <table:table-cell office:value-type="float" office:value="1.763157895" table:style-name="ce2">
            <text:p>1.763157895</text:p>
          </table:table-cell>
          <table:table-cell office:value-type="float" office:value="46" table:style-name="ce2">
            <text:p>46</text:p>
          </table:table-cell>
          <table:table-cell office:value-type="float" office:value="35" table:style-name="ce2">
            <text:p>35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Murci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70k</text:p>
          </table:table-cell>
          <table:table-cell office:value-type="string" table:style-name="ce2">
            <text:p>€6.43m</text:p>
          </table:table-cell>
          <table:table-cell office:value-type="float" office:value="26.1" table:style-name="ce2">
            <text:p>26.1</text:p>
          </table:table-cell>
          <table:table-cell office:value-type="float" office:value="64" table:style-name="ce2">
            <text:p>64</text:p>
          </table:table-cell>
          <table:table-cell office:value-type="float" office:value="1.684210526" table:style-name="ce2">
            <text:p>1.684210526</text:p>
          </table:table-cell>
          <table:table-cell office:value-type="float" office:value="47" table:style-name="ce2">
            <text:p>47</text:p>
          </table:table-cell>
          <table:table-cell office:value-type="float" office:value="31" table:style-name="ce2">
            <text:p>3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UD Ibiza</text:p>
          </table:table-cell>
          <table:table-cell office:value-type="string" table:style-name="ce2">
            <text:p>€50k</text:p>
          </table:table-cell>
          <table:table-cell office:value-type="string" table:style-name="ce2">
            <text:p>€550k</text:p>
          </table:table-cell>
          <table:table-cell office:value-type="string" table:style-name="ce2">
            <text:p>€7.08m</text:p>
          </table:table-cell>
          <table:table-cell office:value-type="float" office:value="26.8" table:style-name="ce2">
            <text:p>26.8</text:p>
          </table:table-cell>
          <table:table-cell office:value-type="float" office:value="63" table:style-name="ce2">
            <text:p>63</text:p>
          </table:table-cell>
          <table:table-cell office:value-type="float" office:value="1.6578947369999999" table:style-name="ce2">
            <text:p>1.657894737</text:p>
          </table:table-cell>
          <table:table-cell office:value-type="float" office:value="51" table:style-name="ce2">
            <text:p>51</text:p>
          </table:table-cell>
          <table:table-cell office:value-type="float" office:value="33" table:style-name="ce2">
            <text:p>33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Mérida A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90k</text:p>
          </table:table-cell>
          <table:table-cell office:value-type="string" table:style-name="ce2">
            <text:p>€5.80m</text:p>
          </table:table-cell>
          <table:table-cell office:value-type="float" office:value="25.8" table:style-name="ce2">
            <text:p>25.8</text:p>
          </table:table-cell>
          <table:table-cell office:value-type="float" office:value="58" table:style-name="ce2">
            <text:p>58</text:p>
          </table:table-cell>
          <table:table-cell office:value-type="float" office:value="1.5263157890000001" table:style-name="ce2">
            <text:p>1.526315789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ntequera CF</text:p>
          </table:table-cell>
          <table:table-cell office:value-type="string" table:style-name="ce2">
            <text:p>€156k</text:p>
          </table:table-cell>
          <table:table-cell office:value-type="string" table:style-name="ce2">
            <text:p>€456k</text:p>
          </table:table-cell>
          <table:table-cell office:value-type="string" table:style-name="ce2">
            <text:p>€5.65m</text:p>
          </table:table-cell>
          <table:table-cell office:value-type="float" office:value="26.8" table:style-name="ce2">
            <text:p>26.8</text:p>
          </table:table-cell>
          <table:table-cell office:value-type="float" office:value="58" table:style-name="ce2">
            <text:p>58</text:p>
          </table:table-cell>
          <table:table-cell office:value-type="float" office:value="1.5263157890000001" table:style-name="ce2">
            <text:p>1.526315789</text:p>
          </table:table-cell>
          <table:table-cell office:value-type="float" office:value="54" table:style-name="ce2">
            <text:p>54</text:p>
          </table:table-cell>
          <table:table-cell office:value-type="float" office:value="49" table:style-name="ce2">
            <text:p>49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M Castill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0m</text:p>
          </table:table-cell>
          <table:table-cell office:value-type="string" table:style-name="ce2">
            <text:p>€58.13m</text:p>
          </table:table-cell>
          <table:table-cell office:value-type="float" office:value="20.9" table:style-name="ce2">
            <text:p>20.9</text:p>
          </table:table-cell>
          <table:table-cell office:value-type="float" office:value="54" table:style-name="ce2">
            <text:p>54</text:p>
          </table:table-cell>
          <table:table-cell office:value-type="float" office:value="1.4210526320000001" table:style-name="ce2">
            <text:p>1.421052632</text:p>
          </table:table-cell>
          <table:table-cell office:value-type="float" office:value="58" table:style-name="ce2">
            <text:p>58</text:p>
          </table:table-cell>
          <table:table-cell office:value-type="float" office:value="36" table:style-name="ce2">
            <text:p>36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l. Madrileño</text:p>
          </table:table-cell>
          <table:table-cell office:value-type="string" table:style-name="ce2">
            <text:p>€1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1.33m</text:p>
          </table:table-cell>
          <table:table-cell office:value-type="float" office:value="21.3" table:style-name="ce2">
            <text:p>21.3</text:p>
          </table:table-cell>
          <table:table-cell office:value-type="float" office:value="54" table:style-name="ce2">
            <text:p>54</text:p>
          </table:table-cell>
          <table:table-cell office:value-type="float" office:value="1.4210526320000001" table:style-name="ce2">
            <text:p>1.421052632</text:p>
          </table:table-cell>
          <table:table-cell office:value-type="float" office:value="42" table:style-name="ce2">
            <text:p>42</text:p>
          </table:table-cell>
          <table:table-cell office:value-type="float" office:value="35" table:style-name="ce2">
            <text:p>35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evilla Atl.</text:p>
          </table:table-cell>
          <table:table-cell office:value-type="string" table:style-name="ce2">
            <text:p>€8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0.38m</text:p>
          </table:table-cell>
          <table:table-cell office:value-type="float" office:value="20.9" table:style-name="ce2">
            <text:p>20.9</text:p>
          </table:table-cell>
          <table:table-cell office:value-type="float" office:value="53" table:style-name="ce2">
            <text:p>53</text:p>
          </table:table-cell>
          <table:table-cell office:value-type="float" office:value="1.3947368419999999" table:style-name="ce2">
            <text:p>1.394736842</text:p>
          </table:table-cell>
          <table:table-cell office:value-type="float" office:value="40" table:style-name="ce2">
            <text:p>40</text:p>
          </table:table-cell>
          <table:table-cell office:value-type="float" office:value="43" table:style-name="ce2">
            <text:p>43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lgeciras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.18m</text:p>
          </table:table-cell>
          <table:table-cell office:value-type="float" office:value="26.1" table:style-name="ce2">
            <text:p>26.1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D Alcorcó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.09m</text:p>
          </table:table-cell>
          <table:table-cell office:value-type="string" table:style-name="ce2">
            <text:p>€4.75m</text:p>
          </table:table-cell>
          <table:table-cell office:value-type="float" office:value="23.9" table:style-name="ce2">
            <text:p>23.9</text:p>
          </table:table-cell>
          <table:table-cell office:value-type="float" office:value="51" table:style-name="ce2">
            <text:p>51</text:p>
          </table:table-cell>
          <table:table-cell office:value-type="float" office:value="1.3421052630000001" table:style-name="ce2">
            <text:p>1.342105263</text:p>
          </table:table-cell>
          <table:table-cell office:value-type="float" office:value="52" table:style-name="ce2">
            <text:p>52</text:p>
          </table:table-cell>
          <table:table-cell office:value-type="float" office:value="51" table:style-name="ce2">
            <text:p>5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illarreal CF B</text:p>
          </table:table-cell>
          <table:table-cell office:value-type="string" table:style-name="ce2">
            <text:p>€1.6m</text:p>
          </table:table-cell>
          <table:table-cell office:value-type="string" table:style-name="ce2">
            <text:p>€240k</text:p>
          </table:table-cell>
          <table:table-cell office:value-type="string" table:style-name="ce2">
            <text:p>€16.83m</text:p>
          </table:table-cell>
          <table:table-cell office:value-type="float" office:value="21.6" table:style-name="ce2">
            <text:p>21.6</text:p>
          </table:table-cell>
          <table:table-cell office:value-type="float" office:value="49" table:style-name="ce2">
            <text:p>49</text:p>
          </table:table-cell>
          <table:table-cell office:value-type="float" office:value="1.2894736840000001" table:style-name="ce2">
            <text:p>1.289473684</text:p>
          </table:table-cell>
          <table:table-cell office:value-type="float" office:value="51" table:style-name="ce2">
            <text:p>51</text:p>
          </table:table-cell>
          <table:table-cell office:value-type="float" office:value="41" table:style-name="ce2">
            <text:p>4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Hércules CF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.50m</text:p>
          </table:table-cell>
          <table:table-cell office:value-type="float" office:value="24.8" table:style-name="ce2">
            <text:p>24.8</text:p>
          </table:table-cell>
          <table:table-cell office:value-type="float" office:value="47" table:style-name="ce2">
            <text:p>47</text:p>
          </table:table-cell>
          <table:table-cell office:value-type="float" office:value="1.236842105" table:style-name="ce2">
            <text:p>1.236842105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etis Deportivo</text:p>
          </table:table-cell>
          <table:table-cell office:value-type="string" table:style-name="ce2">
            <text:p>€4.11m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48.55m</text:p>
          </table:table-cell>
          <table:table-cell office:value-type="float" office:value="20.5" table:style-name="ce2">
            <text:p>20.5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9" table:style-name="ce2">
            <text:p>59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. Sanluqueñ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4.45m</text:p>
          </table:table-cell>
          <table:table-cell office:value-type="float" office:value="25.8" table:style-name="ce2">
            <text:p>25.8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2">
            <text:p>5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Marbella F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.73m</text:p>
          </table:table-cell>
          <table:table-cell office:value-type="float" office:value="25.7" table:style-name="ce2">
            <text:p>25.7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51" table:style-name="ce2">
            <text:p>5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F Fuenlabra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90k</text:p>
          </table:table-cell>
          <table:table-cell office:value-type="string" table:style-name="ce2">
            <text:p>€3.60m</text:p>
          </table:table-cell>
          <table:table-cell office:value-type="float" office:value="25.4" table:style-name="ce2">
            <text:p>25.4</text:p>
          </table:table-cell>
          <table:table-cell office:value-type="float" office:value="43" table:style-name="ce2">
            <text:p>43</text:p>
          </table:table-cell>
          <table:table-cell office:value-type="float" office:value="1.1315789469999999" table:style-name="ce2">
            <text:p>1.131578947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Yeclan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73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1.1315789469999999" table:style-name="ce2">
            <text:p>1.131578947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Alcoyan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90m</text:p>
          </table:table-cell>
          <table:table-cell office:value-type="float" office:value="27.4" table:style-name="ce2">
            <text:p>27.4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cr. Huelv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00k</text:p>
          </table:table-cell>
          <table:table-cell office:value-type="string" table:style-name="ce2">
            <text:p>€3.9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0.97368421100000002" table:style-name="ce2">
            <text:p>0.973684211</text:p>
          </table:table-cell>
          <table:table-cell office:value-type="float" office:value="32" table:style-name="ce2">
            <text:p>32</text:p>
          </table:table-cell>
          <table:table-cell office:value-type="float" office:value="52" table:style-name="ce2">
            <text:p>52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F Intercit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4.95m</text:p>
          </table:table-cell>
          <table:table-cell office:value-type="float" office:value="27.1" table:style-name="ce2">
            <text:p>27.1</text:p>
          </table:table-cell>
          <table:table-cell office:value-type="float" office:value="35" table:style-name="ce2">
            <text:p>35</text:p>
          </table:table-cell>
          <table:table-cell office:value-type="float" office:value="0.92105263199999998" table:style-name="ce2">
            <text:p>0.921052632</text:p>
          </table:table-cell>
          <table:table-cell office:value-type="float" office:value="37" table:style-name="ce2">
            <text:p>37</text:p>
          </table:table-cell>
          <table:table-cell office:value-type="float" office:value="53" table:style-name="ce2">
            <text:p>53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8">
            <text:p>2023/24</text:p>
          </table:table-cell>
          <table:table-cell table:number-columns-repeated="10" table:style-name="ce2"/>
          <table:table-cell table:number-columns-repeated="16373"/>
        </table:table-row>
        <table:table-row table:number-rows-repeated="18" table:style-name="ro1">
          <table:table-cell office:value-type="string" table:style-name="ce2">
            <text:p>2023/24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22/23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21/22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20/21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19/20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18/19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17/18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16/17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15/16</text:p>
          </table:table-cell>
          <table:table-cell table:number-columns-repeated="10" table:style-name="ce2"/>
          <table:table-cell table:number-columns-repeated="16373"/>
        </table:table-row>
        <table:table-row table:number-rows-repeated="20" table:style-name="ro1">
          <table:table-cell office:value-type="string" table:style-name="ce2">
            <text:p>2014/15</text:p>
          </table:table-cell>
          <table:table-cell table:number-columns-repeated="10" table:style-name="ce2"/>
          <table:table-cell table:number-columns-repeated="16373"/>
        </table:table-row>
        <table:table-row table:number-rows-repeated="7" table:style-name="ro1">
          <table:table-cell table:number-columns-repeated="11" table:style-name="ce2"/>
          <table:table-cell table:number-columns-repeated="16373"/>
        </table:table-row>
        <table:table-row table:number-rows-repeated="1048348" table:style-name="ro1">
          <table:table-cell table:number-columns-repeated="16384"/>
        </table:table-row>
      </table:table>
      <table:table table:name="Championship" table:style-name="ta1">
        <table:table-column table:style-name="co25" table:default-cell-style-name="ce1"/>
        <table:table-column table:style-name="co26" table:default-cell-style-name="ce1"/>
        <table:table-column table:style-name="co1" table:number-columns-repeated="4" table:default-cell-style-name="ce1"/>
        <table:table-column table:style-name="co23" table:default-cell-style-name="ce1"/>
        <table:table-column table:style-name="co1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text:s/>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2.42m</text:p>
          </table:table-cell>
          <table:table-cell office:value-type="string" table:style-name="ce1">
            <text:p>€162.90m</text:p>
          </table:table-cell>
          <table:table-cell office:value-type="string" table:style-name="ce1">
            <text:p>€167.98m</text:p>
          </table:table-cell>
          <table:table-cell office:value-type="float" office:value="25.4" table:style-name="ce2">
            <text:p>25.4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G2]/46" table:style-name="ce1">
            <text:p>2.173913043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53.19m</text:p>
          </table:table-cell>
          <table:table-cell office:value-type="string" table:style-name="ce1">
            <text:p>€109.26m</text:p>
          </table:table-cell>
          <table:table-cell office:value-type="string" table:style-name="ce1">
            <text:p>€242.40m</text:p>
          </table:table-cell>
          <table:table-cell office:value-type="float" office:value="25.1" table:style-name="ce2">
            <text:p>25.1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G3]/46" table:style-name="ce1">
            <text:p>2.173913043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2.14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99.45m</text:p>
          </table:table-cell>
          <table:table-cell office:value-type="float" office:value="24.5" table:style-name="ce2">
            <text:p>24.5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4]/46" table:style-name="ce1">
            <text:p>1.956521739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11.75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89.83m</text:p>
          </table:table-cell>
          <table:table-cell office:value-type="float" office:value="23.2" table:style-name="ce2">
            <text:p>23.2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]/46" table:style-name="ce1">
            <text:p>1.652173913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21.25m</text:p>
          </table:table-cell>
          <table:table-cell table:style-name="ce1"/>
          <table:table-cell office:value-type="string" table:style-name="ce1">
            <text:p>€75.08m</text:p>
          </table:table-cell>
          <table:table-cell office:value-type="float" office:value="25.2" table:style-name="ce2">
            <text:p>25.2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6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1.95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45.35m</text:p>
          </table:table-cell>
          <table:table-cell office:value-type="float" office:value="25.2" table:style-name="ce2">
            <text:p>25.2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7]/46" table:style-name="ce1">
            <text:p>1.47826087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9m</text:p>
          </table:table-cell>
          <table:table-cell office:value-type="string" table:style-name="ce1">
            <text:p>€13.40m</text:p>
          </table:table-cell>
          <table:table-cell office:value-type="string" table:style-name="ce1">
            <text:p>€47.21m</text:p>
          </table:table-cell>
          <table:table-cell office:value-type="float" office:value="26.9" table:style-name="ce2">
            <text:p>26.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8]/46" table:style-name="ce1">
            <text:p>1.434782609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14.20m</text:p>
          </table:table-cell>
          <table:table-cell office:value-type="string" table:style-name="ce1">
            <text:p>€30.35m</text:p>
          </table:table-cell>
          <table:table-cell office:value-type="float" office:value="26.3" table:style-name="ce2">
            <text:p>26.3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9]/46" table:style-name="ce1">
            <text:p>1.434782609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11.70m</text:p>
          </table:table-cell>
          <table:table-cell office:value-type="string" table:style-name="ce1">
            <text:p>€7.59m</text:p>
          </table:table-cell>
          <table:table-cell office:value-type="string" table:style-name="ce1">
            <text:p>€44.05m</text:p>
          </table:table-cell>
          <table:table-cell office:value-type="float" office:value="26.4" table:style-name="ce2">
            <text:p>26.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0]/46" table:style-name="ce1">
            <text:p>1.391304348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ddlesbrough FC</text:p>
          </table:table-cell>
          <table:table-cell office:value-type="string" table:style-name="ce1">
            <text:p>€25.19m</text:p>
          </table:table-cell>
          <table:table-cell office:value-type="string" table:style-name="ce1">
            <text:p>€27.15m</text:p>
          </table:table-cell>
          <table:table-cell office:value-type="string" table:style-name="ce1">
            <text:p>€59.95m</text:p>
          </table:table-cell>
          <table:table-cell office:value-type="float" office:value="25.2" table:style-name="ce2">
            <text:p>25.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1]/46" table:style-name="ce1">
            <text:p>1.391304348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93m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€39.70m</text:p>
          </table:table-cell>
          <table:table-cell office:value-type="float" office:value="25.6" table:style-name="ce2">
            <text:p>25.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2]/46" table:style-name="ce1">
            <text:p>1.326086957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0.40m</text:p>
          </table:table-cell>
          <table:table-cell office:value-type="string" table:style-name="ce1">
            <text:p>€26.48m</text:p>
          </table:table-cell>
          <table:table-cell office:value-type="float" office:value="27.2" table:style-name="ce2">
            <text:p>27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3]/46" table:style-name="ce1">
            <text:p>1.260869565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4.90m</text:p>
          </table:table-cell>
          <table:table-cell office:value-type="string" table:style-name="ce1">
            <text:p>€38.75m</text:p>
          </table:table-cell>
          <table:table-cell office:value-type="string" table:style-name="ce1">
            <text:p>€76.83m</text:p>
          </table:table-cell>
          <table:table-cell office:value-type="float" office:value="24.6" table:style-name="ce2">
            <text:p>24.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4]/46" table:style-name="ce1">
            <text:p>1.239130435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3.58m</text:p>
          </table:table-cell>
          <table:table-cell office:value-type="string" table:style-name="ce1">
            <text:p>€30.10m</text:p>
          </table:table-cell>
          <table:table-cell office:value-type="string" table:style-name="ce1">
            <text:p>€54.35m</text:p>
          </table:table-cell>
          <table:table-cell office:value-type="float" office:value="25" table:style-name="ce2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5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Queens Park Rangers</text:p>
          </table:table-cell>
          <table:table-cell office:value-type="string" table:style-name="ce1">
            <text:p>€8.42m</text:p>
          </table:table-cell>
          <table:table-cell office:value-type="string" table:style-name="ce1">
            <text:p>€4.15m</text:p>
          </table:table-cell>
          <table:table-cell office:value-type="string" table:style-name="ce1">
            <text:p>€38.85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6]/46" table:style-name="ce1">
            <text:p>1.217391304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.90m</text:p>
          </table:table-cell>
          <table:table-cell office:value-type="string" table:style-name="ce1">
            <text:p>€0.30m</text:p>
          </table:table-cell>
          <table:table-cell office:value-type="string" table:style-name="ce1">
            <text:p>€14.43m</text:p>
          </table:table-cell>
          <table:table-cell office:value-type="float" office:value="26.1" table:style-name="ce2">
            <text:p>26.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7]/46" table:style-name="ce1">
            <text:p>1.173913043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3.82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16.53m</text:p>
          </table:table-cell>
          <table:table-cell office:value-type="float" office:value="26.4" table:style-name="ce2">
            <text:p>26.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8]/46" table:style-name="ce1">
            <text:p>1.152173913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64m</text:p>
          </table:table-cell>
          <table:table-cell office:value-type="string" table:style-name="ce1">
            <text:p>€4.19m</text:p>
          </table:table-cell>
          <table:table-cell office:value-type="string" table:style-name="ce1">
            <text:p>€41.45m</text:p>
          </table:table-cell>
          <table:table-cell office:value-type="float" office:value="24" table:style-name="ce2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9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97m</text:p>
          </table:table-cell>
          <table:table-cell office:value-type="string" table:style-name="ce1">
            <text:p>€10.75m</text:p>
          </table:table-cell>
          <table:table-cell office:value-type="string" table:style-name="ce1">
            <text:p>€15.55m</text:p>
          </table:table-cell>
          <table:table-cell office:value-type="float" office:value="27.6" table:style-name="ce2">
            <text:p>27.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4.63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43.63m</text:p>
          </table:table-cell>
          <table:table-cell office:value-type="float" office:value="26.9" table:style-name="ce2">
            <text:p>26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2.57m</text:p>
          </table:table-cell>
          <table:table-cell office:value-type="string" table:style-name="ce1">
            <text:p>€45.43m</text:p>
          </table:table-cell>
          <table:table-cell office:value-type="float" office:value="25.1" table:style-name="ce2">
            <text:p>25.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2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103.60m</text:p>
          </table:table-cell>
          <table:table-cell office:value-type="float" office:value="26.2" table:style-name="ce2">
            <text:p>26.2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3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11.60m</text:p>
          </table:table-cell>
          <table:table-cell office:value-type="string" table:style-name="ce1">
            <text:p>€34.85m</text:p>
          </table:table-cell>
          <table:table-cell office:value-type="float" office:value="25.2" table:style-name="ce2">
            <text:p>25.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4]/46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95m</text:p>
          </table:table-cell>
          <table:table-cell office:value-type="string" table:style-name="ce1">
            <text:p>€13.10m</text:p>
          </table:table-cell>
          <table:table-cell office:value-type="string" table:style-name="ce1">
            <text:p>€53.45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25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46.89m</text:p>
          </table:table-cell>
          <table:table-cell office:value-type="string" table:style-name="ce1">
            <text:p>€106.05m</text:p>
          </table:table-cell>
          <table:table-cell office:value-type="string" table:style-name="ce1">
            <text:p>€292.50m</text:p>
          </table:table-cell>
          <table:table-cell office:value-type="float" office:value="25.8" table:style-name="ce2">
            <text:p>25.8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G26]/46" table:style-name="ce1">
            <text:p>2.108695652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023/24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.67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43m</text:p>
          </table:table-cell>
          <table:table-cell office:value-type="float" office:value="26.4" table:style-name="ce2">
            <text:p>26.4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G27]/46" table:style-name="ce1">
            <text:p>2.086956522</text:p>
          </table:table-cell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5.90m</text:p>
          </table:table-cell>
          <table:table-cell office:value-type="string" table:style-name="ce1">
            <text:p>€33.58m</text:p>
          </table:table-cell>
          <table:table-cell office:value-type="string" table:style-name="ce1">
            <text:p>€220.50m</text:p>
          </table:table-cell>
          <table:table-cell office:value-type="float" office:value="24.1" table:style-name="ce2">
            <text:p>24.1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28]/46" table:style-name="ce1">
            <text:p>1.956521739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€21.55m</text:p>
          </table:table-cell>
          <table:table-cell office:value-type="string" table:style-name="ce1">
            <text:p>€187.24m</text:p>
          </table:table-cell>
          <table:table-cell office:value-type="string" table:style-name="ce1">
            <text:p>€289.50m</text:p>
          </table:table-cell>
          <table:table-cell office:value-type="float" office:value="25.1" table:style-name="ce2">
            <text:p>25.1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29]/46" table:style-name="ce1">
            <text:p>1.891304348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0m</text:p>
          </table:table-cell>
          <table:table-cell office:value-type="string" table:style-name="ce1">
            <text:p>€62.10m</text:p>
          </table:table-cell>
          <table:table-cell office:value-type="float" office:value="27.6" table:style-name="ce2">
            <text:p>27.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30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.12m</text:p>
          </table:table-cell>
          <table:table-cell office:value-type="string" table:style-name="ce1">
            <text:p>€27.35m</text:p>
          </table:table-cell>
          <table:table-cell office:value-type="string" table:style-name="ce1">
            <text:p>€77.80m</text:p>
          </table:table-cell>
          <table:table-cell office:value-type="float" office:value="26.8" table:style-name="ce2">
            <text:p>26.8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31]/46" table:style-name="ce1">
            <text:p>1.58695652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5m</text:p>
          </table:table-cell>
          <table:table-cell office:value-type="string" table:style-name="ce1">
            <text:p>€4.68m</text:p>
          </table:table-cell>
          <table:table-cell office:value-type="string" table:style-name="ce1">
            <text:p>€61.25m</text:p>
          </table:table-cell>
          <table:table-cell office:value-type="float" office:value="25.4" table:style-name="ce2">
            <text:p>25.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32]/46" table:style-name="ce1">
            <text:p>1.52173913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6.16m</text:p>
          </table:table-cell>
          <table:table-cell office:value-type="string" table:style-name="ce1">
            <text:p>€25.70m</text:p>
          </table:table-cell>
          <table:table-cell office:value-type="string" table:style-name="ce1">
            <text:p>€57.95m</text:p>
          </table:table-cell>
          <table:table-cell office:value-type="float" office:value="25" table:style-name="ce2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33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7.51m</text:p>
          </table:table-cell>
          <table:table-cell office:value-type="string" table:style-name="ce1">
            <text:p>€42.25m</text:p>
          </table:table-cell>
          <table:table-cell office:value-type="string" table:style-name="ce1">
            <text:p>€41.95m</text:p>
          </table:table-cell>
          <table:table-cell office:value-type="float" office:value="25.6" table:style-name="ce2">
            <text:p>25.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34]/46" table:style-name="ce1">
            <text:p>1.391304348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84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2.05m</text:p>
          </table:table-cell>
          <table:table-cell office:value-type="float" office:value="26.8" table:style-name="ce2">
            <text:p>26.8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35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7.2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32.25m</text:p>
          </table:table-cell>
          <table:table-cell office:value-type="float" office:value="25.6" table:style-name="ce2">
            <text:p>25.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36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3m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8.60m</text:p>
          </table:table-cell>
          <table:table-cell office:value-type="float" office:value="26.3" table:style-name="ce2">
            <text:p>26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37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6.59m</text:p>
          </table:table-cell>
          <table:table-cell office:value-type="string" table:style-name="ce1">
            <text:p>€670k</text:p>
          </table:table-cell>
          <table:table-cell office:value-type="string" table:style-name="ce1">
            <text:p>€37.88m</text:p>
          </table:table-cell>
          <table:table-cell office:value-type="float" office:value="26.4" table:style-name="ce2">
            <text:p>26.4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38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85m</text:p>
          </table:table-cell>
          <table:table-cell office:value-type="string" table:style-name="ce1">
            <text:p>€20.02m</text:p>
          </table:table-cell>
          <table:table-cell office:value-type="string" table:style-name="ce1">
            <text:p>€67.40m</text:p>
          </table:table-cell>
          <table:table-cell office:value-type="float" office:value="25.3" table:style-name="ce2">
            <text:p>25.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39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4.56m</text:p>
          </table:table-cell>
          <table:table-cell office:value-type="string" table:style-name="ce1">
            <text:p>€63.28m</text:p>
          </table:table-cell>
          <table:table-cell office:value-type="string" table:style-name="ce1">
            <text:p>€73.70m</text:p>
          </table:table-cell>
          <table:table-cell office:value-type="float" office:value="25.1" table:style-name="ce2">
            <text:p>25.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0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2.45m</text:p>
          </table:table-cell>
          <table:table-cell office:value-type="string" table:style-name="ce1">
            <text:p>€10.62m</text:p>
          </table:table-cell>
          <table:table-cell office:value-type="string" table:style-name="ce1">
            <text:p>€58.55m</text:p>
          </table:table-cell>
          <table:table-cell office:value-type="float" office:value="22.4" table:style-name="ce2">
            <text:p>22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1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4.79m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41.80m</text:p>
          </table:table-cell>
          <table:table-cell office:value-type="float" office:value="25.2" table:style-name="ce2">
            <text:p>25.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2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.11m</text:p>
          </table:table-cell>
          <table:table-cell office:value-type="string" table:style-name="ce1">
            <text:p>€36.80m</text:p>
          </table:table-cell>
          <table:table-cell office:value-type="float" office:value="26.7" table:style-name="ce2">
            <text:p>26.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3]/46" table:style-name="ce1">
            <text:p>1.217391304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6.89m</text:p>
          </table:table-cell>
          <table:table-cell office:value-type="string" table:style-name="ce1">
            <text:p>€54.20m</text:p>
          </table:table-cell>
          <table:table-cell office:value-type="float" office:value="24.2" table:style-name="ce2">
            <text:p>24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44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49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50m</text:p>
          </table:table-cell>
          <table:table-cell office:value-type="float" office:value="27" table:style-name="ce2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45]/46" table:style-name="ce1">
            <text:p>1.152173913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2.4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7.03m</text:p>
          </table:table-cell>
          <table:table-cell office:value-type="float" office:value="24.4" table:style-name="ce2">
            <text:p>24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4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5.80m</text:p>
          </table:table-cell>
          <table:table-cell office:value-type="string" table:style-name="ce1">
            <text:p>€6.45m</text:p>
          </table:table-cell>
          <table:table-cell office:value-type="string" table:style-name="ce1">
            <text:p>€45.50m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47]/46" table:style-name="ce1">
            <text:p>1.086956522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6.53m</text:p>
          </table:table-cell>
          <table:table-cell office:value-type="float" office:value="25.8" table:style-name="ce2">
            <text:p>25.8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48]/46" table:style-name="ce1">
            <text:p>0.97826087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17.35m</text:p>
          </table:table-cell>
          <table:table-cell office:value-type="float" office:value="27.1" table:style-name="ce2">
            <text:p>27.1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G49]/46" table:style-name="ce1">
            <text:p>0.586956522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45.88m</text:p>
          </table:table-cell>
          <table:table-cell office:value-type="string" table:style-name="ce1">
            <text:p>€76.33m</text:p>
          </table:table-cell>
          <table:table-cell office:value-type="string" table:style-name="ce1">
            <text:p>€57.60m</text:p>
          </table:table-cell>
          <table:table-cell office:value-type="float" office:value="25.6" table:style-name="ce2">
            <text:p>25.6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G50]/46" table:style-name="ce1">
            <text:p>2.195652174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4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85.50m</text:p>
          </table:table-cell>
          <table:table-cell office:value-type="float" office:value="26.8" table:style-name="ce2">
            <text:p>26.8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51]/46" table:style-name="ce1">
            <text:p>1.97826087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0.20m</text:p>
          </table:table-cell>
          <table:table-cell office:value-type="float" office:value="26.9" table:style-name="ce2">
            <text:p>26.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52]/46" table:style-name="ce1">
            <text:p>1.739130435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0.23m</text:p>
          </table:table-cell>
          <table:table-cell office:value-type="string" table:style-name="ce1">
            <text:p>€27.37m</text:p>
          </table:table-cell>
          <table:table-cell office:value-type="string" table:style-name="ce1">
            <text:p>€59.80m</text:p>
          </table:table-cell>
          <table:table-cell office:value-type="float" office:value="25.7" table:style-name="ce2">
            <text:p>25.7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53]/46" table:style-name="ce1">
            <text:p>1.630434783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26.95m</text:p>
          </table:table-cell>
          <table:table-cell office:value-type="float" office:value="25.8" table:style-name="ce2">
            <text:p>25.8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54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6.06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3.00m</text:p>
          </table:table-cell>
          <table:table-cell office:value-type="float" office:value="23.6" table:style-name="ce2">
            <text:p>23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55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95m</text:p>
          </table:table-cell>
          <table:table-cell office:value-type="float" office:value="24.3" table:style-name="ce2">
            <text:p>24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56]/46" table:style-name="ce1">
            <text:p>1.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2.25m</text:p>
          </table:table-cell>
          <table:table-cell office:value-type="float" office:value="26.6" table:style-name="ce2">
            <text:p>26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57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3.10m</text:p>
          </table:table-cell>
          <table:table-cell office:value-type="float" office:value="27" table:style-name="ce2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58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41.70m</text:p>
          </table:table-cell>
          <table:table-cell office:value-type="float" office:value="24.3" table:style-name="ce2">
            <text:p>24.3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59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18.81m</text:p>
          </table:table-cell>
          <table:table-cell office:value-type="string" table:style-name="ce1">
            <text:p>€60.83m</text:p>
          </table:table-cell>
          <table:table-cell office:value-type="string" table:style-name="ce1">
            <text:p>€111.50m</text:p>
          </table:table-cell>
          <table:table-cell office:value-type="float" office:value="25.7" table:style-name="ce2">
            <text:p>25.7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60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3.10m</text:p>
          </table:table-cell>
          <table:table-cell office:value-type="float" office:value="25.6" table:style-name="ce2">
            <text:p>25.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61]/46" table:style-name="ce1">
            <text:p>1.369565217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4.07m</text:p>
          </table:table-cell>
          <table:table-cell office:value-type="string" table:style-name="ce1">
            <text:p>€117.40m</text:p>
          </table:table-cell>
          <table:table-cell office:value-type="float" office:value="25.2" table:style-name="ce2">
            <text:p>25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6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0.31m</text:p>
          </table:table-cell>
          <table:table-cell office:value-type="string" table:style-name="ce1">
            <text:p>€33.30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63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6m</text:p>
          </table:table-cell>
          <table:table-cell office:value-type="string" table:style-name="ce1">
            <text:p>€19.00m</text:p>
          </table:table-cell>
          <table:table-cell office:value-type="string" table:style-name="ce1">
            <text:p>€36.30m</text:p>
          </table:table-cell>
          <table:table-cell office:value-type="float" office:value="25.5" table:style-name="ce2">
            <text:p>25.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4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41.75m</text:p>
          </table:table-cell>
          <table:table-cell office:value-type="float" office:value="25.7" table:style-name="ce2">
            <text:p>25.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5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21m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29.05m</text:p>
          </table:table-cell>
          <table:table-cell office:value-type="float" office:value="26.1" table:style-name="ce2">
            <text:p>26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6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32m</text:p>
          </table:table-cell>
          <table:table-cell office:value-type="string" table:style-name="ce1">
            <text:p>€12.80m</text:p>
          </table:table-cell>
          <table:table-cell office:value-type="string" table:style-name="ce1">
            <text:p>€22.80m</text:p>
          </table:table-cell>
          <table:table-cell office:value-type="float" office:value="26.2" table:style-name="ce2">
            <text:p>26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03m</text:p>
          </table:table-cell>
          <table:table-cell office:value-type="string" table:style-name="ce1">
            <text:p>€12.65m</text:p>
          </table:table-cell>
          <table:table-cell office:value-type="float" office:value="26.7" table:style-name="ce2">
            <text:p>26.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68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00k</text:p>
          </table:table-cell>
          <table:table-cell office:value-type="string" table:style-name="ce1">
            <text:p>€36.30m</text:p>
          </table:table-cell>
          <table:table-cell office:value-type="float" office:value="25.6" table:style-name="ce2">
            <text:p>25.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69]/46" table:style-name="ce1">
            <text:p>1.086956522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15m</text:p>
          </table:table-cell>
          <table:table-cell office:value-type="float" office:value="25.5" table:style-name="ce2">
            <text:p>25.5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70]/46" table:style-name="ce1">
            <text:p>1.065217391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00m</text:p>
          </table:table-cell>
          <table:table-cell office:value-type="float" office:value="27.1" table:style-name="ce2">
            <text:p>27.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71]/46" table:style-name="ce1">
            <text:p>0.9782608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20.50m</text:p>
          </table:table-cell>
          <table:table-cell office:value-type="float" office:value="24.9" table:style-name="ce2">
            <text:p>24.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2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8.25m</text:p>
          </table:table-cell>
          <table:table-cell office:value-type="float" office:value="27.7" table:style-name="ce2">
            <text:p>27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3]/46" table:style-name="ce1">
            <text:p>0.956521739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165.20m</text:p>
          </table:table-cell>
          <table:table-cell office:value-type="float" office:value="26.5" table:style-name="ce2">
            <text:p>26.5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74]/46" table:style-name="ce1">
            <text:p>1.956521739</text:p>
          </table:table-cell>
          <table:table-cell office:value-type="float" office:value="106" table:style-name="ce1">
            <text:p>106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4.74m</text:p>
          </table:table-cell>
          <table:table-cell office:value-type="string" table:style-name="ce1">
            <text:p>€26.90m</text:p>
          </table:table-cell>
          <table:table-cell office:value-type="string" table:style-name="ce1">
            <text:p>€115.35m</text:p>
          </table:table-cell>
          <table:table-cell office:value-type="float" office:value="24.7" table:style-name="ce2">
            <text:p>24.7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75]/46" table:style-name="ce1">
            <text:p>1.913043478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35.60m</text:p>
          </table:table-cell>
          <table:table-cell office:value-type="float" office:value="26.2" table:style-name="ce2">
            <text:p>26.2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76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99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8.85m</text:p>
          </table:table-cell>
          <table:table-cell office:value-type="float" office:value="25.3" table:style-name="ce2">
            <text:p>25.3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77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23.60m</text:p>
          </table:table-cell>
          <table:table-cell office:value-type="float" office:value="27.5" table:style-name="ce2">
            <text:p>27.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78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19.65m</text:p>
          </table:table-cell>
          <table:table-cell office:value-type="float" office:value="26.9" table:style-name="ce2">
            <text:p>26.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79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2.56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42.85m</text:p>
          </table:table-cell>
          <table:table-cell office:value-type="float" office:value="26.4" table:style-name="ce2">
            <text:p>26.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0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17.70m</text:p>
          </table:table-cell>
          <table:table-cell office:value-type="string" table:style-name="ce1">
            <text:p>€35.45m</text:p>
          </table:table-cell>
          <table:table-cell office:value-type="float" office:value="24.1" table:style-name="ce2">
            <text:p>24.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81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80m</text:p>
          </table:table-cell>
          <table:table-cell office:value-type="float" office:value="27.1" table:style-name="ce2">
            <text:p>27.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82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8.63m</text:p>
          </table:table-cell>
          <table:table-cell office:value-type="string" table:style-name="ce1">
            <text:p>€21.08m</text:p>
          </table:table-cell>
          <table:table-cell office:value-type="string" table:style-name="ce1">
            <text:p>€77.55m</text:p>
          </table:table-cell>
          <table:table-cell office:value-type="float" office:value="26.7" table:style-name="ce2">
            <text:p>26.7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83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.8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90m</text:p>
          </table:table-cell>
          <table:table-cell office:value-type="float" office:value="26.8" table:style-name="ce2">
            <text:p>26.8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84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6.00m</text:p>
          </table:table-cell>
          <table:table-cell office:value-type="float" office:value="26" table:style-name="ce2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85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90m</text:p>
          </table:table-cell>
          <table:table-cell office:value-type="float" office:value="25.7" table:style-name="ce2">
            <text:p>25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8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46.50m</text:p>
          </table:table-cell>
          <table:table-cell office:value-type="float" office:value="26.5" table:style-name="ce2">
            <text:p>26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87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4.60m</text:p>
          </table:table-cell>
          <table:table-cell office:value-type="string" table:style-name="ce1">
            <text:p>€38.35m</text:p>
          </table:table-cell>
          <table:table-cell office:value-type="float" office:value="25.3" table:style-name="ce2">
            <text:p>25.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88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60m</text:p>
          </table:table-cell>
          <table:table-cell office:value-type="float" office:value="25.6" table:style-name="ce2">
            <text:p>25.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8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85m</text:p>
          </table:table-cell>
          <table:table-cell office:value-type="float" office:value="25.8" table:style-name="ce2">
            <text:p>25.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90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4m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40.45m</text:p>
          </table:table-cell>
          <table:table-cell office:value-type="float" office:value="25.2" table:style-name="ce2">
            <text:p>25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1]/46" table:style-name="ce1">
            <text:p>1.152173913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6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85m</text:p>
          </table:table-cell>
          <table:table-cell office:value-type="float" office:value="24.5" table:style-name="ce2">
            <text:p>24.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92]/46" table:style-name="ce1">
            <text:p>1.108695652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8.45m</text:p>
          </table:table-cell>
          <table:table-cell office:value-type="float" office:value="27.2" table:style-name="ce2">
            <text:p>27.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93]/46" table:style-name="ce1">
            <text:p>1.02173913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5m</text:p>
          </table:table-cell>
          <table:table-cell office:value-type="string" table:style-name="ce1">
            <text:p>€35.40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94]/46" table:style-name="ce1">
            <text:p>0.891304348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9.10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95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35.15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96]/46" table:style-name="ce1">
            <text:p>0.73913043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0.40m</text:p>
          </table:table-cell>
          <table:table-cell office:value-type="float" office:value="23.1" table:style-name="ce2">
            <text:p>23.1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G97]/46" table:style-name="ce1">
            <text:p>0.652173913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3.29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38.13m</text:p>
          </table:table-cell>
          <table:table-cell office:value-type="float" office:value="25.9" table:style-name="ce2">
            <text:p>25.9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G98]/46" table:style-name="ce1">
            <text:p>2.108695652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194.03m</text:p>
          </table:table-cell>
          <table:table-cell office:value-type="float" office:value="26.3" table:style-name="ce2">
            <text:p>26.3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99]/46" table:style-name="ce1">
            <text:p>1.9782608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67.18m</text:p>
          </table:table-cell>
          <table:table-cell office:value-type="float" office:value="24.4" table:style-name="ce2">
            <text:p>24.4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00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1.96m</text:p>
          </table:table-cell>
          <table:table-cell office:value-type="string" table:style-name="ce1">
            <text:p>€16.25m</text:p>
          </table:table-cell>
          <table:table-cell office:value-type="string" table:style-name="ce1">
            <text:p>€33.48m</text:p>
          </table:table-cell>
          <table:table-cell office:value-type="float" office:value="25.7" table:style-name="ce2">
            <text:p>25.7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01]/46" table:style-name="ce1">
            <text:p>1.739130435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3.33m</text:p>
          </table:table-cell>
          <table:table-cell office:value-type="float" office:value="23.5" table:style-name="ce2">
            <text:p>23.5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102]/46" table:style-name="ce1">
            <text:p>1.695652174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93.55m</text:p>
          </table:table-cell>
          <table:table-cell office:value-type="string" table:style-name="ce1">
            <text:p>€190.28m</text:p>
          </table:table-cell>
          <table:table-cell office:value-type="float" office:value="25.8" table:style-name="ce2">
            <text:p>25.8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03]/46" table:style-name="ce1">
            <text:p>1.673913043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3.90m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3.40m</text:p>
          </table:table-cell>
          <table:table-cell office:value-type="float" office:value="24.7" table:style-name="ce2">
            <text:p>24.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04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49.80m</text:p>
          </table:table-cell>
          <table:table-cell office:value-type="float" office:value="26.9" table:style-name="ce2">
            <text:p>26.9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05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18.59m</text:p>
          </table:table-cell>
          <table:table-cell office:value-type="string" table:style-name="ce1">
            <text:p>€23.95m</text:p>
          </table:table-cell>
          <table:table-cell office:value-type="float" office:value="26" table:style-name="ce2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06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4.32m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39.88m</text:p>
          </table:table-cell>
          <table:table-cell office:value-type="float" office:value="25.9" table:style-name="ce2">
            <text:p>25.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07]/46" table:style-name="ce1">
            <text:p>1.391304348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4.23m</text:p>
          </table:table-cell>
          <table:table-cell office:value-type="float" office:value="27.3" table:style-name="ce2">
            <text:p>27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0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90m</text:p>
          </table:table-cell>
          <table:table-cell office:value-type="float" office:value="26.7" table:style-name="ce2">
            <text:p>26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09]/46" table:style-name="ce1">
            <text:p>1.34782608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17m</text:p>
          </table:table-cell>
          <table:table-cell office:value-type="string" table:style-name="ce1">
            <text:p>€2.55m</text:p>
          </table:table-cell>
          <table:table-cell office:value-type="string" table:style-name="ce1">
            <text:p>€30.25m</text:p>
          </table:table-cell>
          <table:table-cell office:value-type="float" office:value="26.1" table:style-name="ce2">
            <text:p>26.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1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.88m</text:p>
          </table:table-cell>
          <table:table-cell office:value-type="string" table:style-name="ce1">
            <text:p>€71.03m</text:p>
          </table:table-cell>
          <table:table-cell office:value-type="float" office:value="26.4" table:style-name="ce2">
            <text:p>26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1]/46" table:style-name="ce1">
            <text:p>1.304347826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8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93m</text:p>
          </table:table-cell>
          <table:table-cell office:value-type="float" office:value="24.9" table:style-name="ce2">
            <text:p>24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12]/46" table:style-name="ce1">
            <text:p>1.23913043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4.72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70m</text:p>
          </table:table-cell>
          <table:table-cell office:value-type="float" office:value="24.8" table:style-name="ce2">
            <text:p>24.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13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6.54m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49.90m</text:p>
          </table:table-cell>
          <table:table-cell office:value-type="float" office:value="26.9" table:style-name="ce2">
            <text:p>26.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14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8.34m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7.98m</text:p>
          </table:table-cell>
          <table:table-cell office:value-type="float" office:value="27.2" table:style-name="ce2">
            <text:p>27.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15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0m</text:p>
          </table:table-cell>
          <table:table-cell office:value-type="string" table:style-name="ce1">
            <text:p>€53.30m</text:p>
          </table:table-cell>
          <table:table-cell office:value-type="float" office:value="26.1" table:style-name="ce2">
            <text:p>26.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16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58.73m</text:p>
          </table:table-cell>
          <table:table-cell office:value-type="float" office:value="25.4" table:style-name="ce2">
            <text:p>25.4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17]/46" table:style-name="ce1">
            <text:p>1.065217391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8.50m</text:p>
          </table:table-cell>
          <table:table-cell office:value-type="string" table:style-name="ce1">
            <text:p>€43.13m</text:p>
          </table:table-cell>
          <table:table-cell office:value-type="float" office:value="25.7" table:style-name="ce2">
            <text:p>25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18]/46" table:style-name="ce1">
            <text:p>0.956521739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53m</text:p>
          </table:table-cell>
          <table:table-cell office:value-type="float" office:value="27.5" table:style-name="ce2">
            <text:p>27.5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19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780k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5.40m</text:p>
          </table:table-cell>
          <table:table-cell office:value-type="float" office:value="26" table:style-name="ce2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20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18m</text:p>
          </table:table-cell>
          <table:table-cell office:value-type="float" office:value="27.3" table:style-name="ce2">
            <text:p>27.3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21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3.65m</text:p>
          </table:table-cell>
          <table:table-cell office:value-type="float" office:value="26.2" table:style-name="ce2">
            <text:p>26.2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122]/46" table:style-name="ce1">
            <text:p>2.02173913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37.27m</text:p>
          </table:table-cell>
          <table:table-cell office:value-type="string" table:style-name="ce1">
            <text:p>€90.25m</text:p>
          </table:table-cell>
          <table:table-cell office:value-type="float" office:value="26.1" table:style-name="ce2">
            <text:p>26.1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123]/46" table:style-name="ce1">
            <text:p>1.804347826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34.71m</text:p>
          </table:table-cell>
          <table:table-cell office:value-type="string" table:style-name="ce1">
            <text:p>€34.26m</text:p>
          </table:table-cell>
          <table:table-cell office:value-type="string" table:style-name="ce1">
            <text:p>€48.05m</text:p>
          </table:table-cell>
          <table:table-cell office:value-type="float" office:value="24.1" table:style-name="ce2">
            <text:p>24.1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24]/46" table:style-name="ce1">
            <text:p>1.760869565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145.00m</text:p>
          </table:table-cell>
          <table:table-cell office:value-type="float" office:value="26.7" table:style-name="ce2">
            <text:p>26.7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25]/46" table:style-name="ce1">
            <text:p>1.760869565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02m</text:p>
          </table:table-cell>
          <table:table-cell office:value-type="string" table:style-name="ce1">
            <text:p>€19.80m</text:p>
          </table:table-cell>
          <table:table-cell office:value-type="string" table:style-name="ce1">
            <text:p>€76.40m</text:p>
          </table:table-cell>
          <table:table-cell office:value-type="float" office:value="27.7" table:style-name="ce2">
            <text:p>27.7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26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9.70m</text:p>
          </table:table-cell>
          <table:table-cell office:value-type="string" table:style-name="ce1">
            <text:p>€51.50m</text:p>
          </table:table-cell>
          <table:table-cell office:value-type="float" office:value="24.4" table:style-name="ce2">
            <text:p>24.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27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17.75m</text:p>
          </table:table-cell>
          <table:table-cell office:value-type="string" table:style-name="ce1">
            <text:p>€75.30m</text:p>
          </table:table-cell>
          <table:table-cell office:value-type="float" office:value="26.3" table:style-name="ce2">
            <text:p>26.3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28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80m</text:p>
          </table:table-cell>
          <table:table-cell office:value-type="float" office:value="26.6" table:style-name="ce2">
            <text:p>26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29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28.70m</text:p>
          </table:table-cell>
          <table:table-cell office:value-type="float" office:value="26.6" table:style-name="ce2">
            <text:p>26.6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30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53.80m</text:p>
          </table:table-cell>
          <table:table-cell office:value-type="float" office:value="25.8" table:style-name="ce2">
            <text:p>25.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31]/46" table:style-name="ce1">
            <text:p>1.391304348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6.50m</text:p>
          </table:table-cell>
          <table:table-cell office:value-type="string" table:style-name="ce1">
            <text:p>€3.35m</text:p>
          </table:table-cell>
          <table:table-cell office:value-type="string" table:style-name="ce1">
            <text:p>€38.95m</text:p>
          </table:table-cell>
          <table:table-cell office:value-type="float" office:value="25.9" table:style-name="ce2">
            <text:p>25.9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32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2.95m</text:p>
          </table:table-cell>
          <table:table-cell office:value-type="string" table:style-name="ce1">
            <text:p>€48.74m</text:p>
          </table:table-cell>
          <table:table-cell office:value-type="string" table:style-name="ce1">
            <text:p>€55.95m</text:p>
          </table:table-cell>
          <table:table-cell office:value-type="float" office:value="26" table:style-name="ce2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33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31.45m</text:p>
          </table:table-cell>
          <table:table-cell office:value-type="float" office:value="25.5" table:style-name="ce2">
            <text:p>25.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34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2.90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49.20m</text:p>
          </table:table-cell>
          <table:table-cell office:value-type="float" office:value="25.7" table:style-name="ce2">
            <text:p>25.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35]/46" table:style-name="ce1">
            <text:p>1.217391304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.28m</text:p>
          </table:table-cell>
          <table:table-cell office:value-type="string" table:style-name="ce1">
            <text:p>€117.25m</text:p>
          </table:table-cell>
          <table:table-cell office:value-type="float" office:value="27.1" table:style-name="ce2">
            <text:p>27.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36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5.58m</text:p>
          </table:table-cell>
          <table:table-cell office:value-type="float" office:value="27.4" table:style-name="ce2">
            <text:p>27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37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.52m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59.45m</text:p>
          </table:table-cell>
          <table:table-cell office:value-type="float" office:value="25.3" table:style-name="ce2">
            <text:p>25.3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38]/46" table:style-name="ce1">
            <text:p>1.15217391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29.10m</text:p>
          </table:table-cell>
          <table:table-cell office:value-type="string" table:style-name="ce1">
            <text:p>€92.90m</text:p>
          </table:table-cell>
          <table:table-cell office:value-type="float" office:value="25.2" table:style-name="ce2">
            <text:p>25.2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39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.82m</text:p>
          </table:table-cell>
          <table:table-cell office:value-type="string" table:style-name="ce1">
            <text:p>€11.15m</text:p>
          </table:table-cell>
          <table:table-cell office:value-type="string" table:style-name="ce1">
            <text:p>€16.90m</text:p>
          </table:table-cell>
          <table:table-cell office:value-type="float" office:value="26.2" table:style-name="ce2">
            <text:p>26.2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40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28m</text:p>
          </table:table-cell>
          <table:table-cell office:value-type="string" table:style-name="ce1">
            <text:p>€23.80m</text:p>
          </table:table-cell>
          <table:table-cell office:value-type="string" table:style-name="ce1">
            <text:p>€36.55m</text:p>
          </table:table-cell>
          <table:table-cell office:value-type="float" office:value="25.9" table:style-name="ce2">
            <text:p>25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41]/46" table:style-name="ce1">
            <text:p>1.086956522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8.30m</text:p>
          </table:table-cell>
          <table:table-cell office:value-type="string" table:style-name="ce1">
            <text:p>€8.75m</text:p>
          </table:table-cell>
          <table:table-cell office:value-type="float" office:value="22.3" table:style-name="ce2">
            <text:p>22.3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42]/46" table:style-name="ce1">
            <text:p>1.065217391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1.30m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4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.93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0.73m</text:p>
          </table:table-cell>
          <table:table-cell office:value-type="float" office:value="26.6" table:style-name="ce2">
            <text:p>26.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44]/46" table:style-name="ce1">
            <text:p>1.0217391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.69m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44.20m</text:p>
          </table:table-cell>
          <table:table-cell office:value-type="float" office:value="24.6" table:style-name="ce2">
            <text:p>24.6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45]/46" table:style-name="ce1">
            <text:p>0.97826087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37.60m</text:p>
          </table:table-cell>
          <table:table-cell office:value-type="string" table:style-name="ce1">
            <text:p>€48.00m</text:p>
          </table:table-cell>
          <table:table-cell office:value-type="float" office:value="25.6" table:style-name="ce2">
            <text:p>25.6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146]/46" table:style-name="ce1">
            <text:p>2.043478261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2.40m</text:p>
          </table:table-cell>
          <table:table-cell office:value-type="string" table:style-name="ce1">
            <text:p>€18.80m</text:p>
          </table:table-cell>
          <table:table-cell office:value-type="float" office:value="27.6" table:style-name="ce2">
            <text:p>27.6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147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7.55m</text:p>
          </table:table-cell>
          <table:table-cell office:value-type="string" table:style-name="ce1">
            <text:p>€62.35m</text:p>
          </table:table-cell>
          <table:table-cell office:value-type="float" office:value="25.5" table:style-name="ce2">
            <text:p>25.5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148]/46" table:style-name="ce1">
            <text:p>1.804347826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5.19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115.95m</text:p>
          </table:table-cell>
          <table:table-cell office:value-type="float" office:value="27.4" table:style-name="ce2">
            <text:p>27.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49]/46" table:style-name="ce1">
            <text:p>1.739130435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9.10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77.85m</text:p>
          </table:table-cell>
          <table:table-cell office:value-type="float" office:value="27.2" table:style-name="ce2">
            <text:p>27.2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150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3.98m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61.75m</text:p>
          </table:table-cell>
          <table:table-cell office:value-type="float" office:value="26.2" table:style-name="ce2">
            <text:p>26.2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51]/46" table:style-name="ce1">
            <text:p>1.60869565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48.09m</text:p>
          </table:table-cell>
          <table:table-cell office:value-type="string" table:style-name="ce1">
            <text:p>€74.25m</text:p>
          </table:table-cell>
          <table:table-cell office:value-type="float" office:value="27.4" table:style-name="ce2">
            <text:p>27.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52]/46" table:style-name="ce1">
            <text:p>1.58695652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30.00m</text:p>
          </table:table-cell>
          <table:table-cell office:value-type="float" office:value="25.2" table:style-name="ce2">
            <text:p>25.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3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27.43m</text:p>
          </table:table-cell>
          <table:table-cell office:value-type="string" table:style-name="ce1">
            <text:p>€9.51m</text:p>
          </table:table-cell>
          <table:table-cell office:value-type="string" table:style-name="ce1">
            <text:p>€62.65m</text:p>
          </table:table-cell>
          <table:table-cell office:value-type="float" office:value="27.1" table:style-name="ce2">
            <text:p>27.1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54]/46" table:style-name="ce1">
            <text:p>1.43478260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7.15m</text:p>
          </table:table-cell>
          <table:table-cell office:value-type="string" table:style-name="ce1">
            <text:p>€51.25m</text:p>
          </table:table-cell>
          <table:table-cell office:value-type="string" table:style-name="ce1">
            <text:p>€60.85m</text:p>
          </table:table-cell>
          <table:table-cell office:value-type="float" office:value="24.8" table:style-name="ce2">
            <text:p>24.8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55]/46" table:style-name="ce1">
            <text:p>1.413043478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6.55m</text:p>
          </table:table-cell>
          <table:table-cell office:value-type="string" table:style-name="ce1">
            <text:p>€34.95m</text:p>
          </table:table-cell>
          <table:table-cell office:value-type="string" table:style-name="ce1">
            <text:p>€38.70m</text:p>
          </table:table-cell>
          <table:table-cell office:value-type="float" office:value="24.1" table:style-name="ce2">
            <text:p>24.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56]/46" table:style-name="ce1">
            <text:p>1.391304348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46.43m</text:p>
          </table:table-cell>
          <table:table-cell office:value-type="float" office:value="26.9" table:style-name="ce2">
            <text:p>26.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57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4.15m</text:p>
          </table:table-cell>
          <table:table-cell office:value-type="float" office:value="26.5" table:style-name="ce2">
            <text:p>26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58]/46" table:style-name="ce1">
            <text:p>1.347826087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63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13.65m</text:p>
          </table:table-cell>
          <table:table-cell office:value-type="float" office:value="24.8" table:style-name="ce2">
            <text:p>24.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59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05m</text:p>
          </table:table-cell>
          <table:table-cell office:value-type="float" office:value="25.3" table:style-name="ce2">
            <text:p>25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60]/46" table:style-name="ce1">
            <text:p>1.304347826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2.90m</text:p>
          </table:table-cell>
          <table:table-cell office:value-type="string" table:style-name="ce1">
            <text:p>€30.15m</text:p>
          </table:table-cell>
          <table:table-cell office:value-type="string" table:style-name="ce1">
            <text:p>€165.75m</text:p>
          </table:table-cell>
          <table:table-cell office:value-type="float" office:value="27.5" table:style-name="ce2">
            <text:p>27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61]/46" table:style-name="ce1">
            <text:p>1.19565217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3.00m</text:p>
          </table:table-cell>
          <table:table-cell office:value-type="float" office:value="26.8" table:style-name="ce2">
            <text:p>26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62]/46" table:style-name="ce1">
            <text:p>1.130434783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5.65m</text:p>
          </table:table-cell>
          <table:table-cell office:value-type="string" table:style-name="ce1">
            <text:p>€6.95m</text:p>
          </table:table-cell>
          <table:table-cell office:value-type="string" table:style-name="ce1">
            <text:p>€18.00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27.10m</text:p>
          </table:table-cell>
          <table:table-cell office:value-type="float" office:value="26.1" table:style-name="ce2">
            <text:p>26.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64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5.25m</text:p>
          </table:table-cell>
          <table:table-cell office:value-type="string" table:style-name="ce1">
            <text:p>€5.85m</text:p>
          </table:table-cell>
          <table:table-cell office:value-type="string" table:style-name="ce1">
            <text:p>€44.90m</text:p>
          </table:table-cell>
          <table:table-cell office:value-type="float" office:value="25.2" table:style-name="ce2">
            <text:p>25.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65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3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13.05m</text:p>
          </table:table-cell>
          <table:table-cell office:value-type="float" office:value="27.1" table:style-name="ce2">
            <text:p>27.1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66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.10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67]/46" table:style-name="ce1">
            <text:p>0.869565217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1.35m</text:p>
          </table:table-cell>
          <table:table-cell office:value-type="float" office:value="28.4" table:style-name="ce2">
            <text:p>28.4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G168]/46" table:style-name="ce1">
            <text:p>0.695652174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12.43m</text:p>
          </table:table-cell>
          <table:table-cell office:value-type="float" office:value="25.6" table:style-name="ce2">
            <text:p>25.6</text:p>
          </table:table-cell>
          <table:table-cell office:value-type="float" office:value="31" table:style-name="ce1">
            <text:p>31</text:p>
          </table:table-cell>
          <table:table-cell office:value-type="float" office:value="0.67391304347826086" table:formula="of:=[.G169]/46" table:style-name="ce1">
            <text:p>0.673913043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24.61m</text:p>
          </table:table-cell>
          <table:table-cell office:value-type="string" table:style-name="ce1">
            <text:p>€6.32m</text:p>
          </table:table-cell>
          <table:table-cell office:value-type="string" table:style-name="ce1">
            <text:p>€73.53m</text:p>
          </table:table-cell>
          <table:table-cell office:value-type="float" office:value="24.7" table:style-name="ce2">
            <text:p>24.7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G170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67m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34.75m</text:p>
          </table:table-cell>
          <table:table-cell office:value-type="float" office:value="27.2" table:style-name="ce2">
            <text:p>27.2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171]/46" table:style-name="ce1">
            <text:p>1.956521739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43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47.65m</text:p>
          </table:table-cell>
          <table:table-cell office:value-type="float" office:value="25.2" table:style-name="ce2">
            <text:p>25.2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72]/46" table:style-name="ce1">
            <text:p>1.913043478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7.83m</text:p>
          </table:table-cell>
          <table:table-cell office:value-type="string" table:style-name="ce1">
            <text:p>€90.50m</text:p>
          </table:table-cell>
          <table:table-cell office:value-type="float" office:value="27.8" table:style-name="ce2">
            <text:p>27.8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173]/46" table:style-name="ce1">
            <text:p>1.804347826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55.65m</text:p>
          </table:table-cell>
          <table:table-cell office:value-type="string" table:style-name="ce1">
            <text:p>€54.30m</text:p>
          </table:table-cell>
          <table:table-cell office:value-type="string" table:style-name="ce1">
            <text:p>€68.05m</text:p>
          </table:table-cell>
          <table:table-cell office:value-type="float" office:value="26.8" table:style-name="ce2">
            <text:p>26.8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174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2.27m</text:p>
          </table:table-cell>
          <table:table-cell office:value-type="string" table:style-name="ce1">
            <text:p>€21.28m</text:p>
          </table:table-cell>
          <table:table-cell office:value-type="string" table:style-name="ce1">
            <text:p>€61.10m</text:p>
          </table:table-cell>
          <table:table-cell office:value-type="float" office:value="28.6" table:style-name="ce2">
            <text:p>28.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175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38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9.80m</text:p>
          </table:table-cell>
          <table:table-cell office:value-type="float" office:value="24.9" table:style-name="ce2">
            <text:p>24.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76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68m</text:p>
          </table:table-cell>
          <table:table-cell office:value-type="float" office:value="26.3" table:style-name="ce2">
            <text:p>26.3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77]/46" table:style-name="ce1">
            <text:p>1.56521739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1.32m</text:p>
          </table:table-cell>
          <table:table-cell office:value-type="string" table:style-name="ce1">
            <text:p>€15.17m</text:p>
          </table:table-cell>
          <table:table-cell office:value-type="string" table:style-name="ce1">
            <text:p>€29.80m</text:p>
          </table:table-cell>
          <table:table-cell office:value-type="float" office:value="24.3" table:style-name="ce2">
            <text:p>24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78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5.6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5m</text:p>
          </table:table-cell>
          <table:table-cell office:value-type="float" office:value="26.8" table:style-name="ce2">
            <text:p>26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79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3.43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21.15m</text:p>
          </table:table-cell>
          <table:table-cell office:value-type="float" office:value="25.1" table:style-name="ce2">
            <text:p>25.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80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53m</text:p>
          </table:table-cell>
          <table:table-cell office:value-type="string" table:style-name="ce1">
            <text:p>€0.85m</text:p>
          </table:table-cell>
          <table:table-cell office:value-type="string" table:style-name="ce1">
            <text:p>€21.10m</text:p>
          </table:table-cell>
          <table:table-cell office:value-type="float" office:value="25.5" table:style-name="ce2">
            <text:p>25.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1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8.43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4.15m</text:p>
          </table:table-cell>
          <table:table-cell office:value-type="float" office:value="25.3" table:style-name="ce2">
            <text:p>25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2]/46" table:style-name="ce1">
            <text:p>1.30434782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72m</text:p>
          </table:table-cell>
          <table:table-cell office:value-type="string" table:style-name="ce1">
            <text:p>€33.64m</text:p>
          </table:table-cell>
          <table:table-cell office:value-type="string" table:style-name="ce1">
            <text:p>€52.90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3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2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.88m</text:p>
          </table:table-cell>
          <table:table-cell office:value-type="float" office:value="27.2" table:style-name="ce2">
            <text:p>27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84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0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50m</text:p>
          </table:table-cell>
          <table:table-cell office:value-type="float" office:value="25.5" table:style-name="ce2">
            <text:p>25.5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5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26m</text:p>
          </table:table-cell>
          <table:table-cell office:value-type="string" table:style-name="ce1">
            <text:p>€17.10m</text:p>
          </table:table-cell>
          <table:table-cell office:value-type="string" table:style-name="ce1">
            <text:p>€27.40m</text:p>
          </table:table-cell>
          <table:table-cell office:value-type="float" office:value="25.5" table:style-name="ce2">
            <text:p>25.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86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9.85m</text:p>
          </table:table-cell>
          <table:table-cell office:value-type="string" table:style-name="ce1">
            <text:p>€45.17m</text:p>
          </table:table-cell>
          <table:table-cell office:value-type="string" table:style-name="ce1">
            <text:p>€61.90m</text:p>
          </table:table-cell>
          <table:table-cell office:value-type="float" office:value="26.3" table:style-name="ce2">
            <text:p>26.3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87]/46" table:style-name="ce1">
            <text:p>1.06521739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7.65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26.10m</text:p>
          </table:table-cell>
          <table:table-cell office:value-type="float" office:value="27" table:style-name="ce2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88]/46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4.10m</text:p>
          </table:table-cell>
          <table:table-cell office:value-type="string" table:style-name="ce1">
            <text:p>€2.87m</text:p>
          </table:table-cell>
          <table:table-cell office:value-type="string" table:style-name="ce1">
            <text:p>€33.90m</text:p>
          </table:table-cell>
          <table:table-cell office:value-type="float" office:value="26.7" table:style-name="ce2">
            <text:p>26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89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9m</text:p>
          </table:table-cell>
          <table:table-cell office:value-type="string" table:style-name="ce1">
            <text:p>€16.30m</text:p>
          </table:table-cell>
          <table:table-cell office:value-type="float" office:value="28" table:style-name="ce2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90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9m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8.88m</text:p>
          </table:table-cell>
          <table:table-cell office:value-type="float" office:value="23.5" table:style-name="ce2">
            <text:p>23.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91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8.85m</text:p>
          </table:table-cell>
          <table:table-cell office:value-type="float" office:value="28.3" table:style-name="ce2">
            <text:p>28.3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92]/46" table:style-name="ce1">
            <text:p>0.891304348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.41m</text:p>
          </table:table-cell>
          <table:table-cell office:value-type="string" table:style-name="ce1">
            <text:p>€33.14m</text:p>
          </table:table-cell>
          <table:table-cell office:value-type="string" table:style-name="ce1">
            <text:p>€70.75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193]/46" table:style-name="ce1">
            <text:p>0.804347826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4.25m</text:p>
          </table:table-cell>
          <table:table-cell office:value-type="string" table:style-name="ce1">
            <text:p>€100.88m</text:p>
          </table:table-cell>
          <table:table-cell office:value-type="string" table:style-name="ce1">
            <text:p>€164.75m</text:p>
          </table:table-cell>
          <table:table-cell office:value-type="float" office:value="25.4" table:style-name="ce2">
            <text:p>25.4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194]/46" table:style-name="ce1">
            <text:p>2.043478261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.7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00m</text:p>
          </table:table-cell>
          <table:table-cell office:value-type="float" office:value="27.9" table:style-name="ce2">
            <text:p>27.9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195]/46" table:style-name="ce1">
            <text:p>2.02173913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8.94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00m</text:p>
          </table:table-cell>
          <table:table-cell office:value-type="float" office:value="26.5" table:style-name="ce2">
            <text:p>26.5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96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0.9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4.45m</text:p>
          </table:table-cell>
          <table:table-cell office:value-type="float" office:value="27.8" table:style-name="ce2">
            <text:p>27.8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97]/46" table:style-name="ce1">
            <text:p>1.76086956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.45m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17.00m</text:p>
          </table:table-cell>
          <table:table-cell office:value-type="float" office:value="25.1" table:style-name="ce2">
            <text:p>25.1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98]/46" table:style-name="ce1">
            <text:p>1.760869565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5.55m</text:p>
          </table:table-cell>
          <table:table-cell office:value-type="string" table:style-name="ce1">
            <text:p>€23.78m</text:p>
          </table:table-cell>
          <table:table-cell office:value-type="string" table:style-name="ce1">
            <text:p>€33.20m</text:p>
          </table:table-cell>
          <table:table-cell office:value-type="float" office:value="26.2" table:style-name="ce2">
            <text:p>26.2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99]/46" table:style-name="ce1">
            <text:p>1.739130435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8.58m</text:p>
          </table:table-cell>
          <table:table-cell office:value-type="string" table:style-name="ce1">
            <text:p>€7.58m</text:p>
          </table:table-cell>
          <table:table-cell office:value-type="string" table:style-name="ce1">
            <text:p>€21.20m</text:p>
          </table:table-cell>
          <table:table-cell office:value-type="float" office:value="25.2" table:style-name="ce2">
            <text:p>25.2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200]/46" table:style-name="ce1">
            <text:p>1.630434783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6.45m</text:p>
          </table:table-cell>
          <table:table-cell office:value-type="string" table:style-name="ce1">
            <text:p>€36.70m</text:p>
          </table:table-cell>
          <table:table-cell office:value-type="string" table:style-name="ce1">
            <text:p>€71.55m</text:p>
          </table:table-cell>
          <table:table-cell office:value-type="float" office:value="27.6" table:style-name="ce2">
            <text:p>27.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201]/46" table:style-name="ce1">
            <text:p>1.52173913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7.27m</text:p>
          </table:table-cell>
          <table:table-cell office:value-type="string" table:style-name="ce1">
            <text:p>€16.26m</text:p>
          </table:table-cell>
          <table:table-cell office:value-type="string" table:style-name="ce1">
            <text:p>€55.90m</text:p>
          </table:table-cell>
          <table:table-cell office:value-type="float" office:value="27.5" table:style-name="ce2">
            <text:p>27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02]/46" table:style-name="ce1">
            <text:p>1.45652173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15m</text:p>
          </table:table-cell>
          <table:table-cell office:value-type="string" table:style-name="ce1">
            <text:p>€14.40m</text:p>
          </table:table-cell>
          <table:table-cell office:value-type="string" table:style-name="ce1">
            <text:p>€18.50m</text:p>
          </table:table-cell>
          <table:table-cell office:value-type="float" office:value="24" table:style-name="ce2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03]/46" table:style-name="ce1">
            <text:p>1.391304348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1.73m</text:p>
          </table:table-cell>
          <table:table-cell office:value-type="string" table:style-name="ce1">
            <text:p>€12.60m</text:p>
          </table:table-cell>
          <table:table-cell office:value-type="float" office:value="26" table:style-name="ce2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4]/46" table:style-name="ce1">
            <text:p>1.34782608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6.98m</text:p>
          </table:table-cell>
          <table:table-cell office:value-type="string" table:style-name="ce1">
            <text:p>€35.70m</text:p>
          </table:table-cell>
          <table:table-cell office:value-type="float" office:value="27.3" table:style-name="ce2">
            <text:p>27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5]/46" table:style-name="ce1">
            <text:p>1.347826087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85.50m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97.95m</text:p>
          </table:table-cell>
          <table:table-cell office:value-type="float" office:value="26" table:style-name="ce2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6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2.54m</text:p>
          </table:table-cell>
          <table:table-cell office:value-type="string" table:style-name="ce1">
            <text:p>€13.48m</text:p>
          </table:table-cell>
          <table:table-cell office:value-type="string" table:style-name="ce1">
            <text:p>€4.03m</text:p>
          </table:table-cell>
          <table:table-cell office:value-type="float" office:value="23.4" table:style-name="ce2">
            <text:p>23.4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07]/46" table:style-name="ce1">
            <text:p>1.260869565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6.10m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5.30m</text:p>
          </table:table-cell>
          <table:table-cell office:value-type="float" office:value="24.6" table:style-name="ce2">
            <text:p>24.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0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.79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17.50m</text:p>
          </table:table-cell>
          <table:table-cell office:value-type="float" office:value="26.5" table:style-name="ce2">
            <text:p>26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09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2.60m</text:p>
          </table:table-cell>
          <table:table-cell office:value-type="string" table:style-name="ce1">
            <text:p>€14.22m</text:p>
          </table:table-cell>
          <table:table-cell office:value-type="string" table:style-name="ce1">
            <text:p>€15.35m</text:p>
          </table:table-cell>
          <table:table-cell office:value-type="float" office:value="25.6" table:style-name="ce2">
            <text:p>25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210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2.87m</text:p>
          </table:table-cell>
          <table:table-cell office:value-type="string" table:style-name="ce1">
            <text:p>€16.88m</text:p>
          </table:table-cell>
          <table:table-cell office:value-type="string" table:style-name="ce1">
            <text:p>€43.55m</text:p>
          </table:table-cell>
          <table:table-cell office:value-type="float" office:value="25.6" table:style-name="ce2">
            <text:p>25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11]/46" table:style-name="ce1">
            <text:p>1.15217391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09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5.40m</text:p>
          </table:table-cell>
          <table:table-cell office:value-type="float" office:value="27.4" table:style-name="ce2">
            <text:p>27.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12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35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3m</text:p>
          </table:table-cell>
          <table:table-cell office:value-type="float" office:value="27.2" table:style-name="ce2">
            <text:p>27.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13]/46" table:style-name="ce1">
            <text:p>1.130434783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4.46m</text:p>
          </table:table-cell>
          <table:table-cell office:value-type="string" table:style-name="ce1">
            <text:p>€18.60m</text:p>
          </table:table-cell>
          <table:table-cell office:value-type="string" table:style-name="ce1">
            <text:p>€36.95m</text:p>
          </table:table-cell>
          <table:table-cell office:value-type="float" office:value="25.7" table:style-name="ce2">
            <text:p>25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4]/46" table:style-name="ce1">
            <text:p>1.108695652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3.25m</text:p>
          </table:table-cell>
          <table:table-cell office:value-type="string" table:style-name="ce1">
            <text:p>€18.95m</text:p>
          </table:table-cell>
          <table:table-cell office:value-type="float" office:value="26.1" table:style-name="ce2">
            <text:p>26.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5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.99m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4.63m</text:p>
          </table:table-cell>
          <table:table-cell office:value-type="float" office:value="26.7" table:style-name="ce2">
            <text:p>26.7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216]/46" table:style-name="ce1">
            <text:p>0.913043478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4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0m</text:p>
          </table:table-cell>
          <table:table-cell office:value-type="float" office:value="25.4" table:style-name="ce2">
            <text:p>25.4</text:p>
          </table:table-cell>
          <table:table-cell office:value-type="float" office:value="23" table:style-name="ce1">
            <text:p>23</text:p>
          </table:table-cell>
          <table:table-cell office:value-type="float" office:value="0.5" table:formula="of:=[.G217]/46" table:style-name="ce1">
            <text:p>0.5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25.71m</text:p>
          </table:table-cell>
          <table:table-cell office:value-type="string" table:style-name="ce1">
            <text:p>€20.70m</text:p>
          </table:table-cell>
          <table:table-cell office:value-type="string" table:style-name="ce1">
            <text:p>€40.15m</text:p>
          </table:table-cell>
          <table:table-cell office:value-type="float" office:value="27.9" table:style-name="ce2">
            <text:p>27.9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218]/46" table:style-name="ce1">
            <text:p>2.02173913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41.00m</text:p>
          </table:table-cell>
          <table:table-cell office:value-type="float" office:value="27.3" table:style-name="ce2">
            <text:p>27.3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19]/46" table:style-name="ce1">
            <text:p>1.934782609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3.47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.45m</text:p>
          </table:table-cell>
          <table:table-cell office:value-type="float" office:value="27.7" table:style-name="ce2">
            <text:p>27.7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20]/46" table:style-name="ce1">
            <text:p>1.934782609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45m</text:p>
          </table:table-cell>
          <table:table-cell office:value-type="string" table:style-name="ce1">
            <text:p>€35.15m</text:p>
          </table:table-cell>
          <table:table-cell office:value-type="string" table:style-name="ce1">
            <text:p>€70.88m</text:p>
          </table:table-cell>
          <table:table-cell office:value-type="float" office:value="26.4" table:style-name="ce2">
            <text:p>26.4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221]/46" table:style-name="ce1">
            <text:p>1.804347826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4.0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60m</text:p>
          </table:table-cell>
          <table:table-cell office:value-type="float" office:value="26.7" table:style-name="ce2">
            <text:p>26.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22]/46" table:style-name="ce1">
            <text:p>1.695652174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46m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29.70m</text:p>
          </table:table-cell>
          <table:table-cell office:value-type="float" office:value="26.8" table:style-name="ce2">
            <text:p>26.8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223]/46" table:style-name="ce1">
            <text:p>1.608695652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13k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18.55m</text:p>
          </table:table-cell>
          <table:table-cell office:value-type="float" office:value="27.3" table:style-name="ce2">
            <text:p>27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4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46.63m</text:p>
          </table:table-cell>
          <table:table-cell office:value-type="float" office:value="26.4" table:style-name="ce2">
            <text:p>26.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225]/46" table:style-name="ce1">
            <text:p>1.47826087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0.39m</text:p>
          </table:table-cell>
          <table:table-cell office:value-type="string" table:style-name="ce1">
            <text:p>€25.51m</text:p>
          </table:table-cell>
          <table:table-cell office:value-type="string" table:style-name="ce1">
            <text:p>€21.63m</text:p>
          </table:table-cell>
          <table:table-cell office:value-type="float" office:value="24.1" table:style-name="ce2">
            <text:p>24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26]/46" table:style-name="ce1">
            <text:p>1.413043478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5.10m</text:p>
          </table:table-cell>
          <table:table-cell office:value-type="string" table:style-name="ce1">
            <text:p>€15.23m</text:p>
          </table:table-cell>
          <table:table-cell office:value-type="float" office:value="26.9" table:style-name="ce2">
            <text:p>26.9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27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2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5m</text:p>
          </table:table-cell>
          <table:table-cell office:value-type="float" office:value="25.4" table:style-name="ce2">
            <text:p>25.4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28]/46" table:style-name="ce1">
            <text:p>1.34782608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7.41m</text:p>
          </table:table-cell>
          <table:table-cell office:value-type="string" table:style-name="ce1">
            <text:p>€11.80m</text:p>
          </table:table-cell>
          <table:table-cell office:value-type="string" table:style-name="ce1">
            <text:p>€60.50m</text:p>
          </table:table-cell>
          <table:table-cell office:value-type="float" office:value="27.3" table:style-name="ce2">
            <text:p>27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2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6.97m</text:p>
          </table:table-cell>
          <table:table-cell office:value-type="string" table:style-name="ce1">
            <text:p>€5.51m</text:p>
          </table:table-cell>
          <table:table-cell office:value-type="string" table:style-name="ce1">
            <text:p>€19.95m</text:p>
          </table:table-cell>
          <table:table-cell office:value-type="float" office:value="24.2" table:style-name="ce2">
            <text:p>24.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30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.34m</text:p>
          </table:table-cell>
          <table:table-cell office:value-type="string" table:style-name="ce1">
            <text:p>€15.08m</text:p>
          </table:table-cell>
          <table:table-cell office:value-type="string" table:style-name="ce1">
            <text:p>€22.45m</text:p>
          </table:table-cell>
          <table:table-cell office:value-type="float" office:value="24.1" table:style-name="ce2">
            <text:p>24.1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31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58m</text:p>
          </table:table-cell>
          <table:table-cell office:value-type="string" table:style-name="ce1">
            <text:p>€31.00m</text:p>
          </table:table-cell>
          <table:table-cell office:value-type="float" office:value="25.5" table:style-name="ce2">
            <text:p>25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32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5.05m</text:p>
          </table:table-cell>
          <table:table-cell office:value-type="float" office:value="26.9" table:style-name="ce2">
            <text:p>26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33]/46" table:style-name="ce1">
            <text:p>1.19565217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8.80m</text:p>
          </table:table-cell>
          <table:table-cell office:value-type="string" table:style-name="ce1">
            <text:p>€26.80m</text:p>
          </table:table-cell>
          <table:table-cell office:value-type="float" office:value="25.8" table:style-name="ce2">
            <text:p>25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34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.72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8.50m</text:p>
          </table:table-cell>
          <table:table-cell office:value-type="float" office:value="25.4" table:style-name="ce2">
            <text:p>25.4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35]/46" table:style-name="ce1">
            <text:p>1.13043478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35k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12.75m</text:p>
          </table:table-cell>
          <table:table-cell office:value-type="float" office:value="25.4" table:style-name="ce2">
            <text:p>25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8.67m</text:p>
          </table:table-cell>
          <table:table-cell office:value-type="string" table:style-name="ce1">
            <text:p>€9.52m</text:p>
          </table:table-cell>
          <table:table-cell office:value-type="string" table:style-name="ce1">
            <text:p>€29.90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7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7" table:style-name="ce2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38]/46" table:style-name="ce1">
            <text:p>1.065217391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45m</text:p>
          </table:table-cell>
          <table:table-cell office:value-type="float" office:value="24.7" table:style-name="ce2">
            <text:p>24.7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239]/46" table:style-name="ce1">
            <text:p>0.869565217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6.20m</text:p>
          </table:table-cell>
          <table:table-cell office:value-type="float" office:value="26.4" table:style-name="ce2">
            <text:p>26.4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40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7m</text:p>
          </table:table-cell>
          <table:table-cell office:value-type="string" table:style-name="ce1">
            <text:p>€17.23m</text:p>
          </table:table-cell>
          <table:table-cell office:value-type="float" office:value="26.6" table:style-name="ce2">
            <text:p>26.6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G241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.82m</text:p>
          </table:table-cell>
          <table:table-cell office:value-type="string" table:style-name="ce1">
            <text:p>€3.70m</text:p>
          </table:table-cell>
          <table:table-cell office:value-type="string" table:style-name="ce1">
            <text:p>€16.50m</text:p>
          </table:table-cell>
          <table:table-cell office:value-type="float" office:value="26.6" table:style-name="ce2">
            <text:p>26.6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242]/46" table:style-name="ce1">
            <text:p>1.956521739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2.90m</text:p>
          </table:table-cell>
          <table:table-cell office:value-type="float" office:value="27" table:style-name="ce2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43]/46" table:style-name="ce1">
            <text:p>1.934782609</text:p>
          </table:table-cell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0.34m</text:p>
          </table:table-cell>
          <table:table-cell office:value-type="string" table:style-name="ce1">
            <text:p>€19.38m</text:p>
          </table:table-cell>
          <table:table-cell office:value-type="string" table:style-name="ce1">
            <text:p>€79.50m</text:p>
          </table:table-cell>
          <table:table-cell office:value-type="float" office:value="27.3" table:style-name="ce2">
            <text:p>27.3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244]/46" table:style-name="ce1">
            <text:p>1.869565217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1.11m</text:p>
          </table:table-cell>
          <table:table-cell office:value-type="string" table:style-name="ce1">
            <text:p>€6.15m</text:p>
          </table:table-cell>
          <table:table-cell office:value-type="string" table:style-name="ce1">
            <text:p>€19.98m</text:p>
          </table:table-cell>
          <table:table-cell office:value-type="float" office:value="25.4" table:style-name="ce2">
            <text:p>25.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45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8.15m</text:p>
          </table:table-cell>
          <table:table-cell office:value-type="float" office:value="24.7" table:style-name="ce2">
            <text:p>24.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46]/46" table:style-name="ce1">
            <text:p>1.695652174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11.58m</text:p>
          </table:table-cell>
          <table:table-cell office:value-type="float" office:value="26.6" table:style-name="ce2">
            <text:p>26.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4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.83m</text:p>
          </table:table-cell>
          <table:table-cell office:value-type="string" table:style-name="ce1">
            <text:p>€25.18m</text:p>
          </table:table-cell>
          <table:table-cell office:value-type="float" office:value="24.6" table:style-name="ce2">
            <text:p>24.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48]/46" table:style-name="ce1">
            <text:p>1.695652174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.0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85m</text:p>
          </table:table-cell>
          <table:table-cell office:value-type="float" office:value="25.3" table:style-name="ce2">
            <text:p>25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249]/46" table:style-name="ce1">
            <text:p>1.673913043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3.0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.10m</text:p>
          </table:table-cell>
          <table:table-cell office:value-type="float" office:value="25.7" table:style-name="ce2">
            <text:p>25.7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50]/46" table:style-name="ce1">
            <text:p>1.456521739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1.13m</text:p>
          </table:table-cell>
          <table:table-cell office:value-type="float" office:value="26.4" table:style-name="ce2">
            <text:p>26.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1]/46" table:style-name="ce1">
            <text:p>1.369565217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77m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78.55m</text:p>
          </table:table-cell>
          <table:table-cell office:value-type="float" office:value="25.7" table:style-name="ce2">
            <text:p>25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5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.05m</text:p>
          </table:table-cell>
          <table:table-cell office:value-type="float" office:value="24.9" table:style-name="ce2">
            <text:p>24.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53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11.25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54]/46" table:style-name="ce1">
            <text:p>1.304347826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10.60m</text:p>
          </table:table-cell>
          <table:table-cell office:value-type="string" table:style-name="ce1">
            <text:p>€34.10m</text:p>
          </table:table-cell>
          <table:table-cell office:value-type="float" office:value="25.2" table:style-name="ce2">
            <text:p>25.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55]/46" table:style-name="ce1">
            <text:p>1.282608696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12.83m</text:p>
          </table:table-cell>
          <table:table-cell office:value-type="string" table:style-name="ce1">
            <text:p>€16.58m</text:p>
          </table:table-cell>
          <table:table-cell office:value-type="float" office:value="24.6" table:style-name="ce2">
            <text:p>24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5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6.55m</text:p>
          </table:table-cell>
          <table:table-cell office:value-type="float" office:value="24.7" table:style-name="ce2">
            <text:p>24.7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57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7.43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59.55m</text:p>
          </table:table-cell>
          <table:table-cell office:value-type="float" office:value="24.3" table:style-name="ce2">
            <text:p>24.3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58]/46" table:style-name="ce1">
            <text:p>1.130434783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3k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30.65m</text:p>
          </table:table-cell>
          <table:table-cell office:value-type="float" office:value="27" table:style-name="ce2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59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2.44m</text:p>
          </table:table-cell>
          <table:table-cell office:value-type="string" table:style-name="ce1">
            <text:p>€26.30m</text:p>
          </table:table-cell>
          <table:table-cell office:value-type="float" office:value="25.1" table:style-name="ce2">
            <text:p>25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13.22m</text:p>
          </table:table-cell>
          <table:table-cell office:value-type="string" table:style-name="ce1">
            <text:p>€14.55m</text:p>
          </table:table-cell>
          <table:table-cell office:value-type="float" office:value="26.8" table:style-name="ce2">
            <text:p>26.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261]/46" table:style-name="ce1">
            <text:p>1.02173913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10.45m</text:p>
          </table:table-cell>
          <table:table-cell office:value-type="float" office:value="26.9" table:style-name="ce2">
            <text:p>26.9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6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310k</text:p>
          </table:table-cell>
          <table:table-cell office:value-type="string" table:style-name="ce1">
            <text:p>€128k</text:p>
          </table:table-cell>
          <table:table-cell office:value-type="string" table:style-name="ce1">
            <text:p>€12.30m</text:p>
          </table:table-cell>
          <table:table-cell office:value-type="float" office:value="28.4" table:style-name="ce2">
            <text:p>28.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263]/46" table:style-name="ce1">
            <text:p>0.891304348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18.41m</text:p>
          </table:table-cell>
          <table:table-cell office:value-type="string" table:style-name="ce1">
            <text:p>€40.05m</text:p>
          </table:table-cell>
          <table:table-cell office:value-type="float" office:value="27.4" table:style-name="ce2">
            <text:p>27.4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64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€4.78m</text:p>
          </table:table-cell>
          <table:table-cell office:value-type="float" office:value="25.7" table:style-name="ce2">
            <text:p>25.7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G265]/46" table:style-name="ce1">
            <text:p>0.565217391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number-rows-repeated="1048311" table:style-name="ro1">
          <table:table-cell table:number-columns-repeated="16384"/>
        </table:table-row>
      </table:table>
      <table:table table:name="League_Two" table:style-name="ta1">
        <table:table-column table:style-name="co1" table:default-cell-style-name="ce1"/>
        <table:table-column table:style-name="co2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2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5.8" table:style-name="ce2">
            <text:p>25.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]/46" table:style-name="ce1">
            <text:p>1.826086957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0m</text:p>
          </table:table-cell>
          <table:table-cell office:value-type="float" office:value="26.3" table:style-name="ce2">
            <text:p>26.3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3]/46" table:style-name="ce1">
            <text:p>1.739130435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3m</text:p>
          </table:table-cell>
          <table:table-cell office:value-type="float" office:value="27" table:style-name="ce2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4]/46" table:style-name="ce1">
            <text:p>1.695652174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60m</text:p>
          </table:table-cell>
          <table:table-cell office:value-type="float" office:value="25.1" table:style-name="ce2">
            <text:p>25.1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4.00m</text:p>
          </table:table-cell>
          <table:table-cell office:value-type="float" office:value="25.9" table:style-name="ce2">
            <text:p>25.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6]/46" table:style-name="ce1">
            <text:p>1.586956522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0m</text:p>
          </table:table-cell>
          <table:table-cell office:value-type="float" office:value="25.8" table:style-name="ce2">
            <text:p>25.8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7]/46" table:style-name="ce1">
            <text:p>1.56521739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75k</text:p>
          </table:table-cell>
          <table:table-cell office:value-type="float" office:value="27.2" table:style-name="ce2">
            <text:p>27.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6.5" table:style-name="ce2">
            <text:p>26.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9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0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60k</text:p>
          </table:table-cell>
          <table:table-cell office:value-type="string" table:style-name="ce1">
            <text:p>€4.08m</text:p>
          </table:table-cell>
          <table:table-cell office:value-type="float" office:value="26.4" table:style-name="ce2">
            <text:p>26.4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1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omle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00k</text:p>
          </table:table-cell>
          <table:table-cell office:value-type="float" office:value="26.6" table:style-name="ce2">
            <text:p>26.6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2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5" table:style-name="ce2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3]/46" table:style-name="ce1">
            <text:p>1.347826087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4.75m</text:p>
          </table:table-cell>
          <table:table-cell office:value-type="float" office:value="23.9" table:style-name="ce2">
            <text:p>23.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4]/46" table:style-name="ce1">
            <text:p>1.34782608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0m</text:p>
          </table:table-cell>
          <table:table-cell office:value-type="float" office:value="24.7" table:style-name="ce2">
            <text:p>24.7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5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8k</text:p>
          </table:table-cell>
          <table:table-cell office:value-type="string" table:style-name="ce1">
            <text:p>€2.13m</text:p>
          </table:table-cell>
          <table:table-cell office:value-type="float" office:value="25.9" table:style-name="ce2">
            <text:p>25.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7" table:style-name="ce2">
            <text:p>26.7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7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5m</text:p>
          </table:table-cell>
          <table:table-cell office:value-type="float" office:value="26.3" table:style-name="ce2">
            <text:p>26.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8]/46" table:style-name="ce1">
            <text:p>1.260869565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7.1" table:style-name="ce2">
            <text:p>27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9]/46" table:style-name="ce1">
            <text:p>1.152173913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2.05m</text:p>
          </table:table-cell>
          <table:table-cell office:value-type="string" table:style-name="ce1">
            <text:p>€5.70m</text:p>
          </table:table-cell>
          <table:table-cell office:value-type="float" office:value="26.2" table:style-name="ce2">
            <text:p>26.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0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8" table:style-name="ce2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13m</text:p>
          </table:table-cell>
          <table:table-cell office:value-type="float" office:value="24.9" table:style-name="ce2">
            <text:p>24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2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75m</text:p>
          </table:table-cell>
          <table:table-cell office:value-type="float" office:value="24.9" table:style-name="ce2">
            <text:p>24.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3]/46" table:style-name="ce1">
            <text:p>1.065217391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€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24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7.3" table:style-name="ce2">
            <text:p>27.3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25]/46" table:style-name="ce1">
            <text:p>0.78260869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0m</text:p>
          </table:table-cell>
          <table:table-cell office:value-type="float" office:value="26.9" table:style-name="ce2">
            <text:p>26.9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26]/46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023/24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7.9" table:style-name="ce2">
            <text:p>27.9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27]/46" table:style-name="ce1">
            <text:p>1.913043478</text:p>
          </table:table-cell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8m</text:p>
          </table:table-cell>
          <table:table-cell office:value-type="float" office:value="28.6" table:style-name="ce2">
            <text:p>28.6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28]/46" table:style-name="ce1">
            <text:p>1.869565217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8m</text:p>
          </table:table-cell>
          <table:table-cell office:value-type="float" office:value="25.9" table:style-name="ce2">
            <text:p>25.9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9]/46" table:style-name="ce1">
            <text:p>1.695652174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30]/46" table:style-name="ce1">
            <text:p>1.54347826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4.25m</text:p>
          </table:table-cell>
          <table:table-cell office:value-type="float" office:value="23.8" table:style-name="ce2">
            <text:p>23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31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1" table:style-name="ce2">
            <text:p>25.1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32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7.7" table:style-name="ce2">
            <text:p>27.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3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6.8" table:style-name="ce2">
            <text:p>26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34]/46" table:style-name="ce1">
            <text:p>1.5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3.73m</text:p>
          </table:table-cell>
          <table:table-cell office:value-type="float" office:value="25.5" table:style-name="ce2">
            <text:p>25.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5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float" office:value="24.6" table:style-name="ce2">
            <text:p>24.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6]/46" table:style-name="ce1">
            <text:p>1.413043478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7.1" table:style-name="ce2">
            <text:p>27.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37]/46" table:style-name="ce1">
            <text:p>1.39130434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7.3" table:style-name="ce2">
            <text:p>27.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38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3m</text:p>
          </table:table-cell>
          <table:table-cell office:value-type="float" office:value="27.7" table:style-name="ce2">
            <text:p>27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39]/46" table:style-name="ce1">
            <text:p>1.326086957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90m</text:p>
          </table:table-cell>
          <table:table-cell office:value-type="float" office:value="25.1" table:style-name="ce2">
            <text:p>25.1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40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6.2" table:style-name="ce2">
            <text:p>26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41]/46" table:style-name="ce1">
            <text:p>1.239130435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0m</text:p>
          </table:table-cell>
          <table:table-cell office:value-type="float" office:value="23.6" table:style-name="ce2">
            <text:p>23.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42]/46" table:style-name="ce1">
            <text:p>1.239130435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5.5" table:style-name="ce2">
            <text:p>25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43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3.95m</text:p>
          </table:table-cell>
          <table:table-cell office:value-type="float" office:value="24.4" table:style-name="ce2">
            <text:p>24.4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44]/46" table:style-name="ce1">
            <text:p>1.173913043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0m</text:p>
          </table:table-cell>
          <table:table-cell office:value-type="float" office:value="27.7" table:style-name="ce2">
            <text:p>27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45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1" table:style-name="ce2">
            <text:p>26.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46]/46" table:style-name="ce1">
            <text:p>1.065217391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4.13m</text:p>
          </table:table-cell>
          <table:table-cell office:value-type="float" office:value="24.2" table:style-name="ce2">
            <text:p>24.2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47]/46" table:style-name="ce1">
            <text:p>0.97826087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8m</text:p>
          </table:table-cell>
          <table:table-cell office:value-type="float" office:value="27.8" table:style-name="ce2">
            <text:p>27.8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48]/46" table:style-name="ce1">
            <text:p>0.913043478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5.4" table:style-name="ce2">
            <text:p>25.4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49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00m</text:p>
          </table:table-cell>
          <table:table-cell office:value-type="float" office:value="25.7" table:style-name="ce2">
            <text:p>25.7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50]/46" table:style-name="ce1">
            <text:p>1.9782608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3" table:style-name="ce2">
            <text:p>27.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51]/46" table:style-name="ce1">
            <text:p>1.8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7" table:style-name="ce2">
            <text:p>24.7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52]/46" table:style-name="ce1">
            <text:p>1.804347826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float" office:value="26.9" table:style-name="ce2">
            <text:p>26.9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53]/46" table:style-name="ce1">
            <text:p>1.717391304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4]/46" table:style-name="ce1">
            <text:p>1.652173913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6.6" table:style-name="ce2">
            <text:p>26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5]/46" table:style-name="ce1">
            <text:p>1.652173913</text:p>
          </table:table-cell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5k</text:p>
          </table:table-cell>
          <table:table-cell office:value-type="string" table:style-name="ce1">
            <text:p>€6.43m</text:p>
          </table:table-cell>
          <table:table-cell office:value-type="float" office:value="26" table:style-name="ce2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56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8.2" table:style-name="ce2">
            <text:p>28.2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57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.7" table:style-name="ce2">
            <text:p>26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5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9k</text:p>
          </table:table-cell>
          <table:table-cell office:value-type="string" table:style-name="ce1">
            <text:p>€3.05m</text:p>
          </table:table-cell>
          <table:table-cell office:value-type="float" office:value="24.1" table:style-name="ce2">
            <text:p>24.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59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7" table:style-name="ce2">
            <text:p>25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6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3m</text:p>
          </table:table-cell>
          <table:table-cell office:value-type="float" office:value="24.9" table:style-name="ce2">
            <text:p>24.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1]/46" table:style-name="ce1">
            <text:p>1.26086956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3.9" table:style-name="ce2">
            <text:p>23.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2]/46" table:style-name="ce1">
            <text:p>1.26086956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6.7" table:style-name="ce2">
            <text:p>26.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3]/46" table:style-name="ce1">
            <text:p>1.260869565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5.9" table:style-name="ce2">
            <text:p>25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64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" table:style-name="ce2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65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7.8" table:style-name="ce2">
            <text:p>27.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66]/46" table:style-name="ce1">
            <text:p>1.195652174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4.9" table:style-name="ce2">
            <text:p>24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67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6.7" table:style-name="ce2">
            <text:p>26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68]/46" table:style-name="ce1">
            <text:p>1.130434783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6" table:style-name="ce2">
            <text:p>26.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69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string" table:style-name="ce1">
            <text:p>€1.58m</text:p>
          </table:table-cell>
          <table:table-cell office:value-type="float" office:value="24.4" table:style-name="ce2">
            <text:p>24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70]/46" table:style-name="ce1">
            <text:p>1.043478261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5.1" table:style-name="ce2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71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72]/46" table:style-name="ce1">
            <text:p>0.934782609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2.65m</text:p>
          </table:table-cell>
          <table:table-cell office:value-type="float" office:value="26.7" table:style-name="ce2">
            <text:p>26.7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73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6" table:style-name="ce2">
            <text:p>24.6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74]/46" table:style-name="ce1">
            <text:p>1.826086957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2.25m</text:p>
          </table:table-cell>
          <table:table-cell office:value-type="float" office:value="25.2" table:style-name="ce2">
            <text:p>25.2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75]/46" table:style-name="ce1">
            <text:p>1.826086957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8m</text:p>
          </table:table-cell>
          <table:table-cell office:value-type="float" office:value="25.9" table:style-name="ce2">
            <text:p>25.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76]/46" table:style-name="ce1">
            <text:p>1.739130435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0m</text:p>
          </table:table-cell>
          <table:table-cell office:value-type="float" office:value="25.5" table:style-name="ce2">
            <text:p>25.5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77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5" table:style-name="ce2">
            <text:p>26.5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78]/46" table:style-name="ce1">
            <text:p>1.695652174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" table:style-name="ce2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79]/46" table:style-name="ce1">
            <text:p>1.673913043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7.3" table:style-name="ce2">
            <text:p>27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80]/46" table:style-name="ce1">
            <text:p>1.673913043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5m</text:p>
          </table:table-cell>
          <table:table-cell office:value-type="float" office:value="27.1" table:style-name="ce2">
            <text:p>27.1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81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8" table:style-name="ce2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82]/46" table:style-name="ce1">
            <text:p>1.630434783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6.7" table:style-name="ce2">
            <text:p>26.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3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3" table:style-name="ce2">
            <text:p>26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84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7.6" table:style-name="ce2">
            <text:p>27.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85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4.8" table:style-name="ce2">
            <text:p>24.8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86]/46" table:style-name="ce1">
            <text:p>1.260869565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87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6.9" table:style-name="ce2">
            <text:p>26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88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1" table:style-name="ce2">
            <text:p>25.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89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5.6" table:style-name="ce2">
            <text:p>25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9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1.83m</text:p>
          </table:table-cell>
          <table:table-cell office:value-type="float" office:value="24.7" table:style-name="ce2">
            <text:p>24.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1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7.1" table:style-name="ce2">
            <text:p>27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2]/46" table:style-name="ce1">
            <text:p>1.152173913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5" table:style-name="ce2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3]/46" table:style-name="ce1">
            <text:p>1.15217391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7" table:style-name="ce2">
            <text:p>27.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9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5.9" table:style-name="ce2">
            <text:p>25.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9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5m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96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3.5" table:style-name="ce2">
            <text:p>23.5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G97]/46" table:style-name="ce1">
            <text:p>0.565217391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6.3" table:style-name="ce2">
            <text:p>26.3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98]/46" table:style-name="ce1">
            <text:p>1.78260869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3m</text:p>
          </table:table-cell>
          <table:table-cell office:value-type="float" office:value="25.6" table:style-name="ce2">
            <text:p>25.6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99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7.4" table:style-name="ce2">
            <text:p>27.4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00]/46" table:style-name="ce1">
            <text:p>1.717391304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float" office:value="26.6" table:style-name="ce2">
            <text:p>26.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101]/46" table:style-name="ce1">
            <text:p>1.695652174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1" table:style-name="ce2">
            <text:p>27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02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4.1" table:style-name="ce2">
            <text:p>24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03]/46" table:style-name="ce1">
            <text:p>1.586956522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8.4" table:style-name="ce2">
            <text:p>28.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04]/46" table:style-name="ce1">
            <text:p>1.586956522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0m</text:p>
          </table:table-cell>
          <table:table-cell office:value-type="float" office:value="27.1" table:style-name="ce2">
            <text:p>27.1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05]/46" table:style-name="ce1">
            <text:p>1.543478261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06]/46" table:style-name="ce1">
            <text:p>1.52173913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4.8" table:style-name="ce2">
            <text:p>24.8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07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6.6" table:style-name="ce2">
            <text:p>26.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08]/46" table:style-name="ce1">
            <text:p>1.32608695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98m</text:p>
          </table:table-cell>
          <table:table-cell office:value-type="float" office:value="26.7" table:style-name="ce2">
            <text:p>26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09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0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8" table:style-name="ce2">
            <text:p>25.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1]/46" table:style-name="ce1">
            <text:p>1.30434782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5.8" table:style-name="ce2">
            <text:p>25.8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12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6.2" table:style-name="ce2">
            <text:p>26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13]/46" table:style-name="ce1">
            <text:p>1.26086956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0k</text:p>
          </table:table-cell>
          <table:table-cell office:value-type="float" office:value="27.2" table:style-name="ce2">
            <text:p>27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14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0m</text:p>
          </table:table-cell>
          <table:table-cell office:value-type="float" office:value="24.7" table:style-name="ce2">
            <text:p>24.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15]/46" table:style-name="ce1">
            <text:p>1.173913043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8m</text:p>
          </table:table-cell>
          <table:table-cell office:value-type="float" office:value="24.7" table:style-name="ce2">
            <text:p>24.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16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9" table:style-name="ce2">
            <text:p>24.9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17]/46" table:style-name="ce1">
            <text:p>1.108695652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5m</text:p>
          </table:table-cell>
          <table:table-cell office:value-type="float" office:value="26.6" table:style-name="ce2">
            <text:p>26.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18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19]/46" table:style-name="ce1">
            <text:p>1.043478261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3" table:style-name="ce2">
            <text:p>25.3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20]/46" table:style-name="ce1">
            <text:p>0.97826087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21]/46" table:style-name="ce1">
            <text:p>0.934782609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5.1" table:style-name="ce2">
            <text:p>25.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22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" table:style-name="ce2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2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3.15m</text:p>
          </table:table-cell>
          <table:table-cell office:value-type="float" office:value="26.4" table:style-name="ce2">
            <text:p>26.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24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5m</text:p>
          </table:table-cell>
          <table:table-cell office:value-type="float" office:value="26.3" table:style-name="ce2">
            <text:p>26.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25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8m</text:p>
          </table:table-cell>
          <table:table-cell office:value-type="float" office:value="25.6" table:style-name="ce2">
            <text:p>25.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2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85k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2.53m</text:p>
          </table:table-cell>
          <table:table-cell office:value-type="float" office:value="26" table:style-name="ce2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27]/46" table:style-name="ce1">
            <text:p>1.260869565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7.2" table:style-name="ce2">
            <text:p>27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2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7" table:style-name="ce2">
            <text:p>27.7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29]/46" table:style-name="ce1">
            <text:p>1.23913043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6.3" table:style-name="ce2">
            <text:p>26.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3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7.5" table:style-name="ce2">
            <text:p>27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31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55m</text:p>
          </table:table-cell>
          <table:table-cell office:value-type="float" office:value="23.6" table:style-name="ce2">
            <text:p>23.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32]/46" table:style-name="ce1">
            <text:p>1.06521739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8" table:style-name="ce2">
            <text:p>25.8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33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3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5.3" table:style-name="ce2">
            <text:p>25.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35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5.5" table:style-name="ce2">
            <text:p>25.5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36]/46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.80m</text:p>
          </table:table-cell>
          <table:table-cell office:value-type="float" office:value="24.8" table:style-name="ce2">
            <text:p>24.8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37]/46" table:style-name="ce1">
            <text:p>0.97826087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93m</text:p>
          </table:table-cell>
          <table:table-cell office:value-type="float" office:value="25.7" table:style-name="ce2">
            <text:p>25.7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38]/46" table:style-name="ce1">
            <text:p>0.913043478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9m</text:p>
          </table:table-cell>
          <table:table-cell office:value-type="string" table:style-name="ce1">
            <text:p>€2.58m</text:p>
          </table:table-cell>
          <table:table-cell office:value-type="float" office:value="25.3" table:style-name="ce2">
            <text:p>25.3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39]/46" table:style-name="ce1">
            <text:p>0.91304347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4.13m</text:p>
          </table:table-cell>
          <table:table-cell office:value-type="float" office:value="26" table:style-name="ce2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40]/46" table:style-name="ce1">
            <text:p>0.891304348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4.85m</text:p>
          </table:table-cell>
          <table:table-cell office:value-type="float" office:value="26" table:style-name="ce2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41]/46" table:style-name="ce1">
            <text:p>0.869565217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6.6" table:style-name="ce2">
            <text:p>26.6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142]/46" table:style-name="ce1">
            <text:p>0.826086957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3" table:style-name="ce2">
            <text:p>27.3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G143]/46" table:style-name="ce1">
            <text:p>0.69565217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k</text:p>
          </table:table-cell>
          <table:table-cell office:value-type="string" table:style-name="ce1">
            <text:p>€2.08m</text:p>
          </table:table-cell>
          <table:table-cell office:value-type="float" office:value="25.8" table:style-name="ce2">
            <text:p>25.8</text:p>
          </table:table-cell>
          <table:table-cell office:value-type="float" office:value="22" table:style-name="ce1">
            <text:p>22</text:p>
          </table:table-cell>
          <table:table-cell office:value-type="float" office:value="0.47826086956521741" table:formula="of:=[.G144]/46" table:style-name="ce1">
            <text:p>0.47826087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1.40m</text:p>
          </table:table-cell>
          <table:table-cell office:value-type="float" office:value="23.9" table:style-name="ce2">
            <text:p>23.9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G145]/46" table:style-name="ce1">
            <text:p>0.41304347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43m</text:p>
          </table:table-cell>
          <table:table-cell office:value-type="float" office:value="27.5" table:style-name="ce2">
            <text:p>27.5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46]/46" table:style-name="ce1">
            <text:p>1.847826087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48m</text:p>
          </table:table-cell>
          <table:table-cell office:value-type="float" office:value="27.6" table:style-name="ce2">
            <text:p>27.6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47]/46" table:style-name="ce1">
            <text:p>1.717391304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6.1" table:style-name="ce2">
            <text:p>26.1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48]/46" table:style-name="ce1">
            <text:p>1.717391304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5.9" table:style-name="ce2">
            <text:p>25.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149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4.5" table:style-name="ce2">
            <text:p>24.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50]/46" table:style-name="ce1">
            <text:p>1.608695652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8" table:style-name="ce2">
            <text:p>26.8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51]/46" table:style-name="ce1">
            <text:p>1.586956522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52]/46" table:style-name="ce1">
            <text:p>1.543478261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.7" table:style-name="ce2">
            <text:p>24.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3]/46" table:style-name="ce1">
            <text:p>1.52173913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8m</text:p>
          </table:table-cell>
          <table:table-cell office:value-type="string" table:style-name="ce1">
            <text:p>€3.38m</text:p>
          </table:table-cell>
          <table:table-cell office:value-type="float" office:value="26.2" table:style-name="ce2">
            <text:p>26.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4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2.25m</text:p>
          </table:table-cell>
          <table:table-cell office:value-type="float" office:value="26.6" table:style-name="ce2">
            <text:p>26.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5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6.6" table:style-name="ce2">
            <text:p>26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56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5.1" table:style-name="ce2">
            <text:p>25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57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3.20m</text:p>
          </table:table-cell>
          <table:table-cell office:value-type="float" office:value="25.3" table:style-name="ce2">
            <text:p>25.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58]/46" table:style-name="ce1">
            <text:p>1.39130434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3m</text:p>
          </table:table-cell>
          <table:table-cell office:value-type="float" office:value="25" table:style-name="ce2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59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3" table:style-name="ce2">
            <text:p>26.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60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1.85m</text:p>
          </table:table-cell>
          <table:table-cell office:value-type="float" office:value="26.6" table:style-name="ce2">
            <text:p>26.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61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60k</text:p>
          </table:table-cell>
          <table:table-cell office:value-type="string" table:style-name="ce1">
            <text:p>€2.28m</text:p>
          </table:table-cell>
          <table:table-cell office:value-type="float" office:value="25.8" table:style-name="ce2">
            <text:p>25.8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62]/46" table:style-name="ce1">
            <text:p>1.217391304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6.8" table:style-name="ce2">
            <text:p>26.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63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68m</text:p>
          </table:table-cell>
          <table:table-cell office:value-type="float" office:value="27" table:style-name="ce2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64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6.7" table:style-name="ce2">
            <text:p>26.7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65]/46" table:style-name="ce1">
            <text:p>1.065217391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1" table:style-name="ce2">
            <text:p>26.1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66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2.38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67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5m</text:p>
          </table:table-cell>
          <table:table-cell office:value-type="float" office:value="27.4" table:style-name="ce2">
            <text:p>27.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68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69]/46" table:style-name="ce1">
            <text:p>0.86956521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1.88m</text:p>
          </table:table-cell>
          <table:table-cell office:value-type="float" office:value="25.1" table:style-name="ce2">
            <text:p>25.1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170]/46" table:style-name="ce1">
            <text:p>2.02173913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75m</text:p>
          </table:table-cell>
          <table:table-cell office:value-type="float" office:value="25.5" table:style-name="ce2">
            <text:p>25.5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71]/46" table:style-name="ce1">
            <text:p>1.913043478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8.5" table:style-name="ce2">
            <text:p>28.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172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€108k</text:p>
          </table:table-cell>
          <table:table-cell office:value-type="string" table:style-name="ce1">
            <text:p>€10.56m</text:p>
          </table:table-cell>
          <table:table-cell office:value-type="string" table:style-name="ce1">
            <text:p>€3.43m</text:p>
          </table:table-cell>
          <table:table-cell office:value-type="float" office:value="25.6" table:style-name="ce2">
            <text:p>25.6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73]/46" table:style-name="ce1">
            <text:p>1.73913043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8m</text:p>
          </table:table-cell>
          <table:table-cell office:value-type="float" office:value="28.2" table:style-name="ce2">
            <text:p>28.2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74]/46" table:style-name="ce1">
            <text:p>1.673913043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5k</text:p>
          </table:table-cell>
          <table:table-cell office:value-type="string" table:style-name="ce1">
            <text:p>€4.23m</text:p>
          </table:table-cell>
          <table:table-cell office:value-type="float" office:value="24.9" table:style-name="ce2">
            <text:p>24.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175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78m</text:p>
          </table:table-cell>
          <table:table-cell office:value-type="float" office:value="25.9" table:style-name="ce2">
            <text:p>25.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176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5" table:style-name="ce2">
            <text:p>26.5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77]/46" table:style-name="ce1">
            <text:p>1.565217391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6" table:style-name="ce2">
            <text:p>25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78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25m</text:p>
          </table:table-cell>
          <table:table-cell office:value-type="float" office:value="27.5" table:style-name="ce2">
            <text:p>27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79]/46" table:style-name="ce1">
            <text:p>1.45652173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5.7" table:style-name="ce2">
            <text:p>25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80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2.73m</text:p>
          </table:table-cell>
          <table:table-cell office:value-type="float" office:value="26.3" table:style-name="ce2">
            <text:p>26.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81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8m</text:p>
          </table:table-cell>
          <table:table-cell office:value-type="float" office:value="23.3" table:style-name="ce2">
            <text:p>23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82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6.3" table:style-name="ce2">
            <text:p>26.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83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4.4" table:style-name="ce2">
            <text:p>24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4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3" table:style-name="ce2">
            <text:p>25.3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85]/46" table:style-name="ce1">
            <text:p>1.195652174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5k</text:p>
          </table:table-cell>
          <table:table-cell office:value-type="string" table:style-name="ce1">
            <text:p>€1.65m</text:p>
          </table:table-cell>
          <table:table-cell office:value-type="float" office:value="24.7" table:style-name="ce2">
            <text:p>24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86]/46" table:style-name="ce1">
            <text:p>1.108695652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7" table:style-name="ce2">
            <text:p>27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87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" table:style-name="ce2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88]/46" table:style-name="ce1">
            <text:p>1.043478261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.6" table:style-name="ce2">
            <text:p>25.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89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1.58m</text:p>
          </table:table-cell>
          <table:table-cell office:value-type="float" office:value="24.8" table:style-name="ce2">
            <text:p>24.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90]/46" table:style-name="ce1">
            <text:p>1.02173913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6" table:style-name="ce2">
            <text:p>27.6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91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3" table:style-name="ce2">
            <text:p>25.3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9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2.95m</text:p>
          </table:table-cell>
          <table:table-cell office:value-type="float" office:value="24.8" table:style-name="ce2">
            <text:p>24.8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193]/46" table:style-name="ce1">
            <text:p>0.826086957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5m</text:p>
          </table:table-cell>
          <table:table-cell office:value-type="float" office:value="27.7" table:style-name="ce2">
            <text:p>27.7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94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18k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88m</text:p>
          </table:table-cell>
          <table:table-cell office:value-type="float" office:value="26" table:style-name="ce2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95]/46" table:style-name="ce1">
            <text:p>1.89130434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5.7" table:style-name="ce2">
            <text:p>25.7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96]/46" table:style-name="ce1">
            <text:p>1.847826087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5m</text:p>
          </table:table-cell>
          <table:table-cell office:value-type="float" office:value="24.1" table:style-name="ce2">
            <text:p>24.1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97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98]/46" table:style-name="ce1">
            <text:p>1.54347826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2.70m</text:p>
          </table:table-cell>
          <table:table-cell office:value-type="float" office:value="27.2" table:style-name="ce2">
            <text:p>27.2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99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0k</text:p>
          </table:table-cell>
          <table:table-cell office:value-type="string" table:style-name="ce1">
            <text:p>€3.33m</text:p>
          </table:table-cell>
          <table:table-cell office:value-type="float" office:value="25.5" table:style-name="ce2">
            <text:p>25.5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200]/46" table:style-name="ce1">
            <text:p>1.52173913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string" table:style-name="ce1">
            <text:p>€2.93m</text:p>
          </table:table-cell>
          <table:table-cell office:value-type="float" office:value="23.6" table:style-name="ce2">
            <text:p>23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1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5m</text:p>
          </table:table-cell>
          <table:table-cell office:value-type="float" office:value="27" table:style-name="ce2">
            <text:p>2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2]/46" table:style-name="ce1">
            <text:p>1.5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6.4" table:style-name="ce2">
            <text:p>26.4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03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4.8" table:style-name="ce2">
            <text:p>24.8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04]/46" table:style-name="ce1">
            <text:p>1.434782609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.7" table:style-name="ce2">
            <text:p>25.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05]/46" table:style-name="ce1">
            <text:p>1.43478260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4.9" table:style-name="ce2">
            <text:p>24.9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06]/46" table:style-name="ce1">
            <text:p>1.41304347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2.38m</text:p>
          </table:table-cell>
          <table:table-cell office:value-type="float" office:value="26.8" table:style-name="ce2">
            <text:p>26.8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7]/46" table:style-name="ce1">
            <text:p>1.347826087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€167k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€3.40m</text:p>
          </table:table-cell>
          <table:table-cell office:value-type="float" office:value="25.8" table:style-name="ce2">
            <text:p>25.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08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float" office:value="27.2" table:style-name="ce2">
            <text:p>27.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09]/46" table:style-name="ce1">
            <text:p>1.217391304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3.7" table:style-name="ce2">
            <text:p>23.7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10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11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3m</text:p>
          </table:table-cell>
          <table:table-cell office:value-type="float" office:value="25.5" table:style-name="ce2">
            <text:p>25.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2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9" table:style-name="ce2">
            <text:p>24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3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3m</text:p>
          </table:table-cell>
          <table:table-cell office:value-type="float" office:value="24.7" table:style-name="ce2">
            <text:p>24.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4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15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4.8" table:style-name="ce2">
            <text:p>24.8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16]/46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4" table:style-name="ce2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217]/46" table:style-name="ce1">
            <text:p>0.78260869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3m</text:p>
          </table:table-cell>
          <table:table-cell office:value-type="float" office:value="26.3" table:style-name="ce2">
            <text:p>26.3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G218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8m</text:p>
          </table:table-cell>
          <table:table-cell office:value-type="float" office:value="24.4" table:style-name="ce2">
            <text:p>24.4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219]/46" table:style-name="ce1">
            <text:p>1.86956521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float" office:value="26.2" table:style-name="ce2">
            <text:p>26.2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20]/46" table:style-name="ce1">
            <text:p>1.847826087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4" table:style-name="ce2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21]/46" table:style-name="ce1">
            <text:p>1.847826087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4.6" table:style-name="ce2">
            <text:p>24.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222]/46" table:style-name="ce1">
            <text:p>1.760869565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7k</text:p>
          </table:table-cell>
          <table:table-cell office:value-type="string" table:style-name="ce1">
            <text:p>€4.40m</text:p>
          </table:table-cell>
          <table:table-cell office:value-type="float" office:value="26" table:style-name="ce2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23]/46" table:style-name="ce1">
            <text:p>1.695652174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0m</text:p>
          </table:table-cell>
          <table:table-cell office:value-type="float" office:value="26.6" table:style-name="ce2">
            <text:p>26.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224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€28k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3.80m</text:p>
          </table:table-cell>
          <table:table-cell office:value-type="float" office:value="25.6" table:style-name="ce2">
            <text:p>25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5]/46" table:style-name="ce1">
            <text:p>1.5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226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20k</text:p>
          </table:table-cell>
          <table:table-cell office:value-type="string" table:style-name="ce1">
            <text:p>€2.35m</text:p>
          </table:table-cell>
          <table:table-cell office:value-type="float" office:value="25.8" table:style-name="ce2">
            <text:p>25.8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27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5.10m</text:p>
          </table:table-cell>
          <table:table-cell office:value-type="float" office:value="26.5" table:style-name="ce2">
            <text:p>26.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28]/46" table:style-name="ce1">
            <text:p>1.434782609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29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2.00m</text:p>
          </table:table-cell>
          <table:table-cell office:value-type="float" office:value="25.4" table:style-name="ce2">
            <text:p>25.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30]/46" table:style-name="ce1">
            <text:p>1.39130434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.10m</text:p>
          </table:table-cell>
          <table:table-cell office:value-type="float" office:value="27.8" table:style-name="ce2">
            <text:p>27.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3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2.10m</text:p>
          </table:table-cell>
          <table:table-cell office:value-type="float" office:value="25.5" table:style-name="ce2">
            <text:p>25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32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4" table:style-name="ce2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3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5m</text:p>
          </table:table-cell>
          <table:table-cell office:value-type="float" office:value="26.7" table:style-name="ce2">
            <text:p>26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4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7" table:style-name="ce2">
            <text:p>25.7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35]/46" table:style-name="ce1">
            <text:p>1.043478261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7" table:style-name="ce2">
            <text:p>24.7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36]/46" table:style-name="ce1">
            <text:p>1.04347826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.2" table:style-name="ce2">
            <text:p>25.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237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1.83m</text:p>
          </table:table-cell>
          <table:table-cell office:value-type="float" office:value="26.2" table:style-name="ce2">
            <text:p>26.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38]/46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7k</text:p>
          </table:table-cell>
          <table:table-cell office:value-type="string" table:style-name="ce1">
            <text:p>€1.00m</text:p>
          </table:table-cell>
          <table:table-cell office:value-type="float" office:value="24.4" table:style-name="ce2">
            <text:p>24.4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239]/46" table:style-name="ce1">
            <text:p>0.934782609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3.03m</text:p>
          </table:table-cell>
          <table:table-cell office:value-type="float" office:value="25" table:style-name="ce2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240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241]/46" table:style-name="ce1">
            <text:p>0.739130435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9m</text:p>
          </table:table-cell>
          <table:table-cell office:value-type="float" office:value="25.4" table:style-name="ce2">
            <text:p>25.4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242]/46" table:style-name="ce1">
            <text:p>2.04347826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33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.2" table:style-name="ce2">
            <text:p>25.2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43]/46" table:style-name="ce1">
            <text:p>1.934782609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13m</text:p>
          </table:table-cell>
          <table:table-cell office:value-type="float" office:value="26.4" table:style-name="ce2">
            <text:p>26.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44]/46" table:style-name="ce1">
            <text:p>1.847826087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8" table:style-name="ce2">
            <text:p>24.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45]/46" table:style-name="ce1">
            <text:p>1.826086957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8m</text:p>
          </table:table-cell>
          <table:table-cell office:value-type="float" office:value="24.5" table:style-name="ce2">
            <text:p>24.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46]/46" table:style-name="ce1">
            <text:p>1.826086957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31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247]/46" table:style-name="ce1">
            <text:p>1.565217391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.88m</text:p>
          </table:table-cell>
          <table:table-cell office:value-type="float" office:value="23.9" table:style-name="ce2">
            <text:p>23.9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248]/46" table:style-name="ce1">
            <text:p>1.543478261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620k</text:p>
          </table:table-cell>
          <table:table-cell office:value-type="string" table:style-name="ce1">
            <text:p>€2.23m</text:p>
          </table:table-cell>
          <table:table-cell office:value-type="float" office:value="26.2" table:style-name="ce2">
            <text:p>26.2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249]/46" table:style-name="ce1">
            <text:p>1.47826087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1" table:style-name="ce2">
            <text:p>26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50]/46" table:style-name="ce1">
            <text:p>1.413043478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4m</text:p>
          </table:table-cell>
          <table:table-cell office:value-type="string" table:style-name="ce1">
            <text:p>€2.20m</text:p>
          </table:table-cell>
          <table:table-cell office:value-type="float" office:value="26.7" table:style-name="ce2">
            <text:p>26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51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6" table:style-name="ce2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2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7" table:style-name="ce2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53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8" table:style-name="ce2">
            <text:p>24.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54]/46" table:style-name="ce1">
            <text:p>1.326086957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5">
            <text:p>€2.00m</text:p>
          </table:table-cell>
          <table:table-cell office:value-type="float" office:value="25.3" table:style-name="ce2">
            <text:p>25.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55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2" table:style-name="ce2">
            <text:p>26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56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9" table:style-name="ce2">
            <text:p>25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57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3.9" table:style-name="ce2">
            <text:p>23.9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58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4" table:style-name="ce2">
            <text:p>25.4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59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60]/46" table:style-name="ce1">
            <text:p>1.108695652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8m</text:p>
          </table:table-cell>
          <table:table-cell office:value-type="float" office:value="24.5" table:style-name="ce2">
            <text:p>24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1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725k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62]/46" table:style-name="ce1">
            <text:p>1.043478261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2.75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263]/46" table:style-name="ce1">
            <text:p>0.97826087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3m</text:p>
          </table:table-cell>
          <table:table-cell office:value-type="float" office:value="25" table:style-name="ce2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264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5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65]/46" table:style-name="ce1">
            <text:p>0.847826087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483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30002</meta:generator>
    <dc:title/>
    <dc:description/>
    <dc:subject/>
    <meta:initial-creator>Benjamin Quigley</meta:initial-creator>
    <dc:creator>Evie Walker</dc:creator>
    <meta:creation-date>2026-03-10T14:16:07Z</meta:creation-date>
    <dc:date>2026-04-11T15:50:33Z</dc:date>
  </office:meta>
</office:document-meta>
</file>